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Times New Roman1" svg:font-family="'Times New Roman'" style:font-family-generic="roman"/>
    <style:font-face style:name="DejaVu Sans Mono1" svg:font-family="'DejaVu Sans Mono'" style:font-family-generic="swiss"/>
    <style:font-face style:name="Verdana1" svg:font-family="Verdana"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style:style>
    <style:style style:name="P2" style:family="paragraph" style:parent-style-name="Standard">
      <style:paragraph-properties fo:text-align="justify" style:justify-single-word="false"/>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list-style-name="L38">
      <style:paragraph-properties fo:text-align="justify" style:justify-single-word="false"/>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list-style-name="L39">
      <style:paragraph-properties fo:text-align="justify" style:justify-single-word="false"/>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list-style-name="L42">
      <style:paragraph-properties fo:text-align="justify" style:justify-single-word="false"/>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text-align="justify" style:justify-single-word="false"/>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text-align="justify" style:justify-single-word="false"/>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8" style:family="paragraph" style:parent-style-name="Standard">
      <style:paragraph-properties fo:text-align="justify" style:justify-single-word="false"/>
      <style:text-properties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list-style-name="L38">
      <style:paragraph-properties fo:text-align="justify" style:justify-single-word="false"/>
      <style:text-properties fo:font-variant="normal" fo:text-transform="none" fo:color="#000000" style:text-line-through-styl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text-align="justify" style:justify-single-word="false"/>
      <style:text-properties style:font-name="Arial" fo:font-size="12pt" style:font-size-asian="10.5pt" style:font-size-complex="12pt"/>
    </style:style>
    <style:style style:name="P11" style:family="paragraph" style:parent-style-name="Standard">
      <style:paragraph-properties fo:text-align="justify" style:justify-single-word="false"/>
      <style:text-properties style:font-name="Arial" fo:font-size="16pt" fo:font-weight="bold" style:font-size-asian="14pt" style:font-weight-asian="bold" style:font-size-complex="16pt" style:font-weight-complex="bold"/>
    </style:style>
    <style:style style:name="P12" style:family="paragraph" style:parent-style-name="Standard">
      <style:paragraph-properties fo:line-height="100%" fo:text-align="justify" style:justify-single-word="false"/>
      <style:text-properties style:font-name="Arial" fo:font-size="16pt" fo:font-weight="bold" style:font-name-asian="Arial" style:font-size-asian="14pt" style:font-weight-asian="bold" style:font-name-complex="Arial" style:font-size-complex="16pt" style:font-weight-complex="bold"/>
    </style:style>
    <style:style style:name="P1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4" style:family="paragraph" style:parent-style-name="Standard">
      <style:paragraph-properties fo:line-height="100%" fo:text-align="justify" style:justify-single-word="false"/>
      <style:text-properties style:font-name="Arial" fo:font-size="11pt" fo:font-weight="normal" style:font-name-asian="Arial" style:font-size-asian="11pt" style:font-weight-asian="normal" style:font-name-complex="Arial" style:font-size-complex="11pt" style:font-weight-complex="normal"/>
    </style:style>
    <style:style style:name="P15" style:family="paragraph" style:parent-style-name="Standard">
      <style:paragraph-properties fo:line-height="100%" fo:text-align="justify" style:justify-single-word="false"/>
    </style:style>
    <style:style style:name="P16" style:family="paragraph" style:parent-style-name="Standard" style:list-style-name="L52">
      <style:paragraph-properties fo:line-height="100%" fo:text-align="justify" style:justify-single-word="false"/>
    </style:style>
    <style:style style:name="P17" style:family="paragraph" style:parent-style-name="Standard" style:list-style-name="L56">
      <style:paragraph-properties fo:line-height="100%" fo:text-align="justify" style:justify-single-word="false"/>
    </style:style>
    <style:style style:name="P18" style:family="paragraph" style:parent-style-name="Standard" style:list-style-name="L57">
      <style:paragraph-properties fo:line-height="100%" fo:text-align="justify" style:justify-single-word="false"/>
    </style:style>
    <style:style style:name="P19" style:family="paragraph" style:parent-style-name="Standard" style:list-style-name="L52">
      <style:paragraph-properties fo:text-align="justify" style:justify-single-word="false"/>
    </style:style>
    <style:style style:name="P20" style:family="paragraph" style:parent-style-name="Standard" style:list-style-name="L38">
      <style:paragraph-properties fo:text-align="justify" style:justify-single-word="false"/>
    </style:style>
    <style:style style:name="P21" style:family="paragraph" style:parent-style-name="Standard" style:list-style-name="L1">
      <style:paragraph-properties fo:margin-left="-0.026cm" fo:margin-right="0cm" fo:margin-top="0cm" fo:margin-bottom="0cm" fo:line-height="100%" fo:text-align="justify" style:justify-single-word="false" fo:text-indent="0.026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22" style:family="paragraph" style:parent-style-name="Standard" style:list-style-name="L1">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list-style-name="LS7">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4">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5">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list-style-name="LS29">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31" style:family="paragraph" style:parent-style-name="Standard" style:list-style-name="L2">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writing-mode="lr-tb"/>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font-size="11pt" style:font-size-asian="11pt" style:font-size-complex="11pt"/>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font-variant="normal" fo:text-transform="none" fo:color="#000000" style:font-name="Arial" fo:font-size="9.75pt" fo:letter-spacing="normal" fo:font-style="normal" fo:font-weight="bold" style:font-name-asian="Arial" style:font-size-asian="11pt" style:font-weight-asian="bold" style:font-name-complex="Arial" style:font-size-complex="11pt" style:font-weight-complex="bold"/>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style:style>
    <style:style style:name="P39" style:family="paragraph" style:parent-style-name="Standard" style:list-style-name="L1">
      <style:paragraph-properties fo:margin-left="0cm" fo:margin-right="0cm" fo:margin-top="0cm" fo:margin-bottom="0cm" fo:line-height="100%" fo:text-align="justify" style:justify-single-word="false" fo:text-indent="0cm" style:auto-text-indent="false" style:writing-mode="lr-tb"/>
      <style:text-properties style:font-name="Ari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41" style:family="paragraph" style:parent-style-name="Standard" style:list-style-name="L16">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42" style:family="paragraph" style:parent-style-name="Standard" style:list-style-name="LS30">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size-asian="11pt" style:font-size-complex="11pt"/>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fo:font-weight="normal" style:font-name-asian="Arial" style:font-size-asian="9.60000038146973pt" style:font-weight-asian="normal" style:font-name-complex="Arial" style:font-size-complex="11pt" style:font-weight-complex="normal"/>
    </style:style>
    <style:style style:name="P46" style:family="paragraph" style:parent-style-name="Standard" style:list-style-name="L51">
      <style:paragraph-properties fo:margin-left="0cm" fo:margin-right="0cm" fo:margin-top="0cm" fo:margin-bottom="0cm" fo:line-height="100%" fo:text-align="justify" style:justify-single-word="false" fo:text-indent="0cm" style:auto-text-indent="false" style:writing-mode="lr-tb"/>
      <style:text-properties style:font-name="Arial" fo:font-size="11pt" fo:font-weight="normal" style:font-name-asian="Arial" style:font-size-asian="9.60000038146973pt" style:font-weight-asian="normal" style:font-name-complex="Arial" style:font-size-complex="11pt" style:font-weight-complex="normal"/>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fo:background-color="#ffffff" style:font-name-asian="Arial" style:font-size-asian="11pt" style:font-name-complex="Arial" style:font-size-complex="11pt"/>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50" style:family="paragraph" style:parent-style-name="Standard" style:list-style-name="L51">
      <style:paragraph-properties fo:margin-left="0cm" fo:margin-right="0cm" fo:margin-top="0cm" fo:margin-bottom="0cm" fo:line-height="100%" fo:text-align="justify" style:justify-single-word="false" fo:text-indent="0cm" style:auto-text-indent="false" style:writing-mode="lr-tb"/>
      <style:text-properties style:font-name="Arial" fo:font-size="16pt" style:font-name-asian="Arial" style:font-size-asian="14pt" style:font-name-complex="Arial" style:font-size-complex="16pt"/>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list-style-name="LS2">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Standard" style:list-style-name="L23">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list-style-name="LS4">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list-style-name="LS5">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1pt" style:font-size-asian="11pt" style:font-size-complex="11pt"/>
    </style:style>
    <style:style style:name="P6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5" style:family="paragraph" style:parent-style-name="Standard" style:list-style-name="LS7">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6" style:family="paragraph" style:parent-style-name="Standard" style:list-style-name="L16">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7" style:family="paragraph" style:parent-style-name="Standard" style:list-style-name="LS29">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8" style:family="paragraph" style:parent-style-name="Standard" style:list-style-name="LS30">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size-asian="11pt" style:font-size-complex="11pt"/>
    </style:style>
    <style:style style:name="P70" style:family="paragraph" style:parent-style-name="Standard" style:list-style-name="LS8">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size-asian="11pt" style:font-size-complex="11pt"/>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fo:font-weight="bold" style:font-name-asian="Arial" style:font-size-asian="11pt" style:font-weight-asian="bold" style:font-name-complex="Arial" style:font-size-complex="11pt" style:font-weight-complex="bold"/>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fo:font-weight="bold" fo:background-color="#ffffff" style:font-name-asian="Arial" style:font-size-asian="11pt" style:font-weight-asian="bold" style:font-name-complex="Arial" style:font-size-complex="11pt" style:font-weight-complex="bold"/>
    </style:style>
    <style:style style:name="P7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fo:background-color="#ffffff" style:font-name-asian="Arial" style:font-size-asian="11pt" style:font-name-complex="Arial" style:font-size-complex="11pt"/>
    </style:style>
    <style:style style:name="P7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6pt" fo:font-weight="bold" style:font-size-asian="16pt" style:font-weight-asian="bold" style:font-size-complex="16pt" style:font-weight-complex="bold"/>
    </style:style>
    <style:style style:name="P7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style:style>
    <style:style style:name="P76" style:family="paragraph" style:parent-style-name="Standard" style:list-style-name="LS2">
      <style:paragraph-properties fo:margin-left="-2.501cm" fo:margin-right="0cm" fo:margin-top="0cm" fo:margin-bottom="0cm" fo:line-height="100%" fo:text-align="justify" style:justify-single-word="false" fo:text-indent="0cm" style:auto-text-indent="false"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77" style:family="paragraph" style:parent-style-name="Standard" style:list-style-name="LS2">
      <style:paragraph-properties fo:margin-left="-2.501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78" style:family="paragraph" style:parent-style-name="Standard" style:list-style-name="L3">
      <style:paragraph-properties fo:margin-left="0cm" fo:margin-right="0cm" fo:margin-top="0cm" fo:margin-bottom="0cm" fo:line-height="100%" fo:text-align="justify" style:justify-single-word="false" fo:text-indent="-0.635cm" style:auto-text-indent="false" style:writing-mode="lr-tb"/>
      <style:text-properties style:font-name="Arial" fo:font-size="11pt" fo:font-weight="normal" style:font-size-asian="11pt" style:font-weight-asian="normal" style:font-size-complex="11pt" style:font-weight-complex="normal"/>
    </style:style>
    <style:style style:name="P79"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0"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82" style:family="paragraph" style:parent-style-name="Standard">
      <style:paragraph-properties fo:margin-left="0.635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left="0.635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635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635cm" fo:margin-right="0cm" fo:margin-top="0cm" fo:margin-bottom="0cm" fo:line-height="100%" fo:text-align="justify" style:justify-single-word="false" fo:text-indent="0cm" style:auto-text-indent="false" style:writing-mode="lr-tb"/>
      <style:text-properties style:font-name="Arial" fo:font-size="11pt" style:font-size-asian="11pt" style:font-size-complex="11pt"/>
    </style:style>
    <style:style style:name="P86" style:family="paragraph" style:parent-style-name="Standard">
      <style:paragraph-properties fo:margin-top="0cm" fo:margin-bottom="0cm" fo:line-height="100%" fo:text-align="justify" style:justify-single-word="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87" style:family="paragraph" style:parent-style-name="Standard">
      <style:paragraph-properties fo:margin-top="0cm" fo:margin-bottom="0cm" fo:line-height="100%" fo:text-align="justify" style:justify-single-word="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88" style:family="paragraph" style:parent-style-name="Standard" style:list-style-name="L41">
      <style:paragraph-properties fo:margin-top="0cm" fo:margin-bottom="0cm" fo:line-height="100%" fo:text-align="justify" style:justify-single-word="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top="0cm" fo:margin-bottom="0cm" fo:text-align="justify" style:justify-single-word="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list-style-name="L59">
      <style:paragraph-properties fo:margin-top="0cm" fo:margin-bottom="0cm" fo:line-height="100%" fo:text-align="justify" style:justify-single-word="false" fo:break-before="auto" fo:break-after="auto" style:writing-mode="lr-tb"/>
      <style:text-properties fo:font-size="11pt" style:font-size-asian="11pt" style:font-size-complex="11pt"/>
    </style:style>
    <style:style style:name="P91" style:family="paragraph" style:parent-style-name="Standard">
      <style:paragraph-properties fo:margin-top="0cm" fo:margin-bottom="0cm" fo:line-height="100%" fo:text-align="justify" style:justify-single-word="false" fo:break-before="auto" fo:break-after="auto" style:writing-mode="lr-tb"/>
      <style:text-properties style:font-name="Arial" fo:font-size="16pt" fo:font-weight="bold" style:font-size-asian="16pt" style:font-weight-asian="bold" style:font-size-complex="16pt" style:font-weight-complex="bold"/>
    </style:style>
    <style:style style:name="P92" style:family="paragraph" style:parent-style-name="Standard">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3" style:family="paragraph" style:parent-style-name="Standard" style:list-style-name="L11">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4" style:family="paragraph" style:parent-style-name="Standard" style:list-style-name="L19">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5" style:family="paragraph" style:parent-style-name="Standard" style:list-style-name="L22">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6" style:family="paragraph" style:parent-style-name="Standard" style:list-style-name="L18">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7" style:family="paragraph" style:parent-style-name="Standard" style:list-style-name="L39">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8" style:family="paragraph" style:parent-style-name="Standard" style:list-style-name="L40">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9" style:family="paragraph" style:parent-style-name="Standard">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0" style:family="paragraph" style:parent-style-name="Standard" style:list-style-name="LS6">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1" style:family="paragraph" style:parent-style-name="Standard" style:list-style-name="LS21">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2" style:family="paragraph" style:parent-style-name="Standard" style:list-style-name="LS22">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3" style:family="paragraph" style:parent-style-name="Standard" style:list-style-name="LS23">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4" style:family="paragraph" style:parent-style-name="Standard" style:list-style-name="LS24">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5" style:family="paragraph" style:parent-style-name="Standard" style:list-style-name="LS25">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6" style:family="paragraph" style:parent-style-name="Standard" style:list-style-name="LS26">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7" style:family="paragraph" style:parent-style-name="Standard" style:list-style-name="LS27">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8" style:family="paragraph" style:parent-style-name="Standard" style:list-style-name="LS28">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9" style:family="paragraph" style:parent-style-name="Standard" style:list-style-name="LS10">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0" style:family="paragraph" style:parent-style-name="Standard">
      <style:paragraph-properties fo:margin-top="0cm" fo:margin-bottom="0cm" fo:line-height="100%" fo:text-align="justify" style:justify-single-word="false" fo:break-before="auto" fo:break-after="auto" style:writing-mode="lr-tb"/>
      <style:text-properties style:font-name="Arial" fo:font-size="11pt" style:font-name-asian="Arial" style:font-size-asian="9.60000038146973pt" style:font-name-complex="Arial" style:font-size-complex="11pt"/>
    </style:style>
    <style:style style:name="P111" style:family="paragraph" style:parent-style-name="Standard">
      <style:paragraph-properties fo:margin-top="0cm" fo:margin-bottom="0cm" fo:line-height="100%" fo:text-align="justify" style:justify-single-word="false" fo:break-before="auto" fo:break-after="auto" style:writing-mode="lr-tb"/>
      <style:text-properties style:font-name="Arial" fo:font-size="11pt" style:font-size-asian="11pt" style:font-size-complex="11pt"/>
    </style:style>
    <style:style style:name="P112" style:family="paragraph" style:parent-style-name="Standard" style:list-style-name="L39">
      <style:paragraph-properties fo:margin-top="0cm" fo:margin-bottom="0cm" fo:line-height="100%" fo:text-align="justify" style:justify-single-word="false" fo:break-before="auto" fo:break-after="auto" style:writing-mode="lr-tb"/>
      <style:text-properties style:font-name="Arial" fo:font-size="11pt" style:font-size-asian="11pt" style:font-size-complex="11pt"/>
    </style:style>
    <style:style style:name="P113" style:family="paragraph" style:parent-style-name="Standard">
      <style:paragraph-properties fo:margin-top="0cm" fo:margin-bottom="0cm" fo:text-align="justify" style:justify-single-word="false" fo:break-before="auto" fo:break-after="auto" style:writing-mode="lr-tb"/>
      <style:text-properties style:font-name="Arial" fo:font-size="11pt" style:font-size-asian="11pt" style:font-size-complex="11pt"/>
    </style:style>
    <style:style style:name="P114" style:family="paragraph" style:parent-style-name="Standard">
      <style:paragraph-properties fo:margin-top="0cm" fo:margin-bottom="0cm" fo:text-align="justify" style:justify-single-word="false" fo:break-before="auto" fo:break-after="auto" style:writing-mode="lr-tb"/>
      <style:text-properties style:font-name="Arial" fo:font-size="11pt" fo:font-weight="normal" style:font-size-asian="11pt" style:font-weight-asian="normal" style:font-size-complex="11pt" style:font-weight-complex="normal"/>
    </style:style>
    <style:style style:name="P115" style:family="paragraph" style:parent-style-name="Standard">
      <style:paragraph-properties fo:margin-top="0cm" fo:margin-bottom="0cm" fo:line-height="100%" fo:text-align="justify" style:justify-single-word="false" fo:break-before="auto" fo:break-after="auto" style:writing-mode="lr-tb"/>
      <style:text-properties style:font-name="Arial" style:font-name-asian="Arial" style:font-name-complex="Arial"/>
    </style:style>
    <style:style style:name="P116" style:family="paragraph" style:parent-style-name="Standard">
      <style:paragraph-properties fo:margin-top="0cm" fo:margin-bottom="0cm" fo:line-height="100%" fo:text-align="justify" style:justify-single-word="false" fo:break-before="auto" fo:break-after="auto" style:writing-mode="lr-tb"/>
      <style:text-properties style:font-name="Arial"/>
    </style:style>
    <style:style style:name="P117" style:family="paragraph" style:parent-style-name="Standard">
      <style:paragraph-properties fo:margin-top="0cm" fo:margin-bottom="0cm" fo:line-height="100%" fo:text-align="justify" style:justify-single-word="false" style:writing-mode="lr-tb"/>
      <style:text-properties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18" style:family="paragraph" style:parent-style-name="Standard">
      <style:paragraph-properties fo:margin-top="0cm" fo:margin-bottom="0cm" fo:line-height="100%" fo:text-align="justify"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9" style:family="paragraph" style:parent-style-name="Standard" style:list-style-name="L39">
      <style:paragraph-properties fo:margin-top="0cm" fo:margin-bottom="0cm" fo:line-height="100%" fo:text-align="justify"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0" style:family="paragraph" style:parent-style-name="Standard">
      <style:paragraph-properties fo:margin-top="0cm" fo:margin-bottom="0cm" fo:text-align="justify"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1" style:family="paragraph" style:parent-style-name="Standard">
      <style:paragraph-properties fo:margin-top="0cm" fo:margin-bottom="0cm" fo:line-height="100%" fo:text-align="justify" style:justify-single-word="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2" style:family="paragraph" style:parent-style-name="Standard">
      <style:paragraph-properties fo:margin-top="0cm" fo:margin-bottom="0cm" fo:text-align="justify" style:justify-single-word="false" style:writing-mode="lr-tb"/>
      <style:text-properties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P123" style:family="paragraph" style:parent-style-name="Standard">
      <style:paragraph-properties fo:margin-top="0cm" fo:margin-bottom="0cm" fo:text-align="justify" style:justify-single-word="false" style:writing-mode="lr-tb"/>
      <style:text-properties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9">
      <style:paragraph-properties fo:margin-top="0cm" fo:margin-bottom="0cm" fo:line-height="100%" fo:text-align="justify" style:justify-single-word="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125" style:family="paragraph" style:parent-style-name="Standard" style:list-style-name="L10">
      <style:paragraph-properties fo:margin-top="0cm" fo:margin-bottom="0cm" fo:line-height="100%" fo:text-align="justify" style:justify-single-word="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126" style:family="paragraph" style:parent-style-name="Standard">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27" style:family="paragraph" style:parent-style-name="Standard" style:list-style-name="L4">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28" style:family="paragraph" style:parent-style-name="Standard" style:list-style-name="L22">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29" style:family="paragraph" style:parent-style-name="Standard" style:list-style-name="L18">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30" style:family="paragraph" style:parent-style-name="Standard" style:list-style-name="L40">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31" style:family="paragraph" style:parent-style-name="Standard">
      <style:paragraph-properties fo:margin-top="0cm" fo:margin-bottom="0cm" fo:line-height="100%" fo:text-align="justify" style:justify-single-word="false" style:writing-mode="lr-tb"/>
      <style:text-properties style:font-name="Arial" fo:font-size="11pt" style:font-name-asian="Arial" style:font-size-asian="9.60000038146973pt" style:font-name-complex="Arial" style:font-size-complex="11pt"/>
    </style:style>
    <style:style style:name="P132" style:family="paragraph" style:parent-style-name="Standard">
      <style:paragraph-properties fo:margin-top="0cm" fo:margin-bottom="0cm" fo:line-height="100%" fo:text-align="justify" style:justify-single-word="false" style:writing-mode="lr-tb"/>
      <style:text-properties style:font-name="Arial" fo:font-size="11pt" fo:font-weight="normal" style:font-size-asian="11pt" style:font-weight-asian="normal" style:font-size-complex="11pt" style:font-weight-complex="normal"/>
    </style:style>
    <style:style style:name="P133" style:family="paragraph" style:parent-style-name="Standard">
      <style:paragraph-properties fo:margin-top="0cm" fo:margin-bottom="0cm" fo:text-align="justify" style:justify-single-word="false" style:writing-mode="lr-tb"/>
      <style:text-properties style:font-name="Arial" fo:font-size="11pt" fo:font-weight="normal" style:font-size-asian="11pt" style:font-weight-asian="normal" style:font-size-complex="11pt" style:font-weight-complex="normal"/>
    </style:style>
    <style:style style:name="P134" style:family="paragraph" style:parent-style-name="Standard">
      <style:paragraph-properties fo:margin-top="0cm" fo:margin-bottom="0cm" fo:line-height="100%"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35" style:family="paragraph" style:parent-style-name="Standard" style:list-style-name="L13">
      <style:paragraph-properties fo:margin-top="0cm" fo:margin-bottom="0cm" fo:line-height="100%"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36" style:family="paragraph" style:parent-style-name="Standard" style:list-style-name="L59">
      <style:paragraph-properties fo:margin-top="0cm" fo:margin-bottom="0cm" fo:line-height="100%"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37" style:family="paragraph" style:parent-style-name="Standard" style:list-style-name="L60">
      <style:paragraph-properties fo:margin-top="0cm" fo:margin-bottom="0cm" fo:line-height="100%"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38" style:family="paragraph" style:parent-style-name="Standard">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39" style:family="paragraph" style:parent-style-name="Standard" style:list-style-name="LS28">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0" style:family="paragraph" style:parent-style-name="Standard" style:list-style-name="L25">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1" style:family="paragraph" style:parent-style-name="Standard" style:list-style-name="L12">
      <style:paragraph-properties fo:margin-top="0cm" fo:margin-bottom="0cm" fo:line-height="100%" fo:text-align="justify" style:justify-single-word="false" style:writing-mode="lr-tb"/>
      <style:text-properties style:font-name="Arial" fo:font-size="11pt" style:font-size-asian="11pt" style:font-size-complex="11pt"/>
    </style:style>
    <style:style style:name="P142" style:family="paragraph" style:parent-style-name="Standard" style:list-style-name="L17">
      <style:paragraph-properties fo:margin-top="0cm" fo:margin-bottom="0cm" fo:line-height="100%" fo:text-align="justify" style:justify-single-word="false" style:writing-mode="lr-tb"/>
      <style:text-properties style:font-name="Arial" fo:font-size="11pt" style:font-size-asian="11pt" style:font-size-complex="11pt"/>
    </style:style>
    <style:style style:name="P143" style:family="paragraph" style:parent-style-name="Standard">
      <style:paragraph-properties fo:margin-top="0cm" fo:margin-bottom="0cm" fo:line-height="100%" fo:text-align="justify" style:justify-single-word="false" style:writing-mode="lr-tb"/>
      <style:text-properties style:font-name="Arial" fo:font-size="16pt" fo:font-weight="bold" style:font-size-asian="16pt" style:font-weight-asian="bold" style:font-size-complex="16pt" style:font-weight-complex="bold"/>
    </style:style>
    <style:style style:name="P144" style:family="paragraph" style:parent-style-name="Standard">
      <style:paragraph-properties fo:margin-top="0cm" fo:margin-bottom="0cm" fo:text-align="justify" style:justify-single-word="false" style:writing-mode="lr-tb"/>
      <style:text-properties style:font-name="Arial" fo:font-size="12pt" fo:font-weight="normal" style:font-name-asian="Arial" style:font-size-asian="10.5pt" style:font-weight-asian="normal" style:font-name-complex="Arial" style:font-size-complex="12pt" style:font-weight-complex="normal"/>
    </style:style>
    <style:style style:name="P145" style:family="paragraph" style:parent-style-name="Standard">
      <style:paragraph-properties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46" style:family="paragraph" style:parent-style-name="Standard">
      <style:paragraph-properties fo:text-align="justify" style:justify-single-word="false" fo:break-before="auto" fo:break-after="auto"/>
      <style:text-properties style:font-name="Arial" fo:font-size="11pt" fo:font-weight="normal" style:font-size-asian="11pt" style:font-weight-asian="normal" style:font-size-complex="11pt" style:font-weight-complex="normal"/>
    </style:style>
    <style:style style:name="P147" style:family="paragraph" style:parent-style-name="Standard">
      <style:paragraph-properties fo:margin-left="1.251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148" style:family="paragraph" style:parent-style-name="Standard">
      <style:paragraph-properties fo:margin-left="1.251cm" fo:margin-right="0cm" fo:margin-top="0cm" fo:margin-bottom="0cm" fo:line-height="100%" fo:text-align="justify"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149" style:family="paragraph" style:parent-style-name="Standard">
      <style:paragraph-properties fo:margin-left="1.251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50" style:family="paragraph" style:parent-style-name="Standard">
      <style:paragraph-properties fo:text-align="justify" style:justify-single-word="false" style:writing-mode="lr-tb"/>
      <style:text-properties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1" style:family="paragraph" style:parent-style-name="Standard" style:list-style-name="L52">
      <style:paragraph-properties fo:margin-left="2.501cm" fo:margin-right="0cm" fo:margin-top="0cm" fo:margin-bottom="0cm" fo:text-align="justify" style:justify-single-word="false" fo:text-indent="-0.635cm" style:auto-text-indent="false"/>
      <style:text-properties style:font-name="Arial" fo:font-size="11pt" style:font-size-asian="11pt" style:font-size-complex="11pt"/>
    </style:style>
    <style:style style:name="P152" style:family="paragraph" style:parent-style-name="Standard" style:list-style-name="L52">
      <style:paragraph-properties fo:margin-left="2.501cm" fo:margin-right="0cm" fo:margin-top="0cm" fo:margin-bottom="0.494cm" fo:line-height="100%" fo:text-align="justify" style:justify-single-word="false" fo:text-indent="-0.635cm" style:auto-text-indent="false"/>
    </style:style>
    <style:style style:name="P153" style:family="paragraph" style:parent-style-name="Text_20_body">
      <style:paragraph-properties fo:margin-left="0cm" fo:margin-right="0cm" fo:margin-top="0cm" fo:margin-bottom="0cm" fo:text-align="justify" style:justify-single-word="false" fo:text-indent="0cm" style:auto-text-indent="false" style:writing-mode="lr-tb"/>
      <style:text-properties style:font-name="Arial" fo:font-size="11pt" style:font-size-asian="11pt" style:font-size-complex="11pt"/>
    </style:style>
    <style:style style:name="P154" style:family="paragraph" style:parent-style-name="Text_20_body" style:list-style-name="L50">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155" style:family="paragraph" style:parent-style-name="Text_20_body">
      <style:paragraph-properties fo:text-align="justify" style:justify-single-word="false"/>
      <style:text-properties style:font-name="Arial" fo:font-size="11pt" style:font-size-asian="11pt" style:font-size-complex="11pt"/>
    </style:style>
    <style:style style:name="P156" style:family="paragraph" style:parent-style-name="Text_20_body" style:list-style-name="L46">
      <style:paragraph-properties fo:text-align="justify" style:justify-single-word="false"/>
      <style:text-properties style:font-name="Arial" fo:font-size="11pt" style:font-size-asian="11pt" style:font-size-complex="11pt"/>
    </style:style>
    <style:style style:name="P157" style:family="paragraph" style:parent-style-name="Text_20_body" style:list-style-name="L46">
      <style:paragraph-properties fo:text-align="justify" style:justify-single-word="false"/>
      <style:text-properties style:font-name="Arial" fo:font-size="11pt" fo:language="en" fo:country="US" style:font-size-asian="11pt" style:font-size-complex="11pt"/>
    </style:style>
    <style:style style:name="P158" style:family="paragraph" style:parent-style-name="Text_20_body" style:list-style-name="L46">
      <style:paragraph-properties fo:text-align="justify" style:justify-single-word="false"/>
      <style:text-properties style:font-name="Arial"/>
    </style:style>
    <style:style style:name="P159" style:family="paragraph" style:parent-style-name="Text_20_body">
      <style:paragraph-properties fo:text-align="justify" style:justify-single-word="false" style:writing-mode="lr-tb"/>
      <style:text-properties style:font-name="Arial" fo:font-size="11pt" fo:language="en" fo:country="US" style:font-size-asian="11pt" style:font-size-complex="11pt"/>
    </style:style>
    <style:style style:name="P160" style:family="paragraph" style:parent-style-name="Text_20_body">
      <style:paragraph-properties fo:text-align="justify" style:justify-single-word="false" style:writing-mode="lr-tb"/>
      <style:text-properties style:font-name="Arial" fo:font-size="11pt" style:font-size-asian="11pt" style:font-size-complex="11pt"/>
    </style:style>
    <style:style style:name="P161" style:family="paragraph" style:parent-style-name="Text_20_body" style:list-style-name="L43">
      <style:paragraph-properties fo:text-align="justify" style:justify-single-word="false" style:writing-mode="lr-tb"/>
      <style:text-properties style:font-name="Arial" fo:font-size="11pt" style:font-size-asian="11pt" style:font-size-complex="11pt"/>
    </style:style>
    <style:style style:name="P162" style:family="paragraph" style:parent-style-name="Text_20_body" style:list-style-name="L44">
      <style:paragraph-properties fo:text-align="justify" style:justify-single-word="false" style:writing-mode="lr-tb"/>
      <style:text-properties style:font-name="Arial" fo:font-size="11pt" style:font-size-asian="11pt" style:font-size-complex="11pt"/>
    </style:style>
    <style:style style:name="P163" style:family="paragraph" style:parent-style-name="Text_20_body" style:list-style-name="L45">
      <style:paragraph-properties fo:text-align="justify" style:justify-single-word="false" style:writing-mode="lr-tb"/>
      <style:text-properties style:font-name="Arial" fo:font-size="11pt" style:font-size-asian="11pt" style:font-size-complex="11pt"/>
    </style:style>
    <style:style style:name="P164" style:family="paragraph" style:parent-style-name="Text_20_body">
      <style:paragraph-properties fo:text-align="justify" style:justify-single-word="false" style:writing-mode="lr-tb"/>
      <style:text-properties style:font-name="Arial" fo:font-size="11pt" fo:font-weight="bold" style:font-size-asian="11pt" style:font-size-complex="11pt"/>
    </style:style>
    <style:style style:name="P165" style:family="paragraph" style:parent-style-name="Text_20_body" style:list-style-name="L43">
      <style:paragraph-properties fo:margin-top="0cm" fo:margin-bottom="0cm" fo:text-align="justify" style:justify-single-word="false" style:writing-mode="lr-tb"/>
      <style:text-properties style:font-name="Arial" fo:font-size="11pt" style:font-size-asian="11pt" style:font-size-complex="11pt"/>
    </style:style>
    <style:style style:name="P166" style:family="paragraph" style:parent-style-name="Text_20_body" style:list-style-name="L44">
      <style:paragraph-properties fo:margin-top="0cm" fo:margin-bottom="0cm" fo:text-align="justify" style:justify-single-word="false" style:writing-mode="lr-tb"/>
      <style:text-properties style:font-name="Arial" fo:font-size="11pt" style:font-size-asian="11pt" style:font-size-complex="11pt"/>
    </style:style>
    <style:style style:name="P167" style:family="paragraph" style:parent-style-name="Text_20_body" style:list-style-name="L45">
      <style:paragraph-properties fo:margin-top="0cm" fo:margin-bottom="0cm" fo:text-align="justify" style:justify-single-word="false" style:writing-mode="lr-tb"/>
      <style:text-properties style:font-name="Arial" fo:font-size="11pt" style:font-size-asian="11pt" style:font-size-complex="11pt"/>
    </style:style>
    <style:style style:name="P168" style:family="paragraph" style:parent-style-name="Text_20_body" style:list-style-name="L50">
      <style:paragraph-properties fo:margin-top="0cm" fo:margin-bottom="0cm" fo:text-align="justify" style:justify-single-word="false" style:writing-mode="lr-tb"/>
      <style:text-properties style:font-name="Arial" fo:font-size="11pt" style:font-size-asian="11pt" style:font-size-complex="11pt"/>
    </style:style>
    <style:style style:name="P169" style:family="paragraph" style:parent-style-name="Text_20_body">
      <style:paragraph-properties fo:margin-top="0cm" fo:margin-bottom="0cm" fo:text-align="justify" style:justify-single-word="false" style:writing-mode="lr-tb"/>
      <style:text-properties style:font-name="Arial" fo:font-size="11pt" fo:font-weight="bold" style:font-size-asian="11pt" style:font-size-complex="11pt"/>
    </style:style>
    <style:style style:name="P170" style:family="paragraph" style:parent-style-name="Text_20_body">
      <style:paragraph-properties fo:margin-top="0cm" fo:margin-bottom="0cm" fo:text-align="justify" style:justify-single-word="false" style:writing-mode="lr-tb"/>
      <style:text-properties style:font-name="Arial" fo:font-size="16pt" fo:font-weight="bold" style:font-name-asian="Arial" style:font-size-asian="16pt" style:font-weight-asian="normal" style:font-name-complex="Arial" style:font-size-complex="16pt" style:font-weight-complex="normal"/>
    </style:style>
    <style:style style:name="P171" style:family="paragraph" style:parent-style-name="Text_20_body" style:list-style-name="L46">
      <style:paragraph-properties fo:margin-top="0cm" fo:margin-bottom="0cm" fo:text-align="justify" style:justify-single-word="false"/>
      <style:text-properties style:font-name="Arial" fo:font-size="11pt" fo:language="en" fo:country="US" style:font-size-asian="11pt" style:font-size-complex="11pt"/>
    </style:style>
    <style:style style:name="P172" style:family="paragraph" style:parent-style-name="Text_20_body" style:list-style-name="L47">
      <style:paragraph-properties fo:margin-left="2.501cm" fo:margin-right="0cm" fo:margin-top="0cm" fo:margin-bottom="0cm" fo:text-align="justify" style:justify-single-word="false" fo:text-indent="-0.635cm" style:auto-text-indent="false" style:writing-mode="lr-tb"/>
      <style:text-properties style:font-name="Arial" fo:font-size="11pt" style:font-size-asian="11pt" style:font-size-complex="11pt"/>
    </style:style>
    <style:style style:name="P173" style:family="paragraph" style:parent-style-name="Text_20_body" style:list-style-name="L48">
      <style:paragraph-properties fo:margin-left="2.501cm" fo:margin-right="0cm" fo:margin-top="0cm" fo:margin-bottom="0cm" fo:text-align="justify" style:justify-single-word="false" fo:text-indent="-0.635cm" style:auto-text-indent="false" style:writing-mode="lr-tb"/>
      <style:text-properties style:font-name="Arial" fo:font-size="11pt" style:font-size-asian="11pt" style:font-size-complex="11pt"/>
    </style:style>
    <style:style style:name="P174" style:family="paragraph" style:parent-style-name="Text_20_body" style:list-style-name="L49">
      <style:paragraph-properties fo:margin-left="2.501cm" fo:margin-right="0cm" fo:margin-top="0cm" fo:margin-bottom="0cm" fo:text-align="justify" style:justify-single-word="false" fo:text-indent="-0.635cm" style:auto-text-indent="false" style:writing-mode="lr-tb"/>
      <style:text-properties style:font-name="Arial" fo:font-size="11pt" style:font-size-asian="11pt" style:font-size-complex="11pt"/>
    </style:style>
    <style:style style:name="P175" style:family="paragraph" style:parent-style-name="Text_20_body" style:list-style-name="L47">
      <style:paragraph-properties fo:margin-left="2.501cm" fo:margin-right="0cm" fo:text-align="justify" style:justify-single-word="false" fo:text-indent="-0.635cm" style:auto-text-indent="false" style:writing-mode="lr-tb"/>
      <style:text-properties style:font-name="Arial" fo:font-size="11pt" style:font-size-asian="11pt" style:font-size-complex="11pt"/>
    </style:style>
    <style:style style:name="P176" style:family="paragraph" style:parent-style-name="Text_20_body" style:list-style-name="L49">
      <style:paragraph-properties fo:margin-left="2.501cm" fo:margin-right="0cm" fo:text-align="justify" style:justify-single-word="false" fo:text-indent="-0.635cm" style:auto-text-indent="false" style:writing-mode="lr-tb"/>
      <style:text-properties style:font-name="Arial" fo:font-size="11pt" fo:language="en" fo:country="US" style:font-size-asian="11pt" style:font-size-complex="11pt"/>
    </style:style>
    <style:style style:name="P177" style:family="paragraph" style:parent-style-name="Text_20_body" style:list-style-name="L48">
      <style:paragraph-properties fo:margin-left="2.501cm" fo:margin-right="0cm" fo:text-align="justify" style:justify-single-word="false" fo:text-indent="-0.635cm" style:auto-text-indent="false"/>
      <style:text-properties style:font-name="Arial" fo:font-size="11pt" style:font-size-asian="11pt" style:font-size-complex="11pt"/>
    </style:style>
    <style:style style:name="P178" style:family="paragraph" style:parent-style-name="Preformatted_20_Text">
      <style:paragraph-properties fo:margin-left="0cm" fo:margin-right="0cm" fo:margin-top="0cm" fo:margin-bottom="0cm" fo:line-height="100%" fo:text-align="justify" style:justify-single-word="false" fo:orphans="2" fo:widows="2"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9"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style:font-name="Arial" fo:letter-spacing="normal" fo:font-style="normal" fo:font-weight="normal"/>
    </style:style>
    <style:style style:name="P180" style:family="paragraph" style:parent-style-name="Preformatted_20_Text">
      <style:paragraph-properties fo:text-align="justify" style:justify-single-word="false" fo:orphans="2" fo:widows="2"/>
      <style:text-properties fo:font-variant="normal" fo:text-transform="none" fo:color="#000000" style:font-name="Arial" fo:letter-spacing="normal" fo:font-style="normal" fo:font-weight="normal"/>
    </style:style>
    <style:style style:name="P181" style:family="paragraph" style:parent-style-name="Preformatted_20_Text">
      <style:paragraph-properties fo:text-align="justify" style:justify-single-word="false" fo:orphans="2" fo:widows="2"/>
      <style:text-properties fo:font-variant="normal" fo:text-transform="none" fo:color="#000000" style:font-name="Arial" fo:letter-spacing="normal"/>
    </style:style>
    <style:style style:name="T1" style:family="text">
      <style:text-properties style:text-line-through-style="none" fo:font-style="normal" style:text-underline-style="none" style:font-name-asian="Arial" style:font-style-asian="normal" style:font-name-complex="Arial" style:font-style-complex="normal"/>
    </style:style>
    <style:style style:name="T2" style:family="text">
      <style:text-properties style:text-line-through-style="none" fo:font-style="normal" style:text-underline-style="none" fo:font-weight="bold" style:font-name-asian="Arial" style:font-style-asian="normal" style:font-weight-asian="bold" style:font-name-complex="Arial" style:font-style-complex="normal" style:font-weight-complex="bold"/>
    </style:style>
    <style:style style:name="T3"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4" style:family="text">
      <style:text-properties style:text-line-through-style="none"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style:text-line-through-style="none"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style:text-line-through-style="none" fo:font-size="16pt" fo:font-style="normal" style:text-underline-style="none" fo:font-weight="bold" style:font-name-asian="Arial" style:font-size-asian="14pt" style:font-style-asian="normal" style:font-weight-asian="bold" style:font-name-complex="Arial" style:font-size-complex="16pt" style:font-style-complex="normal" style:font-weight-complex="bold"/>
    </style:style>
    <style:style style:name="T7" style:family="text">
      <style:text-properties style:text-line-through-style="none" fo:font-style="italic" style:text-underline-style="none" style:font-name-asian="Arial" style:font-style-asian="italic" style:font-name-complex="Arial" style:font-style-complex="italic"/>
    </style:style>
    <style:style style:name="T8"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style:font-name="Arial" style:font-name-asian="Arial" style:font-name-complex="Arial"/>
    </style:style>
    <style:style style:name="T10" style:family="text">
      <style:text-properties fo:font-variant="normal" fo:text-transform="none" fo:color="#000000" fo:letter-spacing="normal"/>
    </style:style>
    <style:style style:name="T11" style:family="text">
      <style:text-properties fo:font-variant="normal" fo:text-transform="none" fo:color="#000000"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fo:letter-spacing="normal" fo:font-style="normal" style:text-underline-style="none" style:font-style-asian="normal" style:font-style-complex="normal"/>
    </style:style>
    <style:style style:name="T13" style:family="text">
      <style:text-properties fo:font-variant="normal" fo:text-transform="none" fo:color="#000000" style:text-line-through-style="none" fo:letter-spacing="normal" fo:font-style="normal" style:text-underline-style="none" fo:font-weight="bold" style:font-style-asian="normal" style:font-weight-asian="bold" style:font-style-complex="normal" style:font-weight-complex="bold"/>
    </style:style>
    <style:style style:name="T14" style:family="text">
      <style:text-properties fo:font-variant="normal" fo:text-transform="none" fo:color="#000000" style:text-line-through-styl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6" style:family="text">
      <style:text-properties fo:font-variant="normal" fo:text-transform="none" fo:color="#000000" style:text-line-through-style="none"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7" style:family="text">
      <style:text-properties fo:font-variant="normal" fo:text-transform="none" fo:color="#000000" style:text-line-through-style="none" style:font-name="Arial" fo:font-size="11pt" fo:letter-spacing="normal"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8" style:family="text">
      <style:text-properties fo:font-variant="normal" fo:text-transform="none" fo:color="#000000" style:text-line-through-style="none" style:font-name="Arial" fo:font-size="11pt" fo:letter-spacing="normal"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font-name="Arial" fo:font-size="11pt" fo:letter-spacing="normal" fo:language="en" fo:country="US"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0" style:family="text">
      <style:text-properties fo:font-variant="normal" fo:text-transform="none" fo:color="#000000" style:text-line-through-style="none" style:font-name="Arial" fo:letter-spacing="normal" fo:font-style="normal" style:text-underline-style="none" style:font-style-asian="normal" style:font-style-complex="normal"/>
    </style:style>
    <style:style style:name="T21" style:family="text">
      <style:text-properties fo:font-variant="normal" fo:text-transform="none" fo:color="#0b0080" style:text-line-through-style="none" style:font-name="Arial" fo:font-size="11pt" fo:letter-spacing="normal" fo:font-style="normal" style:text-underline-style="none" fo:font-weight="normal" style:text-blinking="false" fo:background-color="#ffffff"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style:font-name-asian="Arial" style:font-weight-asian="normal" style:font-name-complex="Arial" style:font-weight-complex="normal"/>
    </style:style>
    <style:style style:name="T24"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25" style:family="text">
      <style:text-properties fo:color="#1155cc" style:font-name="Arial" style:text-underline-style="solid" style:text-underline-width="auto" style:text-underline-color="font-color"/>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fo:background-color="#ffffff"/>
    </style:style>
    <style:style style:name="T29" style:family="text">
      <style:text-properties fo:font-weight="bold" fo:background-color="#ffffff" style:font-name-asian="Arial" style:font-weight-asian="bold" style:font-name-complex="Arial" style:font-weight-complex="bold"/>
    </style:style>
    <style:style style:name="T30" style:family="text">
      <style:text-properties fo:font-weight="bold" style:font-name-asian="Arial" style:font-weight-asian="bold" style:font-name-complex="Arial" style:font-weight-complex="bold"/>
    </style:style>
    <style:style style:name="T31" style:family="text">
      <style:text-properties fo:font-style="normal" fo:font-weight="normal"/>
    </style:style>
    <style:style style:name="T32" style:family="text">
      <style:text-properties fo:language="en" fo:country="US"/>
    </style:style>
    <style:style style:name="T33" style:family="text">
      <style:text-properties fo:language="en" fo:country="US" fo:font-weight="bold"/>
    </style:style>
    <style:style style:name="T34" style:family="text">
      <style:text-properties fo:language="en" fo:country="US" fo:font-weight="normal" style:font-weight-asian="normal" style:font-weight-complex="normal"/>
    </style:style>
    <style:style style:name="T35" style:family="text">
      <style:text-properties fo:language="en" fo:country="US" style:text-underline-style="solid" style:text-underline-width="auto" style:text-underline-color="font-color"/>
    </style:style>
    <style:style style:name="T36" style:family="text">
      <style:text-properties fo:font-size="16pt" fo:language="en" fo:country="US" fo:font-weight="bold" style:font-size-asian="16pt" style:font-size-complex="16pt"/>
    </style:style>
    <style:style style:name="T37" style:family="text">
      <style:text-properties fo:font-size="16pt" fo:font-weight="bold" style:font-size-asian="16pt" style:font-size-complex="16pt"/>
    </style:style>
    <style:style style:name="T38" style:family="text">
      <style:text-properties fo:background-color="#ffffff"/>
    </style:style>
    <style:style style:name="T39" style:family="text">
      <style:text-properties fo:background-color="#ffffff" style:font-name-asian="Arial" style:font-name-complex="Arial"/>
    </style:style>
    <style:style style:name="T40" style:family="text">
      <style:text-properties style:font-name-asian="Arial" style:font-name-complex="Arial"/>
    </style:style>
    <style:style style:name="T41" style:family="text">
      <style:text-properties style:text-underline-style="solid" style:text-underline-width="auto" style:text-underline-color="font-color" style:font-name-asian="Arial" style:font-name-complex="Arial"/>
    </style:style>
    <style:style style:name="T42" style:family="text">
      <style:text-properties fo:font-size="11pt" fo:font-weight="bold" fo:background-color="#ffffff" style:font-name-asian="Arial" style:font-size-asian="11pt" style:font-weight-asian="bold" style:font-name-complex="Arial" style:font-size-complex="11pt" style:font-weight-complex="bold"/>
    </style:style>
    <style:style style:name="T43" style:family="text">
      <style:text-properties fo:font-size="11pt" fo:background-color="#ffffff" style:font-name-asian="Arial" style:font-size-asian="11pt" style:font-name-complex="Arial" style:font-size-complex="11pt"/>
    </style:style>
    <style:style style:name="T44" style:family="text">
      <style:text-properties fo:font-size="11pt" fo:font-style="italic" fo:background-color="#ffffff" style:font-name-asian="Arial" style:font-size-asian="11pt" style:font-style-asian="italic" style:font-name-complex="Arial" style:font-size-complex="11pt" style:font-style-complex="italic"/>
    </style:style>
    <style:style style:name="T45" style:family="text">
      <style:text-properties fo:font-size="11pt" fo:language="en" fo:country="US" style:font-size-asian="11pt" style:font-size-complex="11pt"/>
    </style:style>
    <style:style style:name="T46" style:family="text">
      <style:text-properties fo:font-size="11pt" fo:language="en" fo:country="US" fo:font-weight="bold" style:font-size-asian="11pt" style:font-size-complex="11pt"/>
    </style:style>
    <style:style style:name="T47" style:family="text">
      <style:text-properties fo:font-size="11pt" style:font-size-asian="11pt" style:font-size-complex="11pt"/>
    </style:style>
    <style:style style:name="T48" style:family="text">
      <style:text-properties fo:font-style="italic" fo:background-color="#ffffff" style:font-name-asian="Arial" style:font-style-asian="italic" style:font-name-complex="Arial" style:font-style-complex="italic"/>
    </style:style>
    <style:style style:name="T49" style:family="text">
      <style:text-properties fo:font-style="italic" fo:font-weight="bold" style:font-name-asian="Arial" style:font-style-asian="italic" style:font-weight-asian="bold" style:font-name-complex="Arial" style:font-style-complex="italic" style:font-weight-complex="bold"/>
    </style:style>
    <style:style style:name="T50" style:family="text">
      <style:text-properties fo:font-style="italic" style:font-name-asian="Arial" style:font-style-asian="italic" style:font-name-complex="Arial" style:font-style-complex="italic"/>
    </style:style>
    <style:style style:name="T51" style:family="text">
      <style:text-properties style:font-name="Arial"/>
    </style:style>
    <style:style style:name="T52" style:family="text">
      <style:text-properties style:font-name="Arial" fo:font-size="11pt" fo:font-weight="bold" style:font-name-asian="Arial" style:font-size-asian="11pt" style:font-weight-asian="bold" style:font-name-complex="Arial" style:font-size-complex="11pt" style:font-weight-complex="bold"/>
    </style:style>
    <style:style style:name="T53" style:family="text">
      <style:text-properties style:font-name="Arial" fo:font-size="11pt" fo:font-weight="bold" fo:background-color="#ffffff" style:font-name-asian="Arial" style:font-size-asian="11pt" style:font-weight-asian="bold" style:font-name-complex="Arial" style:font-size-complex="11pt" style:font-weight-complex="bold"/>
    </style:style>
    <style:style style:name="T54" style:family="text">
      <style:text-properties style:font-name="Arial" fo:font-size="11pt" fo:font-weight="bold" style:font-size-asian="11pt" style:font-weight-asian="bold" style:font-size-complex="11pt" style:font-weight-complex="bold"/>
    </style:style>
    <style:style style:name="T55" style:family="text">
      <style:text-properties style:font-name="Arial" fo:font-size="11pt" style:font-name-asian="Arial" style:font-size-asian="11pt" style:font-name-complex="Arial" style:font-size-complex="11pt"/>
    </style:style>
    <style:style style:name="T56" style:family="text">
      <style:text-properties style:font-name="Arial" fo:font-size="11pt" fo:background-color="#ffffff" style:font-name-asian="Arial" style:font-size-asian="11pt" style:font-name-complex="Arial" style:font-size-complex="11pt"/>
    </style:style>
    <style:style style:name="T57" style:family="text">
      <style:text-properties style:font-name="Arial" fo:font-size="11pt" fo:font-weight="normal" style:font-name-asian="Arial" style:font-size-asian="11pt" style:font-weight-asian="normal" style:font-name-complex="Arial" style:font-size-complex="11pt" style:font-weight-complex="normal"/>
    </style:style>
    <style:style style:name="T58"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59" style:family="text">
      <style:text-properties style:font-name="Arial" fo:font-size="11pt" fo:font-style="italic" style:font-size-asian="11pt" style:font-style-asian="italic" style:font-size-complex="11pt" style:font-style-complex="italic"/>
    </style:style>
    <style:style style:name="T60" style:family="text">
      <style:text-properties style:font-name="Arial" fo:font-size="11pt" style:font-size-asian="11pt" style:font-size-complex="11pt"/>
    </style:style>
    <style:style style:name="T61" style:family="text">
      <style:text-properties style:font-name="Arial" fo:background-color="#ffffff" style:font-name-asian="Arial" style:font-name-complex="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9585728" text:style-name="L1">
        <text:list-header>
          <text:p text:style-name="P21">1.<text:tab/>Modelowanie a metamodelowanie. </text:p>
        </text:list-header>
      </text:list>
      <text:p text:style-name="P79"/>
      <text:p text:style-name="P82">Modelowanie :</text:p>
      <text:p text:style-name="P83">• Modelowanie – proces budowy modeli. </text:p>
      <text:p text:style-name="P83">• Model w nauce, technice to fizyczna, matematyczna, lub logiczna reprezentacja pewnego rzeczywistego lub wyobrażanego bytu. </text:p>
      <text:p text:style-name="P83">• Model – abstrakcyjna(uproszczona) wizja pewnego rzeczywistego lub wyobrażanego bytu. </text:p>
      <text:p text:style-name="P83">• Model zależy od przyjętej perspektywy modelowania. </text:p>
      <text:p text:style-name="P83">• Perspektywa (wybrane istotne właściwości) wynika z celu modelowania. </text:p>
      <text:p text:style-name="P85">• Dwie role modelu: </text:p>
      <text:p text:style-name="P85">− Reprezentacja tego, co istnieje (np. modele dziedzinowe, biznesowe). </text:p>
      <text:p text:style-name="P85">− Reprezentacja tego, co ma powstać (np. model projektowy). </text:p>
      <text:p text:style-name="P85">• Graficzna i tekstowa reprezentacja modeli. </text:p>
      <text:p text:style-name="P80"/>
      <text:p text:style-name="P82">Metamodelowanie :</text:p>
      <text:p text:style-name="P83">• Model – wyrażenie, zestaw diagramów zapisanych w danym języku </text:p>
      <text:p text:style-name="P83">• Metamodel – model definiujący język, w którym jest wyrażony model </text:p>
      <text:p text:style-name="P83">• Model jest instancją metamodelu </text:p>
      <text:p text:style-name="P83">• Model składa się z elementów modelowania; metamodel – z metaelementów modelowania </text:p>
      <text:p text:style-name="P84">Jak definiować metamodel? </text:p>
      <text:p text:style-name="P83">• MOF (Meta Object Facility) – standard OMG definiujący język do definiowania języków modelowania – poziom meta-metamodelu </text:p>
      <text:p text:style-name="P83">• Inne języki modelowania oparte na MOF </text:p>
      <text:p text:style-name="P83">− UML </text:p>
      <text:p text:style-name="P83">− SysML (System Modeling Language) </text:p>
      <text:p text:style-name="P83">− BPMN (Business Process Modeling Notation) </text:p>
      <text:p text:style-name="P83">− DSLs (Domain Specific Languages) </text:p>
      <text:p text:style-name="P81"/>
      <text:list xml:id="list1107526296" text:continue-numbering="true" text:style-name="L1">
        <text:list-header>
          <text:p text:style-name="P22"/>
          <text:p text:style-name="P39"><text:span text:style-name="T4">2.<text:tab/></text:span><text:span text:style-name="T5">Własności i zakres zastosowań języków UML i LOTOS. </text:span></text:p>
        </text:list-header>
      </text:list>
      <text:p text:style-name="P52"/>
      <text:p text:style-name="P23">Własności UML:</text:p>
      <text:list xml:id="list926387709" text:style-name="LS4">
        <text:list-item>
          <text:p text:style-name="P57">Graficzny język modelowania (specyfikowania, projektowania, dokumentowania)</text:p>
        </text:list-item>
        <text:list-item>
          <text:p text:style-name="P27">Język półformalny (składnia-gramatyka formalnie zdefiniowane, semantyka zdefiniowana nieformanie z użyciem języka naturalnego)</text:p>
        </text:list-item>
        <text:list-item>
          <text:p text:style-name="P57">Jest standardem powszechnie akceptowanym, wykorzystywany do odniesień dla pojęć obiektowości</text:p>
        </text:list-item>
        <text:list-item>
          <text:p text:style-name="P57">Reprezentuje model w postaci zbioru diagramów, pełniących określone role</text:p>
        </text:list-item>
        <text:list-item>
          <text:p text:style-name="P57">Koncentruje się na danych i operacjach ich przetwarzania</text:p>
        </text:list-item>
        <text:list-item>
          <text:p text:style-name="P57">Reprezentuje zazwyczaj zbiory bytów, a nie pojedyncze byty</text:p>
        </text:list-item>
      </text:list>
      <text:p text:style-name="P52">Zastosowanie UML:</text:p>
      <text:p text:style-name="P51">Głównym przeznaczeniem UML jest budowa systemów informatycznych. Służy do modelowania dziedziny problemu - w przypadku stosowania go do analizy oraz do modelowania rzeczywistości, która ma dopiero powstać - tworzy się w nim głównie modele systemów informatycznych. </text:p>
      <text:p text:style-name="P51"/>
      <text:p text:style-name="P52">Własności LOTOS:</text:p>
      <text:list xml:id="list1806172578" text:style-name="LS5">
        <text:list-item>
          <text:p text:style-name="P58">Metoda formalna</text:p>
        </text:list-item>
        <text:list-item>
          <text:p text:style-name="P58">Jest językiem interaktywnym, opisującym interakcje systemu z otoczeniem za pomocą komunikacji poprzez bramki (porty)</text:p>
        </text:list-item>
        <text:list-item>
          <text:p text:style-name="P58">Analityka nie interesuje wnętrze systemu (czarna skrzynka), a jedynie zmiany jego stanów</text:p>
        </text:list-item>
        <text:list-item>
          <text:p text:style-name="P58">Umożliwia modelowanie procesów w systemach zagnieżdżonych, gdzie jeden system zawiera w sobie kilka pomniejszych procesów</text:p>
        </text:list-item>
        <text:list-item>
          <text:p text:style-name="P28">Powstało kilka wersji języka: bazowa (bez uwzględnienia przesyłanych danych), pełna (uwzględnienie przesyłanych danych) oraz rozszerzona (upływ czasu)</text:p>
        </text:list-item>
      </text:list>
      <text:p text:style-name="P52">Zastosowanie LOTOS:</text:p>
      <text:p text:style-name="P51"><text:soft-page-break/>Wykorzystany w tworzeniu systemów informatycznych, jako narzędzie pozwalające modelować systemy z wykorzystaniem algebry procesów – wyrażenie wymagań funkcjonalnych systemu w postaci sekwencji akcji. </text:p>
      <text:p text:style-name="P25">Pierwotny obszar zastosowań :</text:p>
      <text:p text:style-name="P25">− specyfikacja usług ,</text:p>
      <text:p text:style-name="P25">− specyfikacja protokołów sieci komputerowych .</text:p>
      <text:p text:style-name="P53"/>
      <text:p text:style-name="P24"/>
      <text:list xml:id="list1670449552" text:style-name="L2">
        <text:list-item>
          <text:list>
            <text:list-header>
              <text:p text:style-name="P31">3.<text:tab/>Problemy transformacji i spójności modeli. </text:p>
            </text:list-header>
          </text:list>
        </text:list-item>
      </text:list>
      <text:p text:style-name="P60"/>
      <text:p text:style-name="P40">Transformacja modeli to opisanie modelowanego bytu (systemu) za pomocą innego modelu. Jej celem może być przekształcenie modelu do postaci mniej lub bardziej abstrakcyjnej, ograniczenie stopnia szczegółowości opisu (formalnego i nieformalnego) lub opisanie procesu / systemu / bytu z innej perspektywy celem wyszczególnienia pewnych procesów i problemów niewidocznych w opisie z wykorzystaniem innego modelu. Główny problem, jaki rodzi transformacja to możliwość utraty danych opisujących byt, która może być powodem zniekształcenia opisu (lub nawet jego zafałszowania). Transformacja może też prowadzić do niekontrolowanego rozrostu opisu / modelu, co również może być działaniem niepożądanym. </text:p>
      <text:p text:style-name="P60">Oceną, czy model po transformacji odpowiada modelowi sprzed transformacji jest ocena ich spójności, czyli na ile różne modele opisują ten sam system / byt. </text:p>
      <text:p text:style-name="P60">Przykładem transformacji modeli może być przekształcenie diagramu UML na proces LOTOS lub opis z użyciem sieci Petriego.</text:p>
      <text:p text:style-name="P51"/>
      <text:p text:style-name="P23"/>
      <text:list xml:id="list1344774330" text:style-name="LS2">
        <text:list-item>
          <text:list>
            <text:list-header>
              <text:p text:style-name="P76">4.<text:tab/>Walidacja i weryfikacja modeli. </text:p>
              <text:p text:style-name="P77"/>
            </text:list-header>
          </text:list>
        </text:list-item>
      </text:list>
      <text:list xml:id="list1620082986" text:style-name="L3">
        <text:list-header>
          <text:p text:style-name="P78"><text:span text:style-name="T7">Walidacja</text:span><text:span text:style-name="T1"> – zapewnienie konstrukcji właściwego produktu, spełniającego potrzeby użytkownika systemu. </text:span></text:p>
          <text:p text:style-name="P78"><text:span text:style-name="T7">Weryfikacja</text:span><text:span text:style-name="T1"> – zapewnienie właściwej konstrukcji produktu, konstrukcji zgodnej ze specyfikacją. </text:span></text:p>
        </text:list-header>
      </text:list>
      <text:p text:style-name="P117">Walidacja produktu programowego :</text:p>
      <text:p text:style-name="P118">• Wymagania funkcjonalne – konieczne </text:p>
      <text:p text:style-name="P118">• Wymagania niefunkcjonalne: </text:p>
      <text:p text:style-name="P118">− dotyczące produktu (jakość produktu) </text:p>
      <text:p text:style-name="P118">− dotyczące procesu wytwarzania </text:p>
      <text:p text:style-name="P118">• Model jakości ISO, IEEE, ... </text:p>
      <text:p text:style-name="P118">− Perspektywy oceny (Zewnętrzna , Wewnętrzna, Użytkowa)</text:p>
      <text:p text:style-name="P118">− Charakterystyki jakości (atrybuty jakości) </text:p>
      <text:p text:style-name="P118">− Miary </text:p>
      <text:p text:style-name="P118">− Kryteria oceny </text:p>
      <text:p text:style-name="P25"/>
      <text:p text:style-name="P25">Walidacja jest to proces wyznaczania stopnia, w jakim model jest wiernym odzwierciedleniem rzeczywistego systemu z przyjętego punktu widzenia. Ma na celu określenie, czy symulacja daje wiarygodne wyniki, w założonym stopniu zgodne z odpowiedziami rzeczywistego systemu na takie same dane wejściowe. O ile dzięki weryfikacji projektant uzyskuje informacje o zgodności systemu symulacyjnego z jego założeniami, o tyle walidacja weryfikuje zgodność jego wizji z realnym światem. Obie te fazy wzajemnie się uzupełniają i jako takie czasami przedstawiane są wspólnie jako faza oceny adekwatności modelu.</text:p>
      <text:p text:style-name="P25"/>
      <text:p text:style-name="P25"/>
      <text:p text:style-name="P25"/>
      <text:p text:style-name="P25"/>
      <text:p text:style-name="P25"/>
      <text:p text:style-name="P25"/>
      <text:p text:style-name="P25"/>
      <text:p text:style-name="P25"/>
      <text:p text:style-name="P25"/>
      <text:p text:style-name="P91"><text:soft-page-break/><text:span text:style-name="T1">5.<text:tab/></text:span><text:bookmark-start text:name="__DdeLink__32775_1524308184"/><text:span text:style-name="T1">Różnice między wyszukiwaniem informacji a wyszukiwaniem danych.</text:span><text:bookmark-end text:name="__DdeLink__32775_1524308184"/><text:span text:style-name="T1"> </text:span></text:p>
      <text:p text:style-name="P92"/>
      <text:p text:style-name="P126">Różnice między wyszukiwaniem informacji, a wyszukiwaniem danych wynikają bezpośrednio z różnic między informacjami, a danymi.</text:p>
      <text:p text:style-name="P92"/>
      <text:p text:style-name="P92">Dane (ang. data) — to litery, słowa, teksty, liczby, znaki, symbole, kombinacje liter, liczb, symboli i znaków. Dane przetwarza się po to by otrzymać informację, wiadomość. Informacja jest produktem finalnym przetwarzania danych. </text:p>
      <text:p text:style-name="P92"/>
      <text:p text:style-name="P92">Istotną cechą danych jest brak uporządkowania; jest to zbiór nieuporządkowany. Ale jednocześnie dana jest wiarygodna i pewna (przy odpowiednim przechowywaniu). Dane w każdej chwili mogą być weryfikowane pod względem poprawności i aktualizowane. Dane pełnią także rolę nośników przepływu informacji.</text:p>
      <text:p text:style-name="P92"/>
      <text:p text:style-name="P92">Informacja jest zbiorem uporządkowanym wg określonego kryterium i poddanym interpretacji. Cechą każdej informacji (jako wyniku interpretacji) jest jej niepewność i ograniczona w czasie trwałość (wiarygodność) [4]. W popularnym pojmowaniu informacji zwracamy uwagę na ilość informacji (dużo, mało). Z informacją wiążemy także pojecie jakości, na którą składa się wierność przekazu, wiarygodność, szybkość i sposób archiwizowania.</text:p>
      <text:p text:style-name="P92"/>
      <text:p text:style-name="P92">Z powyższych rozważań wynika, że dane i informacje różnią się własnościami. Okazuje się, że z "morza danych" możemy uzyskać niewiele informacji i odwrotnie — z niewielkiej ilości danych można otrzymać znaczące informacje. Tak więc ilość informacji nie jest zależna do ilości danych. </text:p>
      <text:p text:style-name="P115"/>
      <text:p text:style-name="P86"/>
      <text:p text:style-name="P87">6.<text:tab/>Działanie systemu informacyjnego w sieci komputerowej.</text:p>
      <text:p text:style-name="P132"><text:span text:style-name="T2"/></text:p>
      <text:p text:style-name="P132"><text:span text:style-name="T2">System informacyjny</text:span><text:span text:style-name="T1"> to zestaw współdziałających składników w przechowywania celu i gromadzenia, udostępniania przetwarzania, informacji, aby wspomagać podejmowanie decyzji, koordynowanie, sterowanie, analizowanie i wizualizację informacji. Inaczej – iloczyn:</text:span></text:p>
      <text:p text:style-name="P118">SI = U x P x D,</text:p>
      <text:p text:style-name="P118">gdzie:</text:p>
      <text:p text:style-name="P118">SI - system informacyjny danej organizacji, </text:p>
      <text:p text:style-name="P118">U - użytkownicy systemu, </text:p>
      <text:p text:style-name="P118">P - procesy informacyjne, </text:p>
      <text:p text:style-name="P118">D - dane, baza danych. </text:p>
      <text:p text:style-name="P132"><text:span text:style-name="T2">System informatyczny</text:span><text:span text:style-name="T1"> to taki system informacyjny, który wspomaga funkcjonowanie firm i instytucji z wykorzystaniem infrastruktury teleinformatycznej:</text:span></text:p>
      <text:p text:style-name="P118">SIT = S x H x N x U x P x D,</text:p>
      <text:p text:style-name="P118">gdzie:</text:p>
      <text:p text:style-name="P118">SIT - system informatyczny danej organizacji, </text:p>
      <text:p text:style-name="P118">S - oprogramowanie, </text:p>
      <text:p text:style-name="P118">H - sprzęt komputerowy, </text:p>
      <text:p text:style-name="P118">N - sieci komputerowe, </text:p>
      <text:p text:style-name="P118">U, P, D - jak wyżej. </text:p>
      <text:p text:style-name="P115"/>
      <text:p text:style-name="P92">Rozwój technologii telekomunikacyjnych i komputerowych w ostatniej dekadzie, zwłaszcza niezwykła ekspansja WWW – stworzyły nowe możliwości rozpowszechniania i wymiany informacji, a tym samym przyczyniły się do powstania „nowoczesnych technik informacyjnych”. Sam System WWW, po wprowadzeniu standardów i metod pozwalających na opis i organizację multimedialnych danych, zawartych na stronach WWW i opracowaniu systemów <text:s/>wspomagających procesy wyszukiwawcze - ma szansę stać się globalnym systemem informacyjnym, efektywnie wykorzystywanym przez użytkowników końcowych do wyszukiwania informacji o wysokiej trafności.</text:p>
      <text:p text:style-name="P111"><text:soft-page-break/><text:span text:style-name="T40">Jedną z cech powstającego społeczeństwa informacyjnego jest rozwój pojęcia telematyka, a więc niejako połączenia telekomunikacji i informatyki. Inaczej mówiąc są to sieciowe cyfrowe multimedia. Obecnie ważniejsze jest dotarcie do informacji niż jej gromadzenie, użytkownik ma możliwość bezpośredniego dostępu do informacji bez instytucji pośredniczących. Czas i przestrzeń dzięki połączeniom sieciowym nie odgrywają już takiej roli, jak niegdyś. Ważna jest także sprawa aktualności danych. W przypadku dokumentów drukowanych istnieje niebezpieczeństwo ich dezaktualizacji już w momencie opublikowania. Dokumenty elektroniczne w sieciach dostępne są w trybie czasu rzeczywistego. Poza tym istnieje możliwość aktualizowania danych na bieżąco. </text:span></text:p>
      <text:p text:style-name="P87"/>
      <text:p text:style-name="P116"><text:span text:style-name="T5">7.<text:tab/></text:span><text:bookmark-start text:name="__DdeLink__32789_1524308184"/><text:span text:style-name="T5">Technologie multimedialne stosowane w systemach informacyjnych</text:span><text:bookmark-end text:name="__DdeLink__32789_1524308184"/><text:span text:style-name="T5">. </text:span></text:p>
      <text:p text:style-name="P118"/>
      <text:p text:style-name="P118">Multi media (tekst, dźwięk, obrazy/wideo). Wyszukiwarki: google (indeksowanie na podstawie tresci strony); specjalistyczne wyszukiwarki mutlimedialne <text:s/>(materialy katalogowane i opisywane przez czlowieka); serwisy społecznościowe, np youtube (info, tagi do filmow).</text:p>
      <text:p text:style-name="P132">Dodatkowe technikami indeksowania:</text:p>
      <text:p text:style-name="P132">• analiza ścieżki dźwiękowej (wykrywanie i rozpoznawanie mowy, przekształcenie mowy na tekst, rozpoznawanie dźwięków itd.),</text:p>
      <text:p text:style-name="P132">• analiza obrazów (kolor, kształt, tekstura, wykrywanie i rozpoznawanie twarzy),</text:p>
      <text:p text:style-name="P132">• analiza wideo (w/w oraz rozpoznawanie klatki filmu, wytwórni, wykrywanie i rozpoznawanie twarzy, rozpoznawanie tekstu w filmie).</text:p>
      <text:p text:style-name="P121"/>
      <text:p text:style-name="P121"/>
      <text:p text:style-name="P87">8.<text:tab/>Efektywność systemów informacyjnych. </text:p>
      <text:p text:style-name="P110"/>
      <text:p text:style-name="P131">Efektywność można mierzyć na wiele sposobów: zasoby, czas odpowiedzi, wartość odpowiedzi itd.</text:p>
      <text:p text:style-name="P131">Można ponawijac o MapReduce (google ma ponad 1mln serwerow, w kazdej sekundzie jakas maszyna ulega awarii, technologia mapReduce, itd.).</text:p>
      <text:p text:style-name="P131"/>
      <text:p text:style-name="P92">Efektywność opisuje stopień wykorzystania zasobów sprzętowych i programowych stanowiących <text:s/>podstawę działania systemu informacyjnego. </text:p>
      <text:p text:style-name="P92">Zła organizacja i niska efektywność systemu skutkują wzrostem kosztów działalności organizacji,, spadkiem jakości obsługi, utrudnionym dostępem do informacji na różnych szczeblach, ich znaczną niekompletnością, wydłużonym czasem generowania.</text:p>
      <text:p text:style-name="P25">Jedną ze strategii zwiększenia efektywności pracy zespołów projektujących systemy informacyjne jest wielokrotne używanie raz opracowanych fragmentów projektu lub modułów programowych. Ponowne użycie wcześniej opracowanego fragmentu projektu albo modułu programu ma wiele zalet, wśród których na plan pierwszy wysuwają się: obniżenie kosztów, przyspieszenie realizacji projektu oraz minimalizacja błędów</text:p>
      <text:p text:style-name="P25"/>
      <text:p text:style-name="P25"/>
      <text:p text:style-name="P25"/>
      <text:p text:style-name="P25"/>
      <text:p text:style-name="P74"><text:span text:style-name="T1">9.<text:tab/></text:span><text:bookmark-start text:name="__DdeLink__32986_1524308184"/><text:span text:style-name="T1">Zadania projektowania sieci komputerowej</text:span><text:bookmark-end text:name="__DdeLink__32986_1524308184"/><text:span text:style-name="T1">. </text:span></text:p>
      <text:p text:style-name="P60"/>
      <text:p text:style-name="P43"><text:span text:style-name="T41">Niezawodność, wydajność, bezpieczeństwo i minimalizacja kosztów</text:span><text:span text:style-name="T40"> to główne cele każdego projektującego. </text:span></text:p>
      <text:p text:style-name="P40">Warunki, które powinien spełniać dobry projekt sieci komputerowej:</text:p>
      <text:list xml:id="list1644944222" text:style-name="L4">
        <text:list-item>
          <text:p text:style-name="P127">realizacja oczekiwań klienta,</text:p>
        </text:list-item>
        <text:list-item>
          <text:p text:style-name="P127">czytelna dokumentacja,</text:p>
        </text:list-item>
        <text:list-item>
          <text:p text:style-name="P127">możliwość rekonfiguracji i rozbudowy sieci,</text:p>
        </text:list-item>
        <text:list-item>
          <text:p text:style-name="P127">łatwość rekonfiguracji w przypadku uszkodzeń,</text:p>
        </text:list-item>
        <text:list-item>
          <text:p text:style-name="P127">niezależność uszkodzeń w różnych segmentach sieci,</text:p>
        </text:list-item>
        <text:list-item>
          <text:p text:style-name="P127">bezpieczeństwo.</text:p>
        </text:list-item>
      </text:list>
      <text:p text:style-name="P61"><text:soft-page-break/>Przystępując do realizacji, powinniśmy przyjąć główne etapy, którymi będziemy się kierować: </text:p>
      <text:list xml:id="list318001641" text:style-name="L9">
        <text:list-item>
          <text:p text:style-name="P124">Potrzeba klienta - zrozumienie jego potrzeb. Określenie co i w jakim zakresie jest możliwe do zrealizowania. Można zasugerować własne pomysły. </text:p>
        </text:list-item>
        <text:list-item>
          <text:p text:style-name="P124">Wybór rozwiązania - po ustaleniu założeń dokonujemy wizji lokalnej w miejscu wdrożenia (pomiary, testy, uzgadnianie szczegółów itp), po czym dokonujemy wyboru odpowiedniego rozwiązania. Możliwe jest również wstępne oszacowanie kosztów wdrożenia. </text:p>
        </text:list-item>
        <text:list-item>
          <text:p text:style-name="P124">Specyfikacja - obejmuje strukturę sieci, urządzenia, ich konfigurację. </text:p>
        </text:list-item>
        <text:list-item>
          <text:p text:style-name="P124">Wykonanie projektu - dostarczenie wykonanego projektu wraz z kosztorysem, ewentualne poprawki. </text:p>
        </text:list-item>
      </text:list>
      <text:p text:style-name="P35">Przystępując do opracowywania projektu, konieczne jest posiadanie pewnych danych: </text:p>
      <text:list xml:id="list433069660" text:style-name="L10">
        <text:list-item>
          <text:p text:style-name="P125">dokładne plany budynków, </text:p>
        </text:list-item>
        <text:list-item>
          <text:p text:style-name="P125">liczba użytkowników sieci, </text:p>
        </text:list-item>
        <text:list-item>
          <text:p text:style-name="P125">rozmieszczenie stanowisk wraz z ilością, </text:p>
        </text:list-item>
        <text:list-item>
          <text:p text:style-name="P125">sposób prowadzenia kabli (listwy, sufity podwieszane itp.), </text:p>
        </text:list-item>
        <text:list-item>
          <text:p text:style-name="P125">zakres usług jakie będą świadczone w sieci, </text:p>
        </text:list-item>
        <text:list-item>
          <text:p text:style-name="P125">grubość ścian i rodzaj materiału użytego do ich budowy (dla sieci bezprzewodowych), </text:p>
        </text:list-item>
        <text:list-item>
          <text:p text:style-name="P125">mapa terenu z rozmieszczeniem stacji bazowych oraz odległościami między nimi (dla sieci rozległych), </text:p>
        </text:list-item>
        <text:list-item>
          <text:p text:style-name="P125">ilość i rozmieszczenie potencjalnych klientów (dla sieci rozległych).</text:p>
        </text:list-item>
      </text:list>
      <text:p text:style-name="P40"/>
      <text:p text:style-name="P51"/>
      <text:p text:style-name="P143"><text:span text:style-name="T1">10.<text:tab/></text:span><text:bookmark-start text:name="__DdeLink__32988_1524308184"/><text:span text:style-name="T1">Klasyfikacja ruchu teleinformatycznego</text:span><text:bookmark-end text:name="__DdeLink__32988_1524308184"/><text:span text:style-name="T1">. </text:span></text:p>
      <text:p text:style-name="P60"/>
      <text:p text:style-name="P60">Ruchem telekomunikacyjnym nazywamy przepływ zgłoszeń, połączeń i wiadomości. W przypadku sieci pakietowych, w zależności od warstwy modelu OSI, na którym poziomie dokonujemy obserwacji ruchu, definicję tę można rozszerzyć na przepływ innych jednostek transmisji danych (pakietów – np. pakietów TCP, datagramów – np. datagramów IP, ramek – np. ramek Ethernet, komórek – np. komórek ATM (Asynchronous Transfer Mode), itd.). Każda aplikacja przesyłająca dane generuje w sieci pewien ruch. W przypadku sieci jednousługowej (np. sieci telefonii analogowej), ruch generowany przez poszczególnych użytkowników ma charakter homogeniczny.</text:p>
      <text:p text:style-name="P60">W przypadku sieci wielousługowej (np. Internet) ruch telekomunikacyjny jest ruchem heterogenicznym. W sieci Internet składa się na niego m.in.:</text:p>
      <text:p text:style-name="P60">• ruch generowany podczas transmisji danych masowych (np. z wykorzystaniem usługi ftp przesyłania plików) – charakteryzuje się on długim czasem trwania połączenia transportowego), związanym z przesyłaniem długich wiadomości (plików zawierających dane masowe), odstępy pomiędzy połączeniami transportowymi realizowanymi przez tego samego użytkownika są stosunkowo długie;</text:p>
      <text:p text:style-name="P60">• ruch generowany podczas przesyłania poczty elektronicznej – charakteryzuje się on stosunkowo krótkimi wiadomościami tekstowymi (procentowy udział długich wiadomości, zawierających załączniki w postaci plików z danymi czy skompresowanych obrazów jest niewielki), przesyłanymi w bardzo dużych odstępach czasu;</text:p>
      <text:p text:style-name="P60">• ruch generowany przez usługę zdalnego terminala (np. telnet), charakteryzujący się krótkimi wiadomościami, przesyłanymi w relatywnie krótkich odstępach czasu;</text:p>
      <text:p text:style-name="P69"><text:span text:style-name="T40">• ruch generowany przez usługę WWW charakteryzuje się krótkimi wiadomościami (tekst, niewielkie obrazy – np. logo firmy, małe elementy graficzne), przesyłanymi w bardzo krótkich odstępach czasu (związanymi z przesyłaniem zawartości strony WWW), po których następują relatywnie długie okresy braku aktywności (związane z przeglądaniem zawartości stron przez użytkownika); podobnie, jak w przypadku poczty elektronicznej, procentowy udział długich wiadomości jest niewielki;</text:span></text:p>
      <text:p text:style-name="P60">• ruch generowany przez aplikacje realizujące transmisję <text:s/>informacji multimedialnej w czasie rzeczywistym – charakteryzuje się przesyłaniem bardzo krótkich (np. transmisja głosu) lub bardzo długich wiadomości (np. transmisja ramek wideo), lub ich złożenia (np. równoczesna transmisja głosu, obrazu, wiadomości tekstowych); cechą charakterystyczną źródła ruchu multimedialnego jest generowanie wiadomości w stałych odstępach czasu (np. generowanie ramek wideo co 40 ms lub co ok. 33 ms).</text:p>
      <text:list xml:id="list431014776" text:continue-list="list1344774330" text:style-name="LS2">
        <text:list-header>
          <text:p text:style-name="P55"/>
        </text:list-header>
      </text:list>
      <text:p text:style-name="P49"><text:soft-page-break/><text:span text:style-name="T1">11.<text:tab/></text:span><text:bookmark-start text:name="__DdeLink__32993_1524308184"/><text:bookmark-start text:name="__DdeLink__302_257868763"/><text:span text:style-name="T1">Zarządzanie zasobami sieci komputerowej</text:span><text:bookmark-end text:name="__DdeLink__32993_1524308184"/><text:bookmark-end text:name="__DdeLink__302_257868763"/><text:span text:style-name="T1">. </text:span></text:p>
      <text:p text:style-name="P60"/>
      <text:p text:style-name="P60">Typy sieci ze względu na zarządzanie zasobami:</text:p>
      <text:list xml:id="list918308656" text:style-name="L11">
        <text:list-item>
          <text:p text:style-name="P93">Sieci równorzędne (każdy-z-każdym)</text:p>
        </text:list-item>
        <text:list-item>
          <text:p text:style-name="P93">P2P (od ang. peer-to-peer – równy z równym) – model komunikacji w sieci komputerowej, który gwarantuje obydwu stronom równorzędne prawa (w przeciwieństwie do modelu klient-serwer). W sieciach P2P każdy komputer może jednocześnie pełnić zarówno funkcję klienta, jak i serwera. Każdy węzeł sieci (czyli komputer użytkownika) odgrywa rolę serwera przyjmując połączenia od innych użytkowników danej sieci, jak i klienta, łącząc się i pobierając dane z innych maszyn działających w tej samej sieci. Wymiana danych jest zawsze prowadzona bez pośrednictwa centralnego serwera.</text:p>
        </text:list-item>
        <text:list-item>
          <text:p text:style-name="P93">Sieci oparte na serwerach (klient-serwer) - zasoby często udostępniane gromadzone są w komputerach odrębnej warstwy, zwanych serwerami. Serwery zwykle nie mają użytkowników bezpośrednich. Są one raczej komputerami wielodostępnymi, które regulują udostępnianie swoich zasobów szerokiej rzeszy klientów. W sieciach tego typu zdjęty jest z klientów ciężar funkcjonowania jako serwery wobec innych klientów.</text:p>
        </text:list-item>
      </text:list>
      <text:p text:style-name="P145">Narzędzia do zarządzania zasobami: procesory, pamięć, dyski, połączenia sieciowe itp. Narzędzia pozwalające na równoważenie obciążenia w środowisku heterogenicznym systemów komputerowych: algorytmy rozdziału zasobów, języki i sposoby (narzędzia) specyfikacji zasobów, mapowanie zasobów do aplikacji. Funkcjonalność zarządzania zasobami jest ograniczona i charakteryzuje się takimi wadami jak:</text:p>
      <text:list xml:id="list2078410106" text:style-name="LS6">
        <text:list-item>
          <text:p text:style-name="P100">niewykorzystanie zasobów obliczeniowych w czasie oczekiwania na wszystkie żądane zasoby;</text:p>
        </text:list-item>
        <text:list-item>
          <text:p text:style-name="P100">konieczność upewnienia się, czy komponenty aplikacji nie rozpoczną działania zanim moduł przydzielający zasoby określi czy żądanie się powiedzie. </text:p>
        </text:list-item>
      </text:list>
      <text:p text:style-name="P40"/>
      <text:p text:style-name="P51"/>
      <text:p text:style-name="P74"><text:span text:style-name="T1">12.<text:tab/></text:span><text:bookmark-start text:name="__DdeLink__32990_1524308184"/><text:span text:style-name="T1">Metody naprawiania błędów w systemach teleinformatycznych</text:span><text:bookmark-end text:name="__DdeLink__32990_1524308184"/><text:span text:style-name="T1">. </text:span></text:p>
      <text:p text:style-name="P60"/>
      <text:p text:style-name="P40">W modelu OSI najniższe warstwy odpowiadają za bezbłędne przesyłanie danych:</text:p>
      <text:list xml:id="list1517368148" text:style-name="L12">
        <text:list-item>
          <text:p text:style-name="P141">Warstwa 4 (transportowa) - w przypadku TCP odrzucone segmenty są przesyłane ponownie, w UDP tylko odrzucane.</text:p>
        </text:list-item>
        <text:list-item>
          <text:p text:style-name="P141">Warstwa 3 (sieciowa) - jako jedyna dysponuje wiedzą dotyczącą fizycznej topologii sieci. Rozpoznaje, jakie drogi łączą poszczególne komputery (trasowanie) i decyduje, ile informacji należy przesłać jednym z połączeń, a ile innym. Jeżeli danych do przesłania jest zbyt wiele, to warstwa sieciowa po prostu je ignoruje. Nie musi zapewniać pewności transmisji, więc w razie błędu pomija niepoprawne pakiety danych.</text:p>
        </text:list-item>
        <text:list-item>
          <text:p text:style-name="P141">Warstwa 2 (łącza danych) - ma możliwość zmiany parametrów pracy warstwy fizycznej, tak aby obniżyć liczbę pojawiających się podczas przekazu błędów. Zajmuje się pakowaniem danych w ramki i wysyłaniem do warstwy fizycznej. Rozpoznaje błędy związane z niedotarciem pakietu oraz uszkodzeniem ramek i zajmuje się ich naprawą.</text:p>
        </text:list-item>
      </text:list>
      <text:p text:style-name="P118"/>
      <text:p text:style-name="P59">13.<text:tab/>Koncepcje dostarczania jakości usług w sieciach teleinformatycznych. </text:p>
      <text:p text:style-name="P60"/>
      <text:list xml:id="list439415863" text:style-name="LS7">
        <text:list-item>
          <text:p text:style-name="P65">kształtowanie i ograniczanie przepustowości</text:p>
        </text:list-item>
        <text:list-item>
          <text:p text:style-name="P65">zapewnienie sprawiedliwego dostępu do zasobów</text:p>
        </text:list-item>
        <text:list-item>
          <text:p text:style-name="P65">nadawanie odpowiednich priorytetów poszczególnym pakietom wędrującym przez sieć</text:p>
        </text:list-item>
        <text:list-item>
          <text:p text:style-name="P65">zarządzanie opóźnieniami w przesyłaniu danych</text:p>
        </text:list-item>
        <text:list-item>
          <text:p text:style-name="P65">zarządzanie buforowaniem nadmiarowych pakietów: DRR, WFQ, WRR</text:p>
        </text:list-item>
        <text:list-item>
          <text:p text:style-name="P65">określenie charakterystyki gubienia pakietów</text:p>
        </text:list-item>
        <text:list-item>
          <text:p text:style-name="P26">unikanie przeciążeń: Connection Admission Control (CAC),</text:p>
        </text:list-item>
      </text:list>
      <text:p text:style-name="P25"/>
      <text:p text:style-name="P30"><text:soft-page-break/>14.<text:tab/>Pojęcie systemu decyzyjnego oraz komputerowego systemu wspomagania decyzji.</text:p>
      <text:p text:style-name="P60">Żródło: wyklad</text:p>
      <text:p text:style-name="P40"/>
      <text:list xml:id="list2171781870" text:style-name="LS8">
        <text:list-item>
          <text:p text:style-name="P70"><text:span text:style-name="T30">Decyzja</text:span><text:span text:style-name="T40"> jest świadomym (nielosowym) wyborem jednego z możliwych w danej sytuacji wariantów działania.</text:span></text:p>
        </text:list-item>
        <text:list-item>
          <text:p text:style-name="P70"><text:span text:style-name="T30">Decydent</text:span><text:span text:style-name="T23"> -</text:span><text:span text:style-name="T30"> </text:span><text:span text:style-name="T40">podmiot podejmujący decyzję.</text:span></text:p>
        </text:list-item>
        <text:list-item>
          <text:p text:style-name="P70"><text:span text:style-name="T30">Przedmiot decyzji</text:span><text:span text:style-name="T23"> -</text:span><text:span text:style-name="T30"> </text:span><text:span text:style-name="T40">rzeczywistość (proces, system, obiekt) DP, której decyzja dotyczy; obiekt podej-mowania decyzji - obiekt decyzyjny.</text:span></text:p>
        </text:list-item>
      </text:list>
      <text:p text:style-name="P60"/>
      <text:p text:style-name="P71">System decyzyjny<text:span text:style-name="T22"> – decydent (DM) + przedmiot decyzji (DP).</text:span></text:p>
      <text:p text:style-name="P44">DM zwykle na wejściu ma aprioryczną informacje (I) o DP, a na wyjściu decyzje (D).</text:p>
      <text:p text:style-name="P44">DP na wejściu ma decyzje (D), na wyjściu skutek (R). Może też być ubserwator (O).</text:p>
      <text:p text:style-name="P44">Struktury SD:</text:p>
      <text:list xml:id="list828912664" text:style-name="L13">
        <text:list-item>
          <text:p text:style-name="P135">otwarta bez informacji o DP</text:p>
        </text:list-item>
        <text:list-item>
          <text:p text:style-name="P135">otwarta z informacją o DP (sprzezenie od obserwatora do DM)</text:p>
        </text:list-item>
        <text:list-item>
          <text:p text:style-name="P135">zamknieta: DP – R –&gt; DM – D –&gt; DP</text:p>
        </text:list-item>
        <text:list-item>
          <text:p text:style-name="P135">mieszana: zamknieta + sprzezenie od obserwatora do DM</text:p>
        </text:list-item>
      </text:list>
      <text:p text:style-name="P40">DM może być systemem informatycznym działającym wg algorytmów podejmowania decyzji (DA).</text:p>
      <text:p text:style-name="P40"/>
      <text:p text:style-name="P47">System wspomagania decyzji<text:span text:style-name="T22"> to system decyzyjny, którego decyzje podlegają akceptacji przez użytkownika. Często nazywane systemami doradczymi. Występują podobieństwa do systemów ekspertowych.</text:span></text:p>
      <text:p text:style-name="P73"/>
      <text:p text:style-name="P32"/>
      <text:p text:style-name="P75"><text:span text:style-name="T5">15.<text:tab/>Czynności techniki systemów.</text:span><text:span text:style-name="T3"> </text:span></text:p>
      <text:p text:style-name="P60"/>
      <text:p text:style-name="P60">Teoria i technika systemów zajmuje się wspólnymi problemami, metodami i technikami dotyczącymi opisu, własności i sposobów rozwiązywania zadań, których przedmiotem są systemy o różnej naturze. W szczególności t.s. zajmuje się:</text:p>
      <text:p text:style-name="P60">- kreowaniem modeli i modelowaniem,</text:p>
      <text:p text:style-name="P60">- identyfikacją i rozpoznawaniem,</text:p>
      <text:p text:style-name="P60">- analizą i projektowaniem,</text:p>
      <text:p text:style-name="P60">- sterowaniem (kierowaniem, zarządzaniem).</text:p>
      <text:p text:style-name="P60"/>
      <text:p text:style-name="P63"><text:span text:style-name="T52">Identyfikacja systemów</text:span><text:span text:style-name="T55"> lub </text:span><text:span text:style-name="T52">procesów</text:span><text:span text:style-name="T55"> to termin opisujący zespół metod i narzędzi i</text:span><text:a xlink:type="simple" xlink:href="http://pl.wikipedia.org/wiki/Algorytm"><text:span text:style-name="T55"> </text:span></text:a><text:a xlink:type="simple" xlink:href="http://pl.wikipedia.org/wiki/Algorytm"><text:span text:style-name="T24">algorytmy</text:span></text:a><text:span text:style-name="T55">, które mają na celu zbudować dynamiczny model</text:span><text:a xlink:type="simple" xlink:href="http://pl.wikipedia.org/wiki/System"><text:span text:style-name="T55"> </text:span></text:a><text:a xlink:type="simple" xlink:href="http://pl.wikipedia.org/wiki/System"><text:span text:style-name="T24">systemu</text:span></text:a><text:span text:style-name="T55"> lub</text:span><text:a xlink:type="simple" xlink:href="http://pl.wikipedia.org/wiki/Proces_%28informatyka%29"><text:span text:style-name="T55"> </text:span></text:a><text:a xlink:type="simple" xlink:href="http://pl.wikipedia.org/wiki/Proces_%28informatyka%29"><text:span text:style-name="T24">procesu</text:span></text:a><text:span text:style-name="T55"> na podstawie danych pomiarowych zebranych z wejścia i wyjścia. Model taki może opisywać:</text:span></text:p>
      <text:list xml:id="list439561952" text:style-name="LS10">
        <text:list-item>
          <text:p text:style-name="P109">właściwości wejściowo-wyjściowe systemu - jeżeli jest tworzony w oparciu o sekwencje sygnałów wejściowych i towarzyszące im sekwencje sygnałów wyjściowych,</text:p>
        </text:list-item>
        <text:list-item>
          <text:p text:style-name="P109">przebieg wyjścia systemu o wejściach pomiarowo niedostępnych - jeżeli jest tworzony jedynie w oparciu o mierzoną sekwencję sygnału wyjściowego.</text:p>
        </text:list-item>
      </text:list>
      <text:p text:style-name="P60"/>
      <text:p text:style-name="P69"><text:span text:style-name="T30">Analiza </text:span><text:span text:style-name="T40">- Przeciwstawną metodą do identyfikacji jest modelowanie analityczne. Polega ono na tym, że system dzielony jest na podsystemy, których właściwości oraz prawa fizyczne nimi rządzące dają się opisać modelami matematycznymi. Metoda ta jest zależna od skali problemu, może być bardzo czasochłonna i prowadzić do uzyskania modeli matematycznych zbyt skomplikowanych, by nadawały się do dalszego wykorzystania.</text:span></text:p>
      <text:p text:style-name="P60"/>
      <text:p text:style-name="P63"><text:span text:style-name="T55">Sterowanie - Stworzony model pozwala na syntezę</text:span><text:a xlink:type="simple" xlink:href="http://pl.wikipedia.org/wiki/Układ_regulacji_%28automatyka%29"><text:span text:style-name="T55"> </text:span></text:a><text:a xlink:type="simple" xlink:href="http://pl.wikipedia.org/wiki/Układ_regulacji_%28automatyka%29"><text:span text:style-name="T51">układu</text:span></text:a><text:a xlink:type="simple" xlink:href="http://pl.wikipedia.org/wiki/Układ_regulacji_%28automatyka%29"><text:span text:style-name="T51"> </text:span></text:a><text:a xlink:type="simple" xlink:href="http://pl.wikipedia.org/wiki/Układ_regulacji_%28automatyka%29"><text:span text:style-name="T51">regulacji</text:span></text:a><text:span text:style-name="T55"> poprzez wprowadzenie</text:span><text:a xlink:type="simple" xlink:href="http://pl.wikipedia.org/wiki/Regulator"><text:span text:style-name="T55"> </text:span></text:a><text:a xlink:type="simple" xlink:href="http://pl.wikipedia.org/wiki/Regulator"><text:span text:style-name="T24">regulatora</text:span></text:a><text:a xlink:type="simple" xlink:href="http://pl.wikipedia.org/wiki/Sterowanie"><text:span text:style-name="T55"> </text:span></text:a><text:a xlink:type="simple" xlink:href="http://pl.wikipedia.org/wiki/Sterowanie"><text:span text:style-name="T24">sterującego</text:span></text:a><text:span text:style-name="T55"> danym</text:span><text:a xlink:type="simple" xlink:href="http://pl.wikipedia.org/wiki/Obiekt_sterowania"><text:span text:style-name="T55"> </text:span></text:a><text:a xlink:type="simple" xlink:href="http://pl.wikipedia.org/wiki/Obiekt_sterowania"><text:span text:style-name="T24">obiektem</text:span></text:a><text:span text:style-name="T55"> lub procesem tak, by ten zachowywał się w pożądany sposób.</text:span></text:p>
      <text:p text:style-name="P60"/>
      <text:p text:style-name="P51"/>
      <text:p text:style-name="P25"/>
      <text:p text:style-name="P59"><text:soft-page-break/>16.<text:tab/>Problemy decyzyjne dla kompleksu operacji. </text:p>
      <text:p text:style-name="P60"/>
      <text:p text:style-name="P60">Kompleks operacji jest obiektem złożonym, którego elementami są operacje, powiązane ze sobą na zasadzie kolejności czasowych, to znaczy rozpoczęcie wykonywania niektórych operacji może się rozpocząć po zakończeniu wykonywania innych operacji. Graficznym sposobem przedstawienia kompleksu operacji może być graf. Operacje wykonuje się po to, aby osiągnąć pewien określony cel, wyrażony zadaniem. Oczywiście do wykonania operacji potrzebny jest realizator (zasób), który musi zostać przydzielony do danej operacji. </text:p>
      <text:p text:style-name="P60"/>
      <text:p text:style-name="P60">Podstawowym problem decyzyjnym jest problem alokacji, który polega na rozdziale, czyli alokacji zasobów i zadań do operacji w kompleksie operacji. Jako kryterium alokacji zwykle przyjmuje się koszt lub czas wykonania kompleksu operacji.</text:p>
      <text:p text:style-name="P60"/>
      <text:p text:style-name="P60">Kolejnym problemem decyzyjnym jest problem szeregowania zadań. Problem ten jest szeroko znany i omawiany. Kluczowymi pojęciami występującymi w problematyce szeregowania są: zadanie, które wystąpiło już w poprzednim punkcie dotyczącym alokacji, oraz realizator rozumiany tu jako podmiot wykonujący zadanie i mogący mieć różną naturę i interpretacje. Problem szeregowania można ogólnie określić jako wyznaczenie takiego dopuszczalnego przyporządkowania elementów jednego zbioru elementom drugiego zbioru, które jest najlepsze ze względu na przyjęte kryterium szeregowania.</text:p>
      <text:p text:style-name="P60"/>
      <text:p text:style-name="P60">Kolejny problem występuje w sytuacji w której nie mamy pewności co do zbiorów zasobów, zadań, operacji, czy parametrów tych elementów. Mamy do czynienia z tak zwanym problemem probabilistycznym (stochastycznym), w którym informacja o pewnych wielkościach jest określona z wykorzystaniem rozkładów prawdopodobieństwa i ma charakter stochastyczny. </text:p>
      <text:p text:style-name="P60"/>
      <text:p text:style-name="P60">Problem w sytuacji gdy mamy do czynienia z ruchomymi realizatorami. Występuje to w sytuacji gdy np. pracownicy na liniach produkcyjnych wykonują operacje na różnych liniach produkcyjnych w ramach jednego zadnia. Wtedy do czasu realizacji zadania, dochodzi czas potrzebny do “przejścia” realizatora od jednego stanowiska do innego.</text:p>
      <text:p text:style-name="P51"><text:a xlink:type="simple" xlink:href="http://www.dbc.wroc.pl/Content/1168/jozefczyk.pdf"><text:span text:style-name="T25"/></text:a></text:p>
      <text:p text:style-name="P37"/>
      <text:p text:style-name="P59">17.<text:tab/>Podstawowe problemy, metody i algorytmy optymalizacji dyskretnej. </text:p>
      <text:p text:style-name="P63"><text:span text:style-name="T55">Źródło:</text:span><text:span text:style-name="T51"> </text:span><text:a xlink:type="simple" xlink:href="http://mariusz.uchronski.staff.iiar.pwr.wroc.pl/TI/TI_zadanie_5_rozw.pdf"><text:span text:style-name="T51">http://mariusz.uchronski.staff.iiar.pwr.wroc.pl/TI/TI_zadanie_5_rozw.pdf</text:span></text:a></text:p>
      <text:p text:style-name="P38"/>
      <text:p text:style-name="P60">Zadania, w których zmienne decyzyjne (bądź ich część) przyjmują wartości dyskretne, </text:p>
      <text:p text:style-name="P40">całkowitoliczbowe lub binarne nazywane są problemami optymalizacji dyskretnej lub </text:p>
      <text:p text:style-name="P40">dyskretno - ciągłej. Zdecydowana większość problemów planowania i sterowania należy do </text:p>
      <text:p text:style-name="P40">takiej klasy problemów. Zadania takie należą do wyjątkowo trudnych z obliczeniowego </text:p>
      <text:p text:style-name="P40">punktu widzenia, z uwagi na mnogość występowania ekstremów lokalnych i często brak </text:p>
      <text:p text:style-name="P40">własności wypukłości, ciągłości i różniczkowalności funkcji kryterialnej, NP - trudność </text:p>
      <text:p text:style-name="P40">większości problemów pochodzących z praktyki oraz przekleństwo wielowymiarowości. </text:p>
      <text:p text:style-name="P40">Istnienie wielu ekstremów lokalnych, kłopotliwe już dla przypadku optymalizacji ciągłej </text:p>
      <text:p text:style-name="P40">nabiera dla problemów dyskretnych szczególnego znaczenia. Z kolei bezpośrednią </text:p>
      <text:p text:style-name="P40">konsekwencją NP - trudności jest to, <text:s/>że czas obliczeń odpowiedniego algorytmu </text:p>
      <text:p text:style-name="P40">komputerowego jest funkcją wykładniczą od rozmiaru rozwiązywanego problemu.</text:p>
      <text:p text:style-name="P40"/>
      <text:p text:style-name="P47">Metody dokładne </text:p>
      <text:p text:style-name="P40">Metoda dokładna wyznacza rozwiązanie globalnie optymalne. Wśród metod dokładnych można wymienić m. in. </text:p>
      <text:p text:style-name="P147">a) efektywne algorytmy dedykowane, </text:p>
      <text:p text:style-name="P147">b) przegląd zupełny, </text:p>
      <text:p text:style-name="P147">c) metody oparte o schemat podziału i ograniczeń, </text:p>
      <text:p text:style-name="P147">d) metody oparte o schemat programowania dymanicznego (PD), </text:p>
      <text:p text:style-name="P147">e) metody oparte na programowaniu liniowym całkowitoliczbowym (PLC). </text:p>
      <text:p text:style-name="P40"><text:soft-page-break/>Metody (b)-(e) są kosztownymi obliczeniowo metodami wykorzystywanymi do rozwiązywania problemów silnie NP-trudnych. Są to metody czaso- i pamięciochłonne oraz rozmiar rozwiązywanych przez nie problemów jest ciągle zbyt mały. Metody te są na przykład wykorzystywane do poszukiwania minimalnego czasu cyklu dla powtarzalnego procesu produkcyjnego z niewielkim repertuarem wyrobów. Dla małej liczby zadań można wyznaczyć rozwiązanie którego nawet mały zysk otrzymany w jednym cyklu zwielokrotni się o liczbę cykli w całym procesie produkcyjnym. Metody dokładne są wykorzystywane także do wyznaczania rozwiązań referencyjnych, do których następnie porównuje się wyniki algorytmów przybliżonych oceniając ich jakość. </text:p>
      <text:p text:style-name="P40"/>
      <text:p text:style-name="P47">Metody przybliżone </text:p>
      <text:p text:style-name="P40">Metoda przybliżona dostarcza pewnego rozwiązania bliskiego optymalnemu, to znaczy takiego rozwiązania, dla którego wartość funkcji celu niewiele różni się od wartości optymalnej. Metod przybliżonych jest znacznie więcej niż dokładnych, są one zwykle zorientowane na problem, który rozwiązują. Jakość metody przybliżonej ocenia się na podstawie złożoności obliczeniowej algorytmu oraz dokładności przybliżenia. </text:p>
      <text:p text:style-name="P148">Poszukiwanie lokalne </text:p>
      <text:p text:style-name="P147">Wiele algorytmów przybliżonych opiera się na iteracyjnym polepszaniu bieżącego rozwiązania poprzez lokalne przeszukiwanie. Przeszukiwanie to rozpoczyna się od pewnego rozwiązania startowego. Następnie generowane jest jego otoczenie (sąsiedztwo), z którego wybiera się najlepsze rozwiązanie, które staje się rozwiązaniem startowym w kolejnej iteracji.</text:p>
      <text:p text:style-name="P149"><text:span text:style-name="T27">Symulowane wyżarzanie</text:span> </text:p>
      <text:p text:style-name="P147">Metoda symulowanego wyżarzania (odprężania) posiada pewne analogie z termodynamicznym procesem studzenia. Stany ciała są postrzegane jako analogiczne do rozwiązań, a energia ciała - analogiczna do wartości funkcji celu. </text:p>
      <text:p text:style-name="P147"><text:span text:style-name="T27">Algorytmy ewolucyjne</text:span> </text:p>
      <text:p text:style-name="P147">W algorytmach ewolucyjnych przy rozwiązywaniu danego problemu korzysta się z mechanizmu opartego na zjawisku naturalnej ewolucji gatunków. </text:p>
      <text:p text:style-name="P51"/>
      <text:p text:style-name="P59">18.<text:tab/>Podstawowe metody „obliczeń miękkich (inteligentnych)”. </text:p>
      <text:p text:style-name="P60">Patrz odp. 30.</text:p>
      <text:p text:style-name="P51"/>
      <text:p text:style-name="P25"/>
      <text:p text:style-name="P49"><text:span text:style-name="T1">19.<text:tab/></text:span><text:bookmark-start text:name="__DdeLink__32176_257868763"/><text:span text:style-name="T1">Podejmowanie decyzji w warunkach niepewności</text:span><text:bookmark-end text:name="__DdeLink__32176_257868763"/><text:span text:style-name="T1">. </text:span></text:p>
      <text:p text:style-name="P60"/>
      <text:p text:style-name="P63"><text:span text:style-name="T53">Niepewność</text:span><text:span text:style-name="T56"> jako pojęcie </text:span><text:a xlink:type="simple" xlink:href="http://pl.wikipedia.org/wiki/Teoria_decyzji"><text:span text:style-name="T56">teorii</text:span></text:a><text:a xlink:type="simple" xlink:href="http://pl.wikipedia.org/wiki/Teoria_decyzji"><text:span text:style-name="T56"> </text:span></text:a><text:a xlink:type="simple" xlink:href="http://pl.wikipedia.org/wiki/Teoria_decyzji"><text:span text:style-name="T56">decyzji</text:span></text:a><text:span text:style-name="T56"> oznacza sytuację, w której określone decyzje mogą spowodować różne skutki, w zależności od tego, który z możliwych stanów rzeczy zajdzie, przy czym nie są znane prawdopodobieństwa wystąpienia poszczególnych z nich.</text:span></text:p>
      <text:p text:style-name="P73"/>
      <text:p text:style-name="P72">Rachunek prawdopodobieństwa jest formalnym, poprawnym mechanizmem wnioskowania </text:p>
      <text:p text:style-name="P73">Lecz:</text:p>
      <text:p text:style-name="P73">Stosowanie rachunku prawdopodobieństwa wymaga od użytkownika dostarczenia pewnej liczby prawdopodobieństw warunkowych. Nawet niezależne fakty początkowe nie propagują niezależności w procesie wnioskowania. Wnioskowanie z założeniem niezależności produkuje rygorystyczne (złe) wyjścia.</text:p>
      <text:p text:style-name="P73"/>
      <text:p text:style-name="P63"><text:span text:style-name="T56">Formalnie, </text:span><text:span text:style-name="T53">decyzjami podejmowanymi w warunkach niepewności</text:span><text:span text:style-name="T56"> nazywamy taką klasę </text:span><text:a xlink:type="simple" xlink:href="http://pl.wikipedia.org/wiki/Problem_decyzyjny"><text:span text:style-name="T56">problemów</text:span></text:a><text:a xlink:type="simple" xlink:href="http://pl.wikipedia.org/wiki/Problem_decyzyjny"><text:span text:style-name="T56"> </text:span></text:a><text:a xlink:type="simple" xlink:href="http://pl.wikipedia.org/wiki/Problem_decyzyjny"><text:span text:style-name="T56">decyzyjnych</text:span></text:a><text:span text:style-name="T56">, w której dla przynajmniej jednej </text:span><text:a xlink:type="simple" xlink:href="http://pl.wikipedia.org/wiki/Decyzja"><text:span text:style-name="T56">decyzji</text:span></text:a><text:span text:style-name="T56"> nie jest znany </text:span><text:a xlink:type="simple" xlink:href="http://pl.wikipedia.org/wiki/Rozkład_prawdopodobieństwa"><text:span text:style-name="T56">rozkład</text:span></text:a><text:a xlink:type="simple" xlink:href="http://pl.wikipedia.org/wiki/Rozkład_prawdopodobieństwa"><text:span text:style-name="T56"> </text:span></text:a><text:a xlink:type="simple" xlink:href="http://pl.wikipedia.org/wiki/Rozkład_prawdopodobieństwa"><text:span text:style-name="T56">prawdopodobieństwa</text:span></text:a><text:span text:style-name="T56"> konsekwencji.</text:span></text:p>
      <text:p text:style-name="P69"><text:span text:style-name="T48">Przykład</text:span><text:span text:style-name="T39">: Mamy pomysł na nowy produkt i chcemy zdecydować, czy otworzyć firmę zajmującą się produkcją i sprzedażą tego produktu. Nie jesteśmy w stanie określić prawdopodobieństwa sukcesu naszej firmy, jednak pomimo tego decydujemy się zaryzykować. Podjęliśmy decyzję w warunkach </text:span><text:span text:style-name="T29">niepewności</text:span><text:span text:style-name="T39">.</text:span></text:p>
      <text:p text:style-name="P63"><text:span text:style-name="T56">W praktyce prawie zawsze w wypadku niepewności określamy </text:span><text:a xlink:type="simple" xlink:href="http://pl.wikipedia.org/wiki/Prawdopodobieństwo_subiektywne"><text:span text:style-name="T56">prawdopodobieństwo</text:span></text:a><text:a xlink:type="simple" xlink:href="http://pl.wikipedia.org/wiki/Prawdopodobieństwo_subiektywne"><text:span text:style-name="T56"> </text:span></text:a><text:a xlink:type="simple" xlink:href="http://pl.wikipedia.org/wiki/Prawdopodobieństwo_subiektywne"><text:span text:style-name="T56">subiektywne</text:span></text:a><text:span text:style-name="T56"> zajścia danej konsekwencji.</text:span></text:p>
      <text:p text:style-name="P60"><text:soft-page-break/>Metody podejmowania decyzji w warunkach niepewności:</text:p>
      <text:list xml:id="list569618323" text:style-name="L16">
        <text:list-item>
          <text:p text:style-name="P66">zb. przybliżone</text:p>
        </text:list-item>
        <text:list-item>
          <text:p text:style-name="P41">zb. rozmyte</text:p>
        </text:list-item>
        <text:list-item>
          <text:p text:style-name="P41">sieci bayesowskie</text:p>
        </text:list-item>
      </text:list>
      <text:p text:style-name="P60"/>
      <text:p text:style-name="P75"><text:span text:style-name="T42">Teoria zbiorów przybliżonych</text:span><text:span text:style-name="T43"> – Zbiór przybliżony (ang. </text:span><text:span text:style-name="T44">rough set</text:span><text:span text:style-name="T43">) to obiekt matematyczny zbudowany w oparciu o logikę trójwartościową. W swym pierwotnym ujęciu zbiór przybliżony to para klasycznych zbiorów: przybliżenie dolne i przybliżenie górne. Dany element może należeć do obydwu przybliżeń, do żadnego lub tylko do przybliżenia górnego. Ten ostatni przypadek jest o tyle ciekawy, że pozwala na modelowanie niepewności.</text:span></text:p>
      <text:p text:style-name="P69"><text:span text:style-name="T29"/></text:p>
      <text:p text:style-name="P43"><text:span text:style-name="T29">Sieć Bayesowska</text:span><text:span text:style-name="T39"> to acykliczny graf skierowany, w którym:</text:span></text:p>
      <text:p text:style-name="P48">• węzły reprezentują zmienne losowe (np. stan pacjenta, cechę obiektu itp.)</text:p>
      <text:p text:style-name="P48">• łuki (skierowane) reprezentują zależności typu „ zmienna X ma bezpośredni wpływ na Y”,</text:p>
      <text:p text:style-name="P48">• każdy węzeł X ma stowarzyszona z nim tablice prawdopodobienstw warunkowych określających wpływ wywierany na X przez jego poprzedników (rodziców) w grafie,</text:p>
      <text:p text:style-name="P48">• Zmienne reprezentowane przez węzły przyjmują wartości dyskretne (np.: TAK, NIE).</text:p>
      <text:p text:style-name="P34"><text:span text:style-name="T61">Zrodlo: </text:span><text:a xlink:type="simple" xlink:href="http://zsi.tech.us.edu.pl/~nowak/bios/bio/w6a.pdf"><text:span text:style-name="T61">http://zsi.tech.us.edu.pl/~nowak/bios/bio/w6a.pdf</text:span></text:a></text:p>
      <text:p text:style-name="P48"/>
      <text:p text:style-name="P51"/>
      <text:p text:style-name="P59">20.<text:tab/>Metody i algorytmy rozpoznawania. </text:p>
      <text:p text:style-name="P60"/>
      <text:p text:style-name="P69"><text:span text:style-name="T30">Rozpoznawanie obiektów</text:span><text:span text:style-name="T40"> – przypisanie ich do klasy na podstawie cech (algorytm </text:span></text:p>
      <text:p text:style-name="P60">rozpoznawania)</text:p>
      <text:p text:style-name="P69"><text:span text:style-name="T30">schemat:</text:span><text:span text:style-name="T40"> obiekt opisany cechami → pomiar cech → </text:span><text:bookmark-start text:name="__DdeLink__32445_257868763"/><text:span text:style-name="T40">(przetwarzanie cech → klasyfikacja)</text:span><text:bookmark-end text:name="__DdeLink__32445_257868763"/></text:p>
      <text:p text:style-name="P43"><text:span text:style-name="T40">(przetwarzanie cech → klasyfikacja) to </text:span><text:span text:style-name="T41">rozpoznawanie obiektu</text:span></text:p>
      <text:p text:style-name="P40"><text:s/></text:p>
      <text:p text:style-name="P71">Rozpoznawanie z nauczycielem w oparciu o ciąg uczący </text:p>
      <text:p text:style-name="P71">Algorytmy odległościowe: </text:p>
      <text:list xml:id="list823876490" text:style-name="L17">
        <text:list-item>
          <text:p text:style-name="P142"><text:span text:style-name="T30">Algorytm NM </text:span><text:span text:style-name="T40">(najbliższej średniej) – obliczamy wartość średnią dla każdej klasy. Obliczamy odlległość x od każdego elementu średniego, bierzemy min odległość i przypisujemy do klasy odpowiadającej tej wartości średniej </text:span></text:p>
        </text:list-item>
        <text:list-item>
          <text:p text:style-name="P142"><text:span text:style-name="T30">Algorytm KNN</text:span><text:span text:style-name="T40"> (k najbliższych sąsiadów) – liczymy odległość x od każdego elementu ciągu uczącego, sortujemy w porządku niemalejącym, bierzemy k pierwszych pozycji i wybieramy najczęściej występującą klasę </text:span></text:p>
        </text:list-item>
      </text:list>
      <text:p text:style-name="P71">Algorytmy probabilistyczne</text:p>
      <text:p text:style-name="P43"><text:span text:style-name="T30">Naiwny Bayes –</text:span><text:span text:style-name="T23"> założenie o niezależności zmiennych losowych-atrybutów (naiwny wynika z faktu, że wcale nie są niezależne)</text:span></text:p>
      <text:p text:style-name="P69"><text:span text:style-name="T40"><text:s/></text:span><text:span text:style-name="T30">Drzewa klasyfikacyjne. </text:span><text:span text:style-name="T23">A</text:span><text:span text:style-name="T40">lgorytm (ogólny) - 2 kroki:</text:span></text:p>
      <text:p text:style-name="P60">1) reguła podziału wierzchołków</text:p>
      <text:p text:style-name="P60">2) reguła uznania wierzchołka za końcowy i przypisanie mu klasy</text:p>
      <text:p text:style-name="P60"><text:s/></text:p>
      <text:p text:style-name="P71">Algorytm ID.3</text:p>
      <text:p text:style-name="P33"><text:span text:style-name="T57">Źródło: </text:span><text:a xlink:type="simple" xlink:href="http://www.ci.pwr.wroc.pl/~kwasnick/tekstystudenckie/apw/id3.htm"><text:span text:style-name="T57">http://www.ci.pwr.wroc.pl/~kwasnick/tekstystudenckie/apw/id3.htm</text:span></text:a></text:p>
      <text:p text:style-name="P36">Treść algorytmu:</text:p>
      <text:p text:style-name="P179">1. Oblicz entropię dla każdego atrybutu </text:p>
      <text:p text:style-name="P180">2. Wybierz atrybut A z najniższą entropią</text:p>
      <text:p text:style-name="P180">3. Podziel zbiór przykładów uczących ze względu na wartość atrybutu A na rozłączne podzbiory </text:p>
      <text:p text:style-name="P180">4. Dodaj do drzewa krawędzie z warunkami:</text:p>
      <text:p text:style-name="P181"><text:s text:c="3"/><text:span text:style-name="T31">jeśli A=a1 to ... (poddrzewo 1)</text:span></text:p>
      <text:p text:style-name="P181"><text:s text:c="3"/><text:span text:style-name="T31">...</text:span></text:p>
      <text:p text:style-name="P180">5. Dla każdego poddrzewa wykonaj kroki od 1.</text:p>
      <text:p text:style-name="P178"><text:span text:style-name="T10">W każdej iteracji jeden atrybut jest usuwany. Algorytm zatrzymuje się, gdy do rozpatrzenia nie pozostanie juz żaden atrybut lub wszystkie przykłady w danym podrzewie mają tą samą wartość atrybutu decyzyjnego.</text:span></text:p>
      <text:p text:style-name="P178"><text:span text:style-name="T10"/></text:p>
      <text:p text:style-name="P178"><text:span text:style-name="T10"/></text:p>
      <text:p text:style-name="P59"><text:soft-page-break/>21.<text:tab/>Postulaty metodologii nauk. </text:p>
      <text:p text:style-name="P60"/>
      <text:p text:style-name="P99">Metodologia nauk – nauka zajmująca się metodami stosowanymi przy formułowaniu twierdzeń i teorii naukowych. Metodologia nauk analizuje nie tylko procedury badawcze, lecz także jej wytwory: pojęcia, hipotezy, twierdzenia.</text:p>
      <text:p text:style-name="P99"/>
      <text:p text:style-name="P145">Metodologia nauk, w aspekcie pragmatycznym – nauka o metodach działalności naukowej i stosowanych w nauce procedurach badawczych; w aspekcie teoretycznym – nauka o elementach i strukturze systemów naukowych </text:p>
      <text:p text:style-name="P60"/>
      <text:p text:style-name="P145">•Metodologia nauk nie prowadzi badań empirycznych „w terenie”, nie obserwuje rzeczywistych, konkretnych naukowców przy pracy (A)</text:p>
      <text:p text:style-name="P145">•Metodologia nauk pyta o procedury, schematy postępowania akceptowane w nauce w ogóle i w poszczególnych dyscyplinach naukowych (B)</text:p>
      <text:p text:style-name="P145">–jako źródła poznania, wiedzy</text:p>
      <text:p text:style-name="P145">–jako sposoby uzasadniania stwierdzeń, wiedzy</text:p>
      <text:p text:style-name="P145">•Pytanie – skoro metodologia nie zajmuje się (A), to skąd właściwie wie jakie są (B)?</text:p>
      <text:p text:style-name="P145">–Nie wie, postępuje apriorycznie, jest działem logiki, zajmuje się metodami poprawnego myślenia w ogóle, m.in. bada wnioskowanie od zdania do zdania, mówi raczej o tym jakie powinny być właściwe metody prowadzące do wiedzy uzasadnionej (Bocheński, 1992, s. 20-25)</text:p>
      <text:p text:style-name="P99">–Odnosi się do nauki jako mega-faktu, rzeczywiście istniejącego (Bocheński, 1992, s. 139-142) </text:p>
      <text:p text:style-name="P99"/>
      <text:p text:style-name="P99">Postulaty:</text:p>
      <text:p text:style-name="P99">- falsyfikowalność - jakkolwiek żadne doświadczenie nie może wykazać prawdziwości teorii, to istnieją doświadczenia, które mogą wykazać jej fałszywość</text:p>
      <text:p text:style-name="P99">- sprawdzalność - wiedza naukowa poddaje się sprawdzeniu, kontroli; powinno być powiedziane w jaki sposób doszliśmy do takich, a nie innych stwierdzeń, wniosków, przy użyciu jakich metod, na podstawie jakich danych, a także jak inni mogą sprawdzić nasze wyniki</text:p>
      <text:p text:style-name="P99">- prostota - wiedza naukowa powinna być zaprezentowana w sposób możliwie najprostszy, dostępny dla jak najszerszej grupy odbiorów</text:p>
      <text:p text:style-name="P99">- bezstronność - przeciwstawienie tendencyjności, obiektywna sprawdzalność, niezależność od podmiotu sprawdzającego</text:p>
      <text:p text:style-name="P99"/>
      <text:p text:style-name="P89"/>
      <text:p text:style-name="P59">22.<text:tab/>Współczesne metody naukometrii </text:p>
      <text:p text:style-name="P60"/>
      <text:p text:style-name="P60">Naukometria zajmuje się badaniem rozwoju nauki jako procesu informacyjnego; stosuje metody statystyczno-ilościowe, pozwalające na określenie aktualnego stanu danej dyscypliny naukowej i prognozowanie perspektyw jej rozwoju.</text:p>
      <text:p text:style-name="P60"/>
      <text:p text:style-name="P60">Współcześnie do oceny jakości czasopism używa się następujących wskaźników:</text:p>
      <text:list xml:id="list1518895305" text:style-name="L18">
        <text:list-item>
          <text:p text:style-name="P96">Impact factor - stosunek liczby cytowań do artykułów z czasopisma z ostatnich dwóch lat do liczby artykułów w tych latach, czyli średnia ilość cytowań do artykułów w ostatnim czasie</text:p>
        </text:list-item>
        <text:list-item>
          <text:p text:style-name="P96">Immediacy Index - stosunek liczby cytowań do artykułów z czasopisma z aktualnego roku do liczby artykułów opublikowanych w tym roku</text:p>
        </text:list-item>
        <text:list-item>
          <text:p text:style-name="P96">Half-Life cytujących - mediana wieku artykułów, które były cytowane przez artykuły w czasopiśmie (w danym roku)</text:p>
        </text:list-item>
        <text:list-item>
          <text:p text:style-name="P96">Half-Life cytowanych - mediana wieku artykułów z czasopisma, które były cytowane przez artykuły w innych czasopismach (w danym roku)</text:p>
        </text:list-item>
        <text:list-item>
          <text:p text:style-name="P96">liczba cytowań</text:p>
        </text:list-item>
        <text:list-item>
          <text:p text:style-name="P129"><text:span text:style-name="T11">liczba artykułów</text:span></text:p>
        </text:list-item>
      </text:list>
      <text:p text:style-name="P126"><text:span text:style-name="T11"/></text:p>
      <text:p text:style-name="P126"><text:span text:style-name="T11"/></text:p>
      <text:p text:style-name="P126"><text:span text:style-name="T11"/></text:p>
      <text:p text:style-name="P59"><text:soft-page-break/>23.<text:tab/>Organizacja systemów rozproszonych. </text:p>
      <text:p text:style-name="P60"/>
      <text:p text:style-name="P60">System rozproszony to układ wielu jednostek widzianych przez użytkownika jako jedna jednostka (cechują się przezroczystością).</text:p>
      <text:p text:style-name="P60"/>
      <text:p text:style-name="P60">Ze względu na sposób połączenia poszczególnych jednostek wyróżnia się rozproszone systemy:</text:p>
      <text:list xml:id="list1255051659" text:style-name="L19">
        <text:list-item>
          <text:p text:style-name="P94">połączone luźno (wielokomputery) - np. klastry obliczeniowe, składające się z jednostek heterogenicznych (różnego typu, z różnymi systemami operacyjnymi, itp.), posiadających własną pamięć, połączone ze sobą w sieć. W zależności od rodzaju rozwiązywanego problemu stosuje się układy połączeń: pełne, gwiazda, magistrala, pierścień, siatka, hiperkostka i inne.</text:p>
        </text:list-item>
        <text:list-item>
          <text:p text:style-name="P94">połączone ściśle (wieloprocesory) - np. rdzenie procesora lub rdzenie karty graficznej, skłądające się z jednostek tego samego typu, połączonych w sposób ściśle ustalony i niezmienny. Dane przesyłane są znacznie szybciej, często za pośrednictwem wspólnej pamięci.</text:p>
        </text:list-item>
      </text:list>
      <text:p text:style-name="P60"/>
      <text:p text:style-name="P60">Ze względu na architekturę rozróżnia się systemy typu:</text:p>
      <text:list xml:id="list207059523" text:style-name="L22">
        <text:list-item>
          <text:p text:style-name="P95">SISD - Single Instruction Single Data - naraz wykonywana jest jedna instrukcja dla jednego strumienia danych (standardowe CPU)</text:p>
        </text:list-item>
        <text:list-item>
          <text:p text:style-name="P95">SIMD - Single Instruction Multiple Data - jedna instrukcja wykonywana jest dla wielu danych (karty graficzne, procesor wektorowy CELL)</text:p>
        </text:list-item>
        <text:list-item>
          <text:p text:style-name="P95">MISD - Multiple Instruction Single Data - wiele instrukcji wykonywanych dla jednego strumienia danych, układ nie występujący w praktyce</text:p>
        </text:list-item>
        <text:list-item>
          <text:p text:style-name="P128">MIMD - Multiple Instruction Multiple Data - wiele strumieni instrukcji przetwarza wiele strumieni danych (komputery równoległe i rozproszone)</text:p>
        </text:list-item>
      </text:list>
      <text:list xml:id="list1350048182" text:style-name="L23">
        <text:list-header>
          <text:p text:style-name="P56"/>
        </text:list-header>
      </text:list>
      <text:p text:style-name="P25"/>
      <text:p text:style-name="P59">24.<text:tab/>Ocena systemów równoległych. </text:p>
      <text:p text:style-name="P60"/>
      <text:p text:style-name="P60">Dobry system równoległy/rozproszony powinien być skalowalny - jego osiągi nie powinny spadać podczas zwiększania rozmiaru problemu obliczeniowego, a powinny rosnąć w miarę rozbudowywania warstwy sprzętowej. Do oceny tych osiągów stosuje się miary zwane przyspieszeniem i efektywnością.</text:p>
      <text:p text:style-name="P69"><text:span text:style-name="T30">Przyspieszenie</text:span><text:span text:style-name="T40"> jest stosunkiem czasu wykonania programu na jednym procesorze do czasu wykonania go na wielu procesorach (S_p = T_1 / T_p).</text:span></text:p>
      <text:p text:style-name="P69"><text:span text:style-name="T30">Efektywność</text:span><text:span text:style-name="T40"> to iloraz przyspieszenia i liczby procesorów tego samego typu, za pomoca których to przyspieszenie to osiagnięto (E = S_p / p). Wskazuje ona poziom wykorzystania dostępnych procesorów (przyspieszenie na procesor).</text:span></text:p>
      <text:p text:style-name="P43"><text:span text:style-name="T40"/></text:p>
      <text:p text:style-name="P69"><text:span text:style-name="T40">Gene </text:span><text:span text:style-name="T30">Amdahl</text:span><text:span text:style-name="T40"> sprecyzował sposób obliczania maksymalnego oczekiwanego przyspieszenia systemu po przyspieszeniu jego części.</text:span></text:p>
      <text:p text:style-name="P60">Metoda ta, znana jako prawo Amdahla znalazła zastosowanie w systemach równoległych, umożliwiając szacowanie maksymalnego przyspieszenia programu składającego się z części sekwencyjnej i równoległej. Narzuca ono górną granicę przyspieszenia dla programu składającego się z części równoległej i sekwencyjnej (niemożliwej do zrównoleglenia) ograniczonego właśnie częścią sekwencyjną.</text:p>
      <text:p text:style-name="P60"/>
      <text:p text:style-name="P69"><text:span text:style-name="T30">Gustafson</text:span><text:span text:style-name="T40"> argumentował nieprawdziwość prawa Amdahla tym, że dla większej ilości procesorów zwykle zwiększamy rozmiar problemu, co z kolei powoduje zwiększenie ilości obliczeń możliwych do zrównoleglenia. W ten sposób probował znieść "mentalną blokadę" narzuconą wg niego przez prawo Amdahla.</text:span></text:p>
      <text:p text:style-name="P60"/>
      <text:p text:style-name="P40"><text:span text:style-name="T11">Powyższe miary ze względu na założenie, że użyte procesory są tego samego typu (podczas wykonywania programów zarówno sekwencyjnych i równoległych), nie mogą zostać zastosowane w obliczeniach na kartach graficznych - jednostki tam dostępne uniemożliwiają uruchomienie na nich wersji sekwencyjnej.</text:span></text:p>
      <text:list xml:id="list572602738" text:style-name="L51">
        <text:list-item>
          <text:p text:style-name="P50"><text:soft-page-break/><text:span text:style-name="T13">Uczenie indukcyjne: metody, zastosowania.</text:span></text:p>
          <text:p text:style-name="P46"><text:a xlink:type="simple" xlink:href="http://aragorn.pb.bialystok.pl/~radev/ai/se/zal/notyet/pozyskiwanie%20wiedzy.doc"><text:span text:style-name="T12">http://aragorn.pb.bialystok.pl/~radev/ai/se/zal/notyet/pozyskiwanie%20wiedzy.doc</text:span></text:a></text:p>
        </text:list-item>
      </text:list>
      <text:p text:style-name="P45"><text:span text:style-name="T12"/></text:p>
      <text:list xml:id="list722701553" text:style-name="L52">
        <text:list-item>
          <text:p text:style-name="P19"><text:span text:style-name="T58">Uczenie pojęć</text:span><text:span text:style-name="T60"> (</text:span><text:span text:style-name="T58">concept learning</text:span><text:span text:style-name="T60">) to pozyskanie definicji ogólnej kategorii mając próbkę </text:span><text:span text:style-name="T59">pozytywnych i negatywnych przykładów</text:span><text:span text:style-name="T60">. Uczenie pojęć można zdefiniować jako przeszukiwanie przestrzeni predefiniowanych hipotez w celu znalezienia hipotez najbardziej pasujących do przykładów uczących. Uczenie pojęć nazywane bywa aproksymacją wartości funkcji logicznej z przykładów. Automatyczne wnioskowanie ogólnych definicji pojęć jest postrzegane jako etykietowanie danych przykładów jako należących bądź nie należących do uczonego pojęcia. Zatem, </text:span><text:span text:style-name="T59">uczenie pojęć</text:span><text:span text:style-name="T60"> może być zdefiniowane jako: </text:span><text:span text:style-name="Strong_20_Emphasis"><text:span text:style-name="T60">Wnioskowanie wartości funkcji logicznej z przykładów zawierających wejścia jak i wyjścia</text:span></text:span><text:span text:style-name="T60">. Reprezentacja hipotezy zaprojektowana w systemie składa się z koniunkcji ograniczeń na wartości atrybutów przykładów. <text:line-break/>Generowanie hipotez </text:span><text:span text:style-name="T59">od-ogółu-do-szczegółu</text:span><text:span text:style-name="T60"> (</text:span><text:span text:style-name="T59">General-to-Specific Ordering of Hypotheses</text:span><text:span text:style-name="T60">) pozwala na tworzenie algorytmów uczących bez konieczności specyfikacji explicite wszystkich możliwych hipotez. </text:span></text:p>
        </text:list-item>
        <text:list-item>
          <text:p text:style-name="P19"><text:span text:style-name="T54">Uczenie drzew decyzyjnych (Decision Tree Learning) </text:span><text:span text:style-name="T60">Jest to popularna metoda wnioskowania indukcyjnego. Służy do aproksymacji funkcji dyskretnej, jest odpowiednia dla zaszumionych danych i ma możliwości uczenia wyrażeń dysjunkcyjnych (alternatyw). Do tej rodziny należą ID3, ASSISTANT, C4.5. Ich '</text:span><text:span text:style-name="T59">inductive bias</text:span><text:span text:style-name="T60">' jest preferencja małych drzew.<text:line-break/>Uczona funkcja jest reprezentowana jako drzewo decyzyjne. Drzewo decyzyjne może być przedstawione w postaci reguł </text:span><text:span text:style-name="T59">if-then</text:span><text:span text:style-name="T60"> dla poprawienia jego czytelności. <text:line-break/>Każdy węzeł w drzewie decyzyjnym specyfikuje test pewnego atrybutu przykładu, każda gałąź wychodząca z węzła odpowiada jednej możliwej wartości tego atrybutu. Przykłady są klasyfikowane poczynając od korzenia drzewa, testując atrybut określony przez korzeń, poruszając się w dół po drzewie zgodnie z wartościami przyjmowanymi przez atrybuty w węzłach. W ogólności drzewo reprezentuje koniunkcje i dysjunkcje ograniczeń nałożonych na wartości atrybutów.</text:span></text:p>
        </text:list-item>
        <text:list-item>
          <text:p text:style-name="P19"><text:span text:style-name="T54">Uczenie Bayesowskie</text:span><text:span text:style-name="Strong_20_Emphasis"><text:span text:style-name="T60">. </text:span></text:span><text:span text:style-name="T60">Cechy takiego podejścia to: </text:span></text:p>
        </text:list-item>
        <text:list-item>
          <text:p text:style-name="P151">Każdy obserwowany przykład może stopniowo zwiększać lub zmniejszać estymowane prawdopodobieństwo poprawności hipotezy. Jest to bardziej elastyczne podejście w stosunku do tego, które usuwa hipotezy niezgodne choć z jednym przykładem. </text:p>
        </text:list-item>
        <text:list-item>
          <text:p text:style-name="P151">Wiedza aprioryczna może być łączona z obserwowanymi danymi do określania końcowego prawdopodobieństwa hipotezy. Wiedza aprioryczna jest dostarczana poprzez (1) prawdopodobieństwo apriori dla każdej kandydującej hipotezy, (2) rozkład prawdopodobieństwa na obserwowanych danych dla każdej możliwej hipotezy. </text:p>
        </text:list-item>
        <text:list-item>
          <text:p text:style-name="P151">Metoda może akumulować hipotezy, które tworzą prawdopodobne przesłanki </text:p>
        </text:list-item>
        <text:list-item>
          <text:p text:style-name="P151">Nowe zadanie może być klasyfikowane przez połączenie przesłanek wielu hipotez, ważonych ich prawdopodobieństwami. </text:p>
        </text:list-item>
        <text:list-item>
          <text:p text:style-name="P152"><text:span text:style-name="T60">Nawet, jeśli metody są trudne obliczeniowo, mogą dostarczyć standardów optymalnego podejmowania decyzji dla mierzenia innych metod. </text:span></text:p>
        </text:list-item>
        <text:list-item>
          <text:p text:style-name="P152"><text:span text:style-name="T14">Problemem jest to, że typowo wymagają one początkowej znajomości wielu prawdopodobieństw (jeśli nie są znane, muszą być estymowane z dostępnych wcześniej danych). Druga trudność to duży koszt obliczeniowy. </text:span></text:p>
        </text:list-item>
        <text:list-item>
          <text:p text:style-name="P16"><text:span text:style-name="T15">Instance-Based Learning - Uczenie z przykładów</text:span></text:p>
          <text:p text:style-name="P16"><text:span text:style-name="T14">W odróżnieniu od metod uczenia, które konstruują ogólny, jawny opis funkcji docelowej, kiedy dostarczane są dane uczące, </text:span><text:span text:style-name="T16">instance-based</text:span><text:span text:style-name="T14"> uczenie po prostu zapamiętuje uczące przykłady. Uogólnianie nad tymi przykładami jest odwlekane do czasu, aż nowy przykład (zadanie) ma być klasyfikowane. Za każdym razem, kiedy przychodzi nowe zapytanie (przykład), badane są jego powiązania z zapamiętanymi przykładami aby ustalić wartość docelowej funkcji nowego przykładu. Metody Instance-Based Learning to najbliższy sąsiad, </text:span><text:soft-page-break/><text:span text:style-name="T14">metody lokalnych ważonych regresji. Zakładają one, że przykład (</text:span><text:span text:style-name="T16">instance</text:span><text:span text:style-name="T14">) może być reprezentowany jako punkt w przestrzeni Euklidesowej. Obejmują one również metody </text:span><text:span text:style-name="T16">Case-Based Reasoning</text:span><text:span text:style-name="T14"> (wnioskowanie na bazie przykładów), które stosują bardziej złożoną, symboliczną reprezentację przykładów. Metody </text:span><text:span text:style-name="T16">Instance-Based Learning</text:span><text:span text:style-name="T14"> są czasami nazywane "leniwymi" metodami uczenia ("</text:span><text:span text:style-name="T16">lazy</text:span><text:span text:style-name="T14">") ponieważ opóźniają one proces przetwarzania aż do czasu, kiedy nowe zdarzenie (</text:span><text:span text:style-name="T16">instance</text:span><text:span text:style-name="T14">) musi być klasyfikowane. Najważniejszą zaletą tego opóźnienia jest to, że zamiast estymować docelową funkcję dla przestrzeni wejściowych przykładów, metody te mogą je estymować lokalnie i oddzielnie dla każdego nowego zdarzenia. </text:span><text:span text:style-name="T18">Metody z tej grupy to </text:span><text:span text:style-name="T19">k</text:span><text:span text:style-name="T18">-Nearest Neighbor Learning oraz Locally Weighted Regression. </text:span><text:span text:style-name="T14">Metody te nie potrzebują uprzedniego formułowania hipotez. Pozwalają na zamodelowanie bardziej złożonych funkcji docelowych poprzez kolekcję mniej złożonych lokalnych aproksymacji oraz fakt, że żadna informacja obecna w ciągu uczącym nie jest tracona (zapamiętywane są wszystkie przykłady). Podstawowa trudność to efektywność tych metod, trudności z ustaleniem i aproksymacją miary odległości dla odzyskiwania "odpowiednich" przykładów, oraz negatywny wpływ niewłaściwych (</text:span><text:span text:style-name="T16">irrelevant</text:span><text:span text:style-name="T14">) cech miary odległości.</text:span></text:p>
        </text:list-item>
        <text:list-item>
          <text:p text:style-name="P16"><text:span text:style-name="T15">Uczenie się zbioru reguł </text:span><text:span text:style-name="T14">Zbiór reguł w postaci klauzul Hornowskich może być interpretowany jako program w języku Prolog, uczenie ich bywa nazywane </text:span><text:span text:style-name="T15">ILP</text:span><text:span text:style-name="T14"> - </text:span><text:span text:style-name="T17">Inductive Logic Programming</text:span><text:span text:style-name="T14">. </text:span></text:p>
        </text:list-item>
      </text:list>
      <text:p text:style-name="P14"><text:span text:style-name="T12"/></text:p>
      <text:p text:style-name="P14"><text:span text:style-name="T12">// Cichosz:</text:span></text:p>
      <text:p text:style-name="P15"><text:span text:style-name="T14">Uczenie indukcyjne prowadzi do znajdowania hipotez najlepiej wyjaśniających i uogólniających obserwowane fakty. W przypadku uczenia indukcyjnego fakty te często nazywane są przykładami.<text:line-break/>Wyróżniamy następujące rodzaje indukcyjnego uczenia się, które jednocześnie warunkują jego zastosowania:</text:span></text:p>
      <text:list xml:id="list1331911918" text:style-name="L56">
        <text:list-item>
          <text:p text:style-name="P17"><text:span text:style-name="T14">uczenie się pojęć - pojęcia służą klasyfikacji obiektów do kategorii, np. pojęcie krzesła umożliwia nam wskazanie go pośród innych mebli (klasyfikacja)</text:span></text:p>
        </text:list-item>
        <text:list-item>
          <text:p text:style-name="P17"><text:span text:style-name="T14">tworzenie pojęć - uczeń na podstawie zaobserwowanych przykładów, grupuje je samodzielnie w kategorie zgodnie z pewnymi kryteriami podobieństwa zależnymi od algorytmu (klasteryzacja)</text:span></text:p>
        </text:list-item>
        <text:list-item>
          <text:p text:style-name="P17"><text:span text:style-name="T14">uczenie się aproksymacji funkcji - gdzie zbiorem wartości podlegających uczeniu nie jest zbiór kategorii jak w uczeniu się pojęć, a zbiór liczb rzeczywistych, przykłady trenujące złożone są z argumentu funkcji (wektora) i jej wartości dla tego argumentu (regresja?)</text:span></text:p>
        </text:list-item>
      </text:list>
      <text:p text:style-name="P15"><text:span text:style-name="T14">Tryby uczenia:</text:span></text:p>
      <text:list xml:id="list1882114029" text:style-name="L57">
        <text:list-item>
          <text:p text:style-name="P18"><text:span text:style-name="T14">inkrementacyjny - przykłady dostarczane pojedynczo, udoskonalenie hipotezy po każdym z nich</text:span></text:p>
        </text:list-item>
        <text:list-item>
          <text:p text:style-name="P18"><text:span text:style-name="T14">epokowy - cykl uczenia podzielony na epoki, w którym hipotezę udoskonala się po przetworzeniu danej liczby przykładów</text:span></text:p>
        </text:list-item>
        <text:list-item>
          <text:p text:style-name="P18"><text:span text:style-name="T14">wsadowy - uczeń otrzymuje wszystkie przykłady, po przetworzeniu których podaje gotową hipotezę, nie można odczytać hipotez w trakcie procesu uczenia. W przypadku zmiany zbioru przykładów uczenie przeprowadza się od nowa.</text:span></text:p>
        </text:list-item>
        <text:list-item>
          <text:p text:style-name="P18"><text:span text:style-name="T14">korekcyjny - odmiana inkrementacyjnego, w którym uczeń najpierw przedstawia swoją odpowiedź na podany przykład, a następnie otrzymuje informację korygującą, powstałą na podstawie różnicy wartości otrzymanej od oczekiwanej</text:span></text:p>
        </text:list-item>
      </text:list>
      <text:p text:style-name="P14"><text:span text:style-name="T12"/></text:p>
      <text:p text:style-name="P14"><text:span text:style-name="T12"/></text:p>
      <text:p text:style-name="P12"><text:span text:style-name="T12">26.<text:tab/>Uczenie ze wzmocnieniem.</text:span></text:p>
      <text:p text:style-name="P62"><text:span text:style-name="T9"/></text:p>
      <text:p text:style-name="P34"><text:span text:style-name="T9">Nie jest uczeniem indukcyjnym czyli generalizacją dużej liczby przykładów. Nie jest to inna forma uczenia się pojęć. Nie jest to uczenie z nauczycielem. Jest to uczenie się umiejętności (tzw. wiedzy proceduralnej).</text:span></text:p>
      <text:p text:style-name="P62"><text:span text:style-name="T9">Źródłem informacji trenującej jest krytyk, nie będący nauczycielem. W uczeniu nadzorowanym nauczyciel podaje informację trenującą w formie gotowej odpowiedzi (np. klasy obiektu). Z kolei w przypadku uczenia ze wzmocnieniem uczeń najpierw daje odpowiedź na podstawie dotychczasowej strategii, a następnie krytyk ją ocenia.</text:span></text:p>
      <text:p text:style-name="P62"><text:soft-page-break/><text:span text:style-name="T9">Krytyk jest częścią środowiska, w odróżnieniu od ucznia, który środowiska nie zna, nie kontroluje i nie jest go pewnym. Uczeń poznaje środowisko jedynie za pośrednictwem wykonywanych przez siebie akcji.</text:span></text:p>
      <text:p text:style-name="P62"><text:span text:style-name="T9">Proces uczenia podzielony jest na kroki wykonywane w dyskretnych przedziałach czasowych, a każdy z kroków składa się z następujących etapów:</text:span></text:p>
      <text:p text:style-name="P62"><text:span text:style-name="T9">- obserwacja aktualnego stanu x(t)</text:span></text:p>
      <text:p text:style-name="P62"><text:span text:style-name="T9">- wybór akcji na podstawie strategii ( a = PI(x(t)) ), strategia dla podanego stanu zwraca akcję</text:span></text:p>
      <text:p text:style-name="P62"><text:span text:style-name="T9">- wykonanie akcji, a następnie zaobserwowanie otrzymanej nagrody/wzmocnienia r(t)</text:span></text:p>
      <text:p text:style-name="P62"><text:span text:style-name="T9">- obserwacja stanu x(t+1) po wykonaniu akcji</text:span></text:p>
      <text:p text:style-name="P62"><text:span text:style-name="T9">- zmiana strategii na podstawie &lt; x(t), a(t), r(t), x(t+1) &gt;</text:span></text:p>
      <text:p text:style-name="P60"/>
      <text:p text:style-name="P62"><text:span text:style-name="T9">Zmiana strategii powinna powodować naukę celowego zachowania. Cel wyznaczany jest otrzymywanymi nagrodami, a dążenie do niego wiąże się z maksymalizacją kryterium sumy nagród (ważonej). Maksymalizacja ta może być długo lub krótkoterminowa, odpowiednio gdy uczeń pamięta wszystkie poprzednie nagrody lub tylko kilka ostatnich.</text:span></text:p>
      <text:p text:style-name="P62"><text:span text:style-name="T9">Poprawianie strategii może następować po każdym kroku (tryb uczenia inkrementacyjny) lub po epoce uczenia (tryb epokowy).</text:span></text:p>
      <text:p text:style-name="P60"/>
      <text:p text:style-name="P62"><text:span text:style-name="T9">Formalnym modelem środowiska jest proces decyzyjny Markowa (procesy stochastyczne w środowisku). Rozwiązaniem problemu uczenia ze wzmocnieniem jest poznanie prawdopodobieństw i wyznaczenie optymalnej strategii na tej podstawie - wartościowanie strategii. Używa się w tym celu metod:</text:span></text:p>
      <text:list xml:id="list2080307203" text:style-name="L59">
        <text:list-item>
          <text:p text:style-name="P90"><text:span text:style-name="T9">programowania dynamicznego - metoda analityczna, wymaga pełnej wiedzy o procesie, daje w wyniku strategię optymalną, rozwiązanie za pomocą równań Bellmana</text:span></text:p>
        </text:list-item>
        <text:list-item>
          <text:p text:style-name="P136"><text:span text:style-name="T20">różnic czasowych TD - metody numeryczne, szybsze i prostsze, wynik przybliżony, algorytmy AHC, Q-learning, SARSA.</text:span></text:p>
        </text:list-item>
      </text:list>
      <text:p text:style-name="P134"><text:span text:style-name="T20"/></text:p>
      <text:p text:style-name="P134"><text:span text:style-name="T20">Dziedziny, w których możliwości zastosowań uczenia się ze wzmocnieniem wydają się w świetle dotychczasowych prac najbardziej obiecujące, to przede wszystkim:</text:span></text:p>
      <text:list xml:id="list392436112" text:style-name="L60">
        <text:list-item>
          <text:p text:style-name="P137"><text:span text:style-name="T20">inteligentne sterowanie optymalne,</text:span></text:p>
        </text:list-item>
        <text:list-item>
          <text:p text:style-name="P137"><text:span text:style-name="T20">uczące się roboty,</text:span></text:p>
        </text:list-item>
        <text:list-item>
          <text:p text:style-name="P137"><text:span text:style-name="T20">gry planszowe,</text:span></text:p>
        </text:list-item>
        <text:list-item>
          <text:p text:style-name="P137"><text:span text:style-name="T20">optymalizacja kombinatoryczna i szeregowanie.</text:span></text:p>
        </text:list-item>
      </text:list>
      <text:p text:style-name="P134"><text:span text:style-name="T20">Do najbardziej spektakularnych przykładów należy użycie uczenia się ze wzmocnieniem w połączeniu z reprezentacją funkcji wartości za pomocą sieci neuronowej do gry w trik-traka (backgammon): uzyskany w ten sposób program na podstawie własnej gry (ze sobą) doszedł do mistrzostwa (należy do kilku najlepszych graczy na świecie).</text:span></text:p>
      <text:p text:style-name="P44"><text:span text:style-name="T20"/></text:p>
      <text:p text:style-name="P10"><text:span text:style-name="T6">27.<text:tab/></text:span><text:span text:style-name="T5">Modele obrazów: wektory cech, niezmienniki, relacje przestrzenne. </text:span></text:p>
      <text:p text:style-name="P2">Zrodla: Paradowski w. 3</text:p>
      <text:p text:style-name="P6"/>
      <text:p text:style-name="P114"><text:span text:style-name="T2">Wektor cech</text:span><text:span text:style-name="T1"> obrazu to zestaw liczbowych miar opisujących dany obraz.</text:span></text:p>
      <text:p text:style-name="P120"/>
      <text:p text:style-name="P113"><text:span text:style-name="T30">Ekstrakcja cech</text:span><text:span text:style-name="T40"> stanowi synteze danych wizualnych, majaca na celu wydobycie informacji istotnej dla uzytkownika</text:span></text:p>
      <text:p text:style-name="P99"><text:s/></text:p>
      <text:p text:style-name="P145">Cechy niskopoziomowe:</text:p>
      <text:list xml:id="list2142663837" text:style-name="LS21">
        <text:list-item>
          <text:p text:style-name="P101">Wyznaczane sa bezposrednio z danych rastrowych.</text:p>
        </text:list-item>
        <text:list-item>
          <text:p text:style-name="P101">Sa cechami ogólnymi, charakteryzuja dowolne obrazy.</text:p>
        </text:list-item>
        <text:list-item>
          <text:p text:style-name="P101">Nie maja bezposredniego przełozenia na semantyke.</text:p>
        </text:list-item>
      </text:list>
      <text:p text:style-name="P145">Cechy wysokopoziomowe:</text:p>
      <text:list xml:id="list222584388" text:style-name="LS22">
        <text:list-item>
          <text:p text:style-name="P102">Sa zaprojektowane do wydobywania specjalizowanej informacji.</text:p>
        </text:list-item>
        <text:list-item>
          <text:p text:style-name="P102">Sa cechami dostosowanymi do konkretnej dziedziny obrazów.</text:p>
        </text:list-item>
        <text:list-item>
          <text:p text:style-name="P102">Maja bezposrednie przełozenie na semantyke.</text:p>
        </text:list-item>
        <text:list-item>
          <text:p text:style-name="P102">Sa wyznaczane przez złozone metody analizy obrazu.</text:p>
        </text:list-item>
      </text:list>
      <text:p text:style-name="P99"><text:soft-page-break/><text:s/></text:p>
      <text:p text:style-name="P145">Globalne:</text:p>
      <text:list xml:id="list419774402" text:style-name="LS23">
        <text:list-item>
          <text:p text:style-name="P103">Jeden obszar zainteresowania obejmujacy cały obraz.</text:p>
        </text:list-item>
        <text:list-item>
          <text:p text:style-name="P103">Charakteryzuja cały obraz, pomijajac szczegóły.</text:p>
        </text:list-item>
      </text:list>
      <text:p text:style-name="P145">Semi–globalne, semi–lokalne:</text:p>
      <text:list xml:id="list1190694811" text:style-name="LS24">
        <text:list-item>
          <text:p text:style-name="P104">Reprezentuja duze i istotne czesci obrazu.</text:p>
        </text:list-item>
        <text:list-item>
          <text:p text:style-name="P104">Zazwyczaj jest kilka do kilkunastu regionów.</text:p>
        </text:list-item>
        <text:list-item>
          <text:p text:style-name="P104">Moga odzwierciedlac obiekty znajdujace sie na obrazie.</text:p>
        </text:list-item>
        <text:list-item>
          <text:p text:style-name="P104">Moga dzielic obraz sztywny, ustalony sposób.</text:p>
        </text:list-item>
      </text:list>
      <text:p text:style-name="P145">Lokalne:</text:p>
      <text:list xml:id="list1041513579" text:style-name="LS25">
        <text:list-item>
          <text:p text:style-name="P105">Reprezentuja bardzo małe fragmenty obrazu.</text:p>
        </text:list-item>
        <text:list-item>
          <text:p text:style-name="P105">Wiele cech lokalnych składa sie na jeden obiekt.</text:p>
        </text:list-item>
        <text:list-item>
          <text:p text:style-name="P105">Bardzo czesto nakładaja sie na siebie (nie sa rozłaczne).</text:p>
        </text:list-item>
        <text:list-item>
          <text:p text:style-name="P105">Czesto maja scisle okreslona forme geometryczna (np. elipsy).</text:p>
        </text:list-item>
        <text:list-item>
          <text:p text:style-name="P105">Zazwyczaj jest ich kilkaset do kilku tysiecy.</text:p>
        </text:list-item>
      </text:list>
      <text:p text:style-name="P99"><text:s/></text:p>
      <text:p text:style-name="P99">Podział cech ze wzgledu na syntezowane dane</text:p>
      <text:p text:style-name="P145">Kolor:</text:p>
      <text:list xml:id="list561121905" text:style-name="LS26">
        <text:list-item>
          <text:p text:style-name="P106">Rozkład koloru ogólnie charakteryzuje obraz.</text:p>
        </text:list-item>
        <text:list-item>
          <text:p text:style-name="P106">Rózne modele barw niosa rózna informacje.</text:p>
        </text:list-item>
        <text:list-item>
          <text:p text:style-name="P106">Wszystkie dziedziny, w których kolor stanowi istotny nosnik informacji.</text:p>
        </text:list-item>
      </text:list>
      <text:p text:style-name="P145">Tekstura:</text:p>
      <text:list xml:id="list370371031" text:style-name="LS27">
        <text:list-item>
          <text:p text:style-name="P107">Charakteryzuje ziarnistosc obrazu.</text:p>
        </text:list-item>
        <text:list-item>
          <text:p text:style-name="P107">Charakteryzuje powtarzalnosc wzorców.</text:p>
        </text:list-item>
        <text:list-item>
          <text:p text:style-name="P107">Moze byc powiazana ze znaczeniem obrazu.</text:p>
        </text:list-item>
      </text:list>
      <text:p text:style-name="P145">Kształt:</text:p>
      <text:list xml:id="list876079635" text:style-name="LS28">
        <text:list-item>
          <text:p text:style-name="P108">Charakteryzuje geometrie regionów zainteresowania.</text:p>
        </text:list-item>
        <text:list-item>
          <text:p text:style-name="P139">Znaczace tylko gdy regiony zainteresowania odzwierciedlaja obiekty widoczne na obrazie.</text:p>
        </text:list-item>
      </text:list>
      <text:p text:style-name="P138"/>
      <text:p text:style-name="P133"><text:span text:style-name="T30">Niezmienniczość</text:span><text:span text:style-name="T40"> – stałość cechy przy określonych przekształceniach obrazu. </text:span></text:p>
      <text:p text:style-name="P138"/>
      <text:p text:style-name="P138">Przykłady typowej niezmienniczości: </text:p>
      <text:list xml:id="list271334742" text:style-name="L25">
        <text:list-item>
          <text:p text:style-name="P140">od zmiany jasności, </text:p>
        </text:list-item>
        <text:list-item>
          <text:p text:style-name="P140">od zmiany natężenia kolorów, </text:p>
        </text:list-item>
        <text:list-item>
          <text:p text:style-name="P140">od zmiany warunków zewnętrznego oświetlenia, </text:p>
        </text:list-item>
        <text:list-item>
          <text:p text:style-name="P140">od obrotu, </text:p>
        </text:list-item>
        <text:list-item>
          <text:p text:style-name="P140">od przesunięcia, </text:p>
        </text:list-item>
        <text:list-item>
          <text:p text:style-name="P140">od skalowania, </text:p>
        </text:list-item>
        <text:list-item>
          <text:p text:style-name="P140">od przekształcenia afinicznego (obroty, przesunięcia i skalowania). </text:p>
        </text:list-item>
      </text:list>
      <text:p text:style-name="P138"/>
      <text:p text:style-name="P99">- dzięki detekcji niezmienników możliwe jest rozpoznawanie przedmiotu w sytuacji, kiedy jest on niekompletny (częściowo zakryty, zniekształcony);</text:p>
      <text:p text:style-name="P99">- wysoka tolerancja na takie zmiany w rozpoznawaniu przedmiotu wskazuje na dużą wrażliwość systemu percepcyjnego w wykrywaniu niezmienników.</text:p>
      <text:p text:style-name="P99"><text:s/></text:p>
      <text:p text:style-name="P133"><text:span text:style-name="T49">Relacje przestrzenne</text:span><text:span text:style-name="T50"> </text:span><text:span text:style-name="T40">określają względne pozycje obiektów na obrazie (</text:span><text:span text:style-name="T50">na lewo</text:span><text:span text:style-name="T40">, </text:span><text:span text:style-name="T50">pod</text:span><text:span text:style-name="T40">, </text:span><text:span text:style-name="T50">z przodu</text:span><text:span text:style-name="T40">).</text:span></text:p>
      <text:p text:style-name="P144"/>
      <text:p text:style-name="P144"/>
      <text:p text:style-name="P11"><text:span text:style-name="T1">28.<text:tab/></text:span><text:span text:style-name="T1">Klasyfikacja, opisywanie, interpretacja, rozumienie. </text:span></text:p>
      <text:p text:style-name="P2">Wyklady Paradowskiego </text:p>
      <text:p text:style-name="P2"/>
      <text:p text:style-name="P146"><text:span text:style-name="T1">Rozpoznawanie </text:span><text:span text:style-name="T2">(klasyfikacja)</text:span><text:span text:style-name="T1"> obrazu jest to przypisanie do obrazu, na podstawie jego cech, jednej klasy ze ściśle określonego zbioru klas (słownika). (w 4 s )</text:span></text:p>
      <text:p text:style-name="P2"/>
      <text:p text:style-name="P13"><text:span text:style-name="T2">Opisywanie</text:span><text:span text:style-name="T1"> obrazu jest to przypisanie do obrazu, na podstawie jego cech, podzbioru klas ze ściśle określonego zbioru klas (słownika). (w 5 s 32)</text:span></text:p>
      <text:p text:style-name="P2"><text:soft-page-break/></text:p>
      <text:list xml:id="list2098019421" text:style-name="LS29">
        <text:list-item>
          <text:p text:style-name="P67">Z założenia działa na danych o dużych wolumenach.</text:p>
        </text:list-item>
        <text:list-item>
          <text:p text:style-name="P67">Nie wymaga danych wysokiej jakości:</text:p>
          <text:list>
            <text:list-item>
              <text:p text:style-name="P67">opis obrazu może być niekompletny (brakuje pewnych klas),</text:p>
            </text:list-item>
            <text:list-item>
              <text:p text:style-name="P67">opis obrazu może być niespójny (na skutek opisywania przez wiele osób).</text:p>
            </text:list-item>
          </text:list>
        </text:list-item>
        <text:list-item>
          <text:p text:style-name="P67">Nie wymaga wcześniejszej, ręcznej pracy nad:</text:p>
          <text:list>
            <text:list-item>
              <text:p text:style-name="P67">segmentacją obrazów,</text:p>
            </text:list-item>
            <text:list-item>
              <text:p text:style-name="P67">rozpoznawaniem poszczególnych segmentów.</text:p>
            </text:list-item>
          </text:list>
        </text:list-item>
        <text:list-item>
          <text:p text:style-name="P67">Ma bardzo duży aspekt praktyczny.</text:p>
        </text:list-item>
        <text:list-item>
          <text:p text:style-name="P67">Zazwyczaj daje gorsze wyniki, niż rozpoznawanie ze zbiorem uczącym.</text:p>
        </text:list-item>
        <text:list-item>
          <text:p text:style-name="P29">Bardzo duże znaczenie odgrywa również kontekst, to on pozwala na podjęcie ostatecznej decyzji z jakim obiektem na zdjęciu mamy do czynienia. Pozwala na rozróżnienie obiektów, które bez jego analizy były by nierozróżnialne </text:p>
        </text:list-item>
      </text:list>
      <text:p text:style-name="P25"/>
      <text:p text:style-name="P69"><text:span text:style-name="T30">Luka semantyczna</text:span><text:span text:style-name="T40"> jest brakiem zgodności pomiędzy informacją, którą można wydobyć z danych wizualnych a interpretacją użytkownika tych danych w zadanej sytuacji.</text:span></text:p>
      <text:p text:style-name="P25"/>
      <text:p text:style-name="P25">A jak to z interpretacja I rozumieniem bywa, nie wiadomo o co chodzi, I nie ma tego w slajdach. :P Ale mozna wspomniec o przykladowej interpretacji obrazu:</text:p>
      <text:p text:style-name="P25"/>
      <text:p text:style-name="P25">- liczba wystąpień postaci ludzkich, </text:p>
      <text:p text:style-name="P25">- istnienie, lokalizacja i liczba wystąpień twarzy, oczu, nosa, </text:p>
      <text:p text:style-name="P25">- stan emocjonalny osoby na obrazie, </text:p>
      <text:p text:style-name="P25">- występowanie napisów i ich treść. </text:p>
      <text:p text:style-name="P122"/>
      <text:p text:style-name="P144"/>
      <text:p text:style-name="P7">29.<text:tab/>Obliczenia miękkie a obliczenia tradycyjne (algorytmiczne). <text:s/></text:p>
      <text:p text:style-name="P6"/>
      <text:p text:style-name="P60">Obliczenia miękkie w przeciwieństwie do tradycyjnych nie mają na celu ustalenia dokładnego rozwiązania problemu a jedynie jego oszacowanie z pewną dokładnością. Powoduje to, że obliczenia np. z obszaru problemów NP-trudnych mogą zostać oszacowane z zadowalającą dokładnością w krótkim czasie, w przeciwieństwie do analitycznych metod o wykładniczym czasie działania.</text:p>
      <text:p text:style-name="P25">Ze względu na działania biorące pod uwagę niepewność, nieprecyzyjność, przybliżenia i częściową zgodność z prawdą, obliczenia miękkie przypominają procesy zachodzące w naturze i z tych procesów uczeni korzystają w modelowaniu nowych rozwiązań z tej dziedziny.</text:p>
      <text:p text:style-name="P138"/>
      <text:p text:style-name="P138"/>
      <text:p text:style-name="P7">30.<text:tab/>Jakie techniki wchodzą w skład obliczeń miękkich. Charakterystyka każdej z nich.</text:p>
      <text:p text:style-name="P8">Wiki, wyklady kaczmar o miekkich</text:p>
      <text:p text:style-name="P8"/>
      <text:p text:style-name="P2">1. Obliczenia ewolucyjne </text:p>
      <text:list xml:id="list1518235342" text:style-name="L38">
        <text:list-item>
          <text:p text:style-name="P3">Gene Expression Programming (GEP) – jak GP, tyle ze operatory są stosowane nie na expression tree, tylko na reprezentacji linearnej (zanim zostaną przetworzone do drzewa)</text:p>
        </text:list-item>
        <text:list-item>
          <text:p text:style-name="P20"><text:span text:style-name="T8">Genetic Programming (GP) - </text:span><text:span text:style-name="T14">specialization of </text:span><text:a xlink:type="simple" xlink:href="http://en.wikipedia.org/wiki/Genetic_algorithms"><text:span text:style-name="T21">genetic algorithms</text:span></text:a><text:span text:style-name="T14"> (GA) where each individual is a computer program</text:span></text:p>
        </text:list-item>
        <text:list-item>
          <text:p text:style-name="P9">Genetic Algorithms (GA) - wiadomo</text:p>
        </text:list-item>
      </text:list>
      <text:p text:style-name="P2">2. Sieci neuronowe</text:p>
      <text:p text:style-name="P2">3. Systemy z logiką rozmytą</text:p>
      <text:list xml:id="list982938310" text:style-name="L39">
        <text:list-item>
          <text:p text:style-name="P4">zbiory rozmyte typu 1 – zbiór rozmyty A składa się z par (x, mi_A(x)) gdzie mi okresla stopien przynaleznosci do A, a x to element dziedziny X</text:p>
        </text:list-item>
        <text:list-item>
          <text:p text:style-name="P4">funkcje przynaleznosci mi: Gaussowska, trojkatna, dzwonowa, trapezoidalna</text:p>
        </text:list-item>
        <text:list-item>
          <text:p text:style-name="P4"><text:soft-page-break/>wnioskowanie rozmyte – w oparciu o reguły rozmyte</text:p>
        </text:list-item>
        <text:list-item>
          <text:p text:style-name="P4">SYSTEM: ostre wejscie → rozmycie → przetwarzanie regułami rozmytymi → wyostrzanie → ostre wyjscie</text:p>
        </text:list-item>
        <text:list-item>
          <text:p text:style-name="P112"><text:span text:style-name="T3">Logika rozmyta typu 2 - wprowadzająca stany pośrednie w logice, umożliwiające określenie stopnia przynależności obiektu do zbioru. - BARDZO TEORETYCZNE</text:span></text:p>
          <text:p text:style-name="P97">Przykładowo:</text:p>
          <text:p text:style-name="P97">- typ-1: Karol jest w 0.72 wysoki,</text:p>
          <text:p text:style-name="P97">- typ-2 przedziałowy: Karol jest w [0.62-0.82] wysoki, rozkład przynależności równomierny</text:p>
          <text:p text:style-name="P119">- typ-2 uogólniony: Karol jest w N(0.72, 0.1) wysoki, rozkład przynależności normalny czy jakikolwiek inny niż równomierny</text:p>
        </text:list-item>
      </text:list>
      <text:p text:style-name="P2">4. Zbiory przybliżone</text:p>
      <text:list xml:id="list68546464" text:style-name="L40">
        <text:list-item>
          <text:p text:style-name="P98">rough sets, dla zbiorów o nieregularnych zakresach definiujemy przybliżenie górne i dolne o zakresach regularnych. Dzięki temu możemy określić nieostre pojęcie w ścisły sposób. Przynależność sprawdza się na podstawie klas równoważności R, zwanych atomami. Obiekty należące do tej samej klasy równoważności są nierozróżnialne.</text:p>
        </text:list-item>
        <text:list-item>
          <text:p text:style-name="P98">aproksymacja dolna: składa się z obiektów, które z całkowitą pewnością należą do zbioru X</text:p>
        </text:list-item>
        <text:list-item>
          <text:p text:style-name="P98">aproksymacja górna: składa się z obiektów, które MOGĄ należeć do zbioru X</text:p>
        </text:list-item>
        <text:list-item>
          <text:p text:style-name="P98">obszar brzegowy: różnica między aproksymacją dolną i górną</text:p>
        </text:list-item>
        <text:list-item>
          <text:p text:style-name="P98">zbiór dokładny (crisp): obszar brzegowy nie zawiera żadnych obiektów</text:p>
        </text:list-item>
        <text:list-item>
          <text:p text:style-name="P130">zbiór przybliżony (rough): obszar brzegowy zawiera jakieś obiekty</text:p>
        </text:list-item>
      </text:list>
      <text:p text:style-name="P2">5. Techniki agentowe</text:p>
      <text:p text:style-name="P2">6. Teoria chaosu</text:p>
      <text:list xml:id="list147721908" text:style-name="L41">
        <text:list-item>
          <text:p text:style-name="P88">bazujące na deterministycznych układach, tak wrażliwych na drobne zmiany warunków początkowych, że podczas obserwacji uchodzą za działające losowo (niedeterministycznie)</text:p>
        </text:list-item>
      </text:list>
      <text:p text:style-name="P2">7. Probabilistyczne </text:p>
      <text:list xml:id="list97742013" text:style-name="L42">
        <text:list-item>
          <text:p text:style-name="P5">sieci Bayesowskie</text:p>
        </text:list-item>
      </text:list>
      <text:p text:style-name="P2">8. Systemy immunologiczne</text:p>
      <text:p text:style-name="P2">9. Przekształcenia falkowe (lepiej nie wymieniac)</text:p>
      <text:p text:style-name="P2">10. Hybrydy</text:p>
      <text:p text:style-name="P123"/>
      <text:p text:style-name="P144"/>
      <text:p text:style-name="P7">31.<text:tab/>Podstawy formalnego opisu języka naturalnego: założenia i stosowane metody.</text:p>
      <text:p text:style-name="P2">IJN wyk 1</text:p>
      <text:p text:style-name="P2"/>
      <text:p text:style-name="P60">Formalizacja w opisie języka naturalnego</text:p>
      <text:list xml:id="list2027142714" text:style-name="LS30">
        <text:list-item>
          <text:p text:style-name="P68">morfologia: </text:p>
          <text:list>
            <text:list-item>
              <text:p text:style-name="P68">gramatyki formalne poziomu znaków i morfemów</text:p>
            </text:list-item>
          </text:list>
        </text:list-item>
        <text:list-item>
          <text:p text:style-name="P68">składnia: </text:p>
          <text:list>
            <text:list-item>
              <text:p text:style-name="P68">gramatyki formalne</text:p>
            </text:list-item>
          </text:list>
        </text:list-item>
        <text:list-item>
          <text:p text:style-name="P68">semantyka:</text:p>
          <text:list>
            <text:list-item>
              <text:p text:style-name="P68">opis znaczeń leksykalnych (słów) za pomocą grafu relacji</text:p>
            </text:list-item>
            <text:list-item>
              <text:p text:style-name="P68">logika jako podstawa reprezentacji znaczenia</text:p>
            </text:list-item>
          </text:list>
        </text:list-item>
        <text:list-item>
          <text:p text:style-name="P68">pragmatyka</text:p>
          <text:list>
            <text:list-item>
              <text:p text:style-name="P68">modele oparte na logice i formalnej reprezentacji wiedzy</text:p>
            </text:list-item>
            <text:list-item>
              <text:p text:style-name="P42">modele wieloagentowe</text:p>
            </text:list-item>
          </text:list>
        </text:list-item>
      </text:list>
      <text:p text:style-name="P2"/>
      <text:p text:style-name="P1"><text:a xlink:type="simple" xlink:href="http://www.mswidz.republika.pl/pliki/materialy/EGO1.pdf"><text:span text:style-name="T8">http://www.mswidz.republika.pl/pliki/materialy/EGO1.pdf</text:span></text:a></text:p>
      <text:p text:style-name="P2">“Językami interesują się również matematycy. Utożsamiają oni język ze zbiorem </text:p>
      <text:p text:style-name="P2">wszystkich możliwych zdań; zbiór ten jest nieskończony, co można pokazać przez 8 </text:p>
      <text:p text:style-name="P2">indukcję (każde zdanie można przedłużyć). Przez gramatykę formalną rozumieją oni </text:p>
      <text:p text:style-name="P2">definicję tego języka, a więc — wyliczenie wszystkich zdań; w praktyce chodzi o </text:p>
      <text:p text:style-name="P2">instrukcję budowy (lub rozbioru) tych i tylko tych zdań. Gramatyka formalna (przy </text:p>
      <text:p text:style-name="P2">pewnym rozumieniu) zawiera słownik elementów prostych, słownik symboli pomocniczych (jednym z nich jest tzw. symbol początkowy) i zbiór produkcji. Słownik zatem </text:p>
      <text:p text:style-name="P2"><text:soft-page-break/>należy do gramatyki, a język formalny jest zadany przez gramatykę. Opis formalny </text:p>
      <text:p text:style-name="P2">języka naturalnego sprowadza się do zdefiniowania pewnego języka formalnego i </text:p>
      <text:p text:style-name="P2">„dopasowania” go do opisywanego języka naturalnego, pojmowanego jako zbiór zdań. “</text:p>
      <text:p text:style-name="P2"/>
      <text:p text:style-name="P150">cos jeszcze z IJN wyk. 5 ?</text:p>
      <text:p text:style-name="P159"/>
      <text:p text:style-name="P160"><text:span text:style-name="T32"><text:line-break/></text:span><text:span text:style-name="T36">32.<text:tab/>W</text:span><text:span text:style-name="T37">spółczesna technologia językowa: narzędzia, zasoby językowe i ich zastosowania. </text:span></text:p>
      <text:p text:style-name="P160">IJN wyk 1</text:p>
      <text:p text:style-name="P164">Zasoby językowe:</text:p>
      <text:list xml:id="list409475465" text:style-name="L43">
        <text:list-item>
          <text:p text:style-name="P165">uporządkowane zasoby danych językowych, najczęściej anotowanych (opatrzonych metaopisem) lub bazy wiedzy opisujące język naturalny </text:p>
        </text:list-item>
        <text:list-item>
          <text:p text:style-name="P165">prowadzone są prace nad standaryzacją zasobów językowych </text:p>
        </text:list-item>
        <text:list-item>
          <text:p text:style-name="P165">przykłady anotowanych danych językowych </text:p>
          <text:list>
            <text:list-item>
              <text:p text:style-name="P165">korpus tekstu opisanego morfologicznie i ujednoznacznionego </text:p>
            </text:list-item>
            <text:list-item>
              <text:p text:style-name="P165">korpus tekstu z oznaczeniem sensów poszczególnych wystąpień wyrazów </text:p>
            </text:list-item>
          </text:list>
        </text:list-item>
        <text:list-item>
          <text:p text:style-name="P165">przykłady baz wiedzy: </text:p>
          <text:list>
            <text:list-item>
              <text:p text:style-name="P165">gramatyka formalna opisująca podzbiór języka </text:p>
            </text:list-item>
            <text:list-item>
              <text:p text:style-name="P165">leksykon semantyczny zawierający sformalizowane opisy znaczeń słów </text:p>
            </text:list-item>
            <text:list-item>
              <text:p text:style-name="P161">model językowy opisujący prawdopodobieństwo występowania ciągów wyrazów </text:p>
            </text:list-item>
          </text:list>
        </text:list-item>
      </text:list>
      <text:p text:style-name="P169">Narzędzia językowe:</text:p>
      <text:list xml:id="list1078922809" text:style-name="L44">
        <text:list-item>
          <text:p text:style-name="P166"><text:span text:style-name="T26">specjalistyczne programy do przetwarzania danych językowych.  przykłady:</text:span> </text:p>
        </text:list-item>
        <text:list-item>
          <text:p text:style-name="P166">analizatory morfologiczne, tagery, parsery </text:p>
        </text:list-item>
        <text:list-item>
          <text:p text:style-name="P162">konwertery, programy tłumaczące </text:p>
        </text:list-item>
      </text:list>
      <text:p text:style-name="P153">Przykady:</text:p>
      <text:list xml:id="list1558880502" text:style-name="L45">
        <text:list-item>
          <text:p text:style-name="P167">Słowosieć - Elektroniczny tezaurus języka polskiego nawiązujący do struktury WordNetu </text:p>
        </text:list-item>
        <text:list-item>
          <text:p text:style-name="P167">Takipi - Tager Korpusu IPI PAN </text:p>
        </text:list-item>
        <text:list-item>
          <text:p text:style-name="P163">Odgadywacz </text:p>
        </text:list-item>
      </text:list>
      <text:p text:style-name="P153"><text:span text:style-name="T38">Wydawnictwo Naukowe PWN przygotowało i udostępniło </text:span><text:span text:style-name="T28">sieciową wersję Korpusu Języka Polskiego PWN wielkości 40 milionów słów (</text:span><text:span text:style-name="T33">bezpłatnie wersja demonstracyjna wielkości ponad 7,5 miliona słów</text:span><text:span text:style-name="T28">). </text:span></text:p>
      <text:p text:style-name="P138"/>
      <text:p text:style-name="P138"/>
      <text:p text:style-name="P170">33.<text:tab/>Proces przetwarzania języka naturalnego: typowe etapy, cele, stosowane metody </text:p>
      <text:p text:style-name="P155">Zródła: IJN, wyk. 1-4</text:p>
      <text:list xml:id="list1487019047" text:style-name="L46">
        <text:list-item>
          <text:p text:style-name="P171">wyodrębnienie tekstu z dokumentu, </text:p>
        </text:list-item>
        <text:list-item>
          <text:p text:style-name="P158"><text:span text:style-name="T45">segmentacja (</text:span><text:span text:style-name="T46">tokenizacja</text:span><text:span text:style-name="T45">):</text:span><text:span text:style-name="T47"> </text:span></text:p>
        </text:list-item>
      </text:list>
      <text:list xml:id="list115590986" text:style-name="L47">
        <text:list-item>
          <text:p text:style-name="P172"><text:span text:style-name="T32">podział tekstu na elementy składowe: jednostki / segmenty / tokeny</text:span> </text:p>
        </text:list-item>
        <text:list-item>
          <text:p text:style-name="P172"><text:span text:style-name="T32">typowe segmenty: akapity, zdania, slowa</text:span> </text:p>
        </text:list-item>
        <text:list-item>
          <text:p text:style-name="P172"><text:span text:style-name="T32">problemy: interpunkcja, znaki interpunkcyjne (w liczbach, datach), dzielenie wyrazów (small-town), formy skrócone (isn't), nazwy własne, akronimy i skróty</text:span> </text:p>
        </text:list-item>
        <text:list-item>
          <text:p text:style-name="P175"><text:span text:style-name="T32">stosowane metody: gramatyka regularna, automat skonczony (Finite State Automat), transduktor (Finite State Transducer)</text:span> </text:p>
        </text:list-item>
      </text:list>
      <text:list xml:id="list1158233836" text:continue-list="list1487019047" text:style-name="L46">
        <text:list-item>
          <text:p text:style-name="P158"><text:span text:style-name="T45">analiza morfologiczna</text:span><text:span text:style-name="T47"> </text:span></text:p>
        </text:list-item>
      </text:list>
      <text:list xml:id="list850393291" text:style-name="L48">
        <text:list-item>
          <text:p text:style-name="P173"><text:span text:style-name="T33">steming</text:span> <text:span text:style-name="T32">- określenie symbolu reprezentującego różne formy wyrazowe różniące się wartościami kategorii gramatycznych (np. przypadek, liczba, rodzaj itd.), ale też </text:span><text:soft-page-break/><text:span text:style-name="T32">czasami klas gramatycznych, np. bezokolicznik, imiesłów itd</text:span> </text:p>
        </text:list-item>
        <text:list-item>
          <text:p text:style-name="P173"><text:span text:style-name="T33">lematyzacja</text:span><text:span text:style-name="T34"> - </text:span><text:span text:style-name="T32">sprowadzenie wyrazów tekstowych do ich lematów (lemat to inaczej forma hasłowa (słownikowa), np. </text:span><text:span text:style-name="T35">być </text:span><text:span text:style-name="T32">dla jest, jesteśmy, był, była)</text:span> </text:p>
        </text:list-item>
        <text:list-item>
          <text:p text:style-name="P177"><text:span text:style-name="T33">Odgadywacz</text:span> <text:span text:style-name="T32">(ang. guesser) program do odgadywania opisu morfologicznego “nieznanych” (spoza słownika) wyrazów tekstowych</text:span> </text:p>
        </text:list-item>
      </text:list>
      <text:list xml:id="list279204678" text:continue-list="list1158233836" text:style-name="L46">
        <text:list-item>
          <text:p text:style-name="P158"><text:span text:style-name="T45">Ujednoznacznianie morfo-syntaktyczne</text:span><text:span text:style-name="T47"> </text:span></text:p>
        </text:list-item>
      </text:list>
      <text:list xml:id="list647566771" text:style-name="L49">
        <text:list-item>
          <text:p text:style-name="P174"><text:span text:style-name="T32">klasyfikacja wyrazów tekście wg klas przypisanych do znaczników (określenie dla każdego wyrazu w tekście po analizie morfologicznej jednoznacznego przypisania znacznika)</text:span> </text:p>
        </text:list-item>
        <text:list-item>
          <text:p text:style-name="P176">metody: statystyczne (HMM), regulowe (oparte na pamieci), lingwistyczne (rodzaj regulowych) </text:p>
        </text:list-item>
      </text:list>
      <text:list xml:id="list1025838729" text:continue-list="list279204678" text:style-name="L46">
        <text:list-item>
          <text:p text:style-name="P158"><text:span text:style-name="T45">Rozpoznawanie wyrażeń wielowyrazowych (w tym jednostek identyfikujących, np. nazw własnych)</text:span><text:span text:style-name="T47"> </text:span></text:p>
        </text:list-item>
        <text:list-item>
          <text:p text:style-name="P157">Rozpoznawanie związków w tekście (np. anafory, koreferencji, relacji semantycznych, sytuacji)</text:p>
        </text:list-item>
        <text:list-item>
          <text:p text:style-name="P156">Parsing - tu jakas sciema (parsing płytki, powierzchniowy, lekki i głęboki) </text:p>
        </text:list-item>
        <text:list-item>
          <text:p text:style-name="P156">Głęboka analiza semantyczna, ( a tu juz i tak sie nie dojdzie ...) </text:p>
        </text:list-item>
        <text:list-item>
          <text:p text:style-name="P156">Analiza pragmatyczna </text:p>
        </text:list-item>
      </text:list>
      <text:p text:style-name="P159">Cele ogólne: </text:p>
      <text:list xml:id="list1806135600" text:style-name="L50">
        <text:list-item>
          <text:p text:style-name="P168">wydobywanie wiedzy z tekstu, </text:p>
        </text:list-item>
        <text:list-item>
          <text:p text:style-name="P168">wyszukiwanie informacji, </text:p>
        </text:list-item>
        <text:list-item>
          <text:p text:style-name="P168">systemy automatycznego odpowiadania na pytania, </text:p>
        </text:list-item>
        <text:list-item>
          <text:p text:style-name="P154"><text:span text:style-name="T11">rozumienie języka naturalneg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Times New Roman1" svg:font-family="'Times New Roman'" style:font-family-generic="roman"/>
    <style:font-face style:name="DejaVu Sans Mono1" svg:font-family="'DejaVu Sans Mono'" style:font-family-generic="swiss"/>
    <style:font-face style:name="Verdana1" svg:font-family="Verdana"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Lohit Hindi2" style:font-size-complex="10pt"/>
    </style:style>
    <style:style style:name="Normalny_20__28_Web_29_" style:display-name="Normalny (Web)" style:family="paragraph" style:parent-style-name="Standard">
      <style:paragraph-properties fo:margin-top="0.494cm" fo:margin-bottom="0.494cm"/>
    </style:style>
    <style:style style:name="List2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omyślna_20_czcionka_20_akapitu" style:display-name="Domyślna czcionka akapitu" style:family="text"/>
    <style:style style:name="Strong_20_Emphasis" style:display-name="Strong Emphasis" style:family="text" style:parent-style-name="Domyślna_20_czcionka_20_akapitu">
      <style:text-properties fo:font-weight="bold" style:font-weight-asian="bold" style:font-weight-complex="bold"/>
    </style:style>
    <style:style style:name="WW8Num3z0" style:family="text">
      <style:text-properties style:font-name="Symbol" fo:font-size="10pt" style:font-size-asian="10pt" style:font-name-complex="Symbol"/>
    </style:style>
    <style:style style:name="WW8Num3z1" style:family="text">
      <style:text-properties style:font-name="Courier New1" fo:font-size="10pt" style:font-size-asian="10pt" style:font-name-complex="Courier New1"/>
    </style:style>
    <style:style style:name="WW8Num3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min-label-width="3.81cm" text:min-label-distance="0.318cm" fo:text-align="end"/>
        <style:text-properties style:font-name="Times New Roman"/>
      </text:list-level-style-bullet>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2"/>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2"/>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2"/>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Courier New2"/>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Courier New2"/>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Courier New2"/>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bullet text:level="3" text:style-name="List6Level2" text:bullet-char="■">
        <style:list-level-properties text:min-label-width="3.81cm" text:min-label-distance="0.318cm" fo:text-align="end"/>
        <style:text-properties style:font-name="Arial"/>
      </text:list-level-style-bullet>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Arial"/>
      </text:list-level-style-bullet>
      <text:list-level-style-bullet text:level="2" text:style-name="List21Level1" text:bullet-char="○">
        <style:list-level-properties text:space-before="1.905cm" text:min-label-width="0.635cm"/>
        <style:text-properties style:font-name="Arial"/>
      </text:list-level-style-bullet>
      <text:list-level-style-bullet text:level="3" text:style-name="List21Level2" text:bullet-char="■">
        <style:list-level-properties text:min-label-width="3.81cm" text:min-label-distance="0.318cm" fo:text-align="end"/>
        <style:text-properties style:font-name="Arial"/>
      </text:list-level-style-bullet>
      <text:list-level-style-bullet text:level="4" text:style-name="List21Level3" text:bullet-char="●">
        <style:list-level-properties text:space-before="4.445cm" text:min-label-width="0.635cm"/>
        <style:text-properties style:font-name="Arial"/>
      </text:list-level-style-bullet>
      <text:list-level-style-bullet text:level="5" text:style-name="List21Level4" text:bullet-char="○">
        <style:list-level-properties text:space-before="5.715cm" text:min-label-width="0.635cm"/>
        <style:text-properties style:font-name="Arial"/>
      </text:list-level-style-bullet>
      <text:list-level-style-bullet text:level="6" text:style-name="List21Level5" text:bullet-char="■">
        <style:list-level-properties text:min-label-width="7.62cm" text:min-label-distance="0.318cm" fo:text-align="end"/>
        <style:text-properties style:font-name="Arial"/>
      </text:list-level-style-bullet>
      <text:list-level-style-bullet text:level="7" text:style-name="List21Level6" text:bullet-char="●">
        <style:list-level-properties text:space-before="8.255cm" text:min-label-width="0.635cm"/>
        <style:text-properties style:font-name="Arial"/>
      </text:list-level-style-bullet>
      <text:list-level-style-bullet text:level="8" text:style-name="List21Level7" text:bullet-char="○">
        <style:list-level-properties text:space-before="9.525cm" text:min-label-width="0.635cm"/>
        <style:text-properties style:font-name="Arial"/>
      </text:list-level-style-bullet>
      <text:list-level-style-bullet text:level="9" text:style-name="List2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Arial"/>
      </text:list-level-style-bullet>
      <text:list-level-style-bullet text:level="2" text:style-name="List22Level1" text:bullet-char="○">
        <style:list-level-properties text:space-before="1.905cm" text:min-label-width="0.635cm"/>
        <style:text-properties style:font-name="Arial"/>
      </text:list-level-style-bullet>
      <text:list-level-style-bullet text:level="3" text:style-name="List22Level2" text:bullet-char="■">
        <style:list-level-properties text:min-label-width="3.81cm" text:min-label-distance="0.318cm" fo:text-align="end"/>
        <style:text-properties style:font-name="Arial"/>
      </text:list-level-style-bullet>
      <text:list-level-style-bullet text:level="4" text:style-name="List22Level3" text:bullet-char="●">
        <style:list-level-properties text:space-before="4.445cm" text:min-label-width="0.635cm"/>
        <style:text-properties style:font-name="Arial"/>
      </text:list-level-style-bullet>
      <text:list-level-style-bullet text:level="5" text:style-name="List22Level4" text:bullet-char="○">
        <style:list-level-properties text:space-before="5.715cm" text:min-label-width="0.635cm"/>
        <style:text-properties style:font-name="Arial"/>
      </text:list-level-style-bullet>
      <text:list-level-style-bullet text:level="6" text:style-name="List22Level5" text:bullet-char="■">
        <style:list-level-properties text:min-label-width="7.62cm" text:min-label-distance="0.318cm" fo:text-align="end"/>
        <style:text-properties style:font-name="Arial"/>
      </text:list-level-style-bullet>
      <text:list-level-style-bullet text:level="7" text:style-name="List22Level6" text:bullet-char="●">
        <style:list-level-properties text:space-before="8.255cm" text:min-label-width="0.635cm"/>
        <style:text-properties style:font-name="Arial"/>
      </text:list-level-style-bullet>
      <text:list-level-style-bullet text:level="8" text:style-name="List22Level7" text:bullet-char="○">
        <style:list-level-properties text:space-before="9.525cm" text:min-label-width="0.635cm"/>
        <style:text-properties style:font-name="Arial"/>
      </text:list-level-style-bullet>
      <text:list-level-style-bullet text:level="9" text:style-name="List2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Arial"/>
      </text:list-level-style-bullet>
      <text:list-level-style-bullet text:level="2" text:style-name="List23Level1" text:bullet-char="○">
        <style:list-level-properties text:space-before="1.905cm" text:min-label-width="0.635cm"/>
        <style:text-properties style:font-name="Arial"/>
      </text:list-level-style-bullet>
      <text:list-level-style-bullet text:level="3" text:style-name="List23Level2" text:bullet-char="■">
        <style:list-level-properties text:min-label-width="3.81cm" text:min-label-distance="0.318cm" fo:text-align="end"/>
        <style:text-properties style:font-name="Arial"/>
      </text:list-level-style-bullet>
      <text:list-level-style-bullet text:level="4" text:style-name="List23Level3" text:bullet-char="●">
        <style:list-level-properties text:space-before="4.445cm" text:min-label-width="0.635cm"/>
        <style:text-properties style:font-name="Arial"/>
      </text:list-level-style-bullet>
      <text:list-level-style-bullet text:level="5" text:style-name="List23Level4" text:bullet-char="○">
        <style:list-level-properties text:space-before="5.715cm" text:min-label-width="0.635cm"/>
        <style:text-properties style:font-name="Arial"/>
      </text:list-level-style-bullet>
      <text:list-level-style-bullet text:level="6" text:style-name="List23Level5" text:bullet-char="■">
        <style:list-level-properties text:min-label-width="7.62cm" text:min-label-distance="0.318cm" fo:text-align="end"/>
        <style:text-properties style:font-name="Arial"/>
      </text:list-level-style-bullet>
      <text:list-level-style-bullet text:level="7" text:style-name="List23Level6" text:bullet-char="●">
        <style:list-level-properties text:space-before="8.255cm" text:min-label-width="0.635cm"/>
        <style:text-properties style:font-name="Arial"/>
      </text:list-level-style-bullet>
      <text:list-level-style-bullet text:level="8" text:style-name="List23Level7" text:bullet-char="○">
        <style:list-level-properties text:space-before="9.525cm" text:min-label-width="0.635cm"/>
        <style:text-properties style:font-name="Arial"/>
      </text:list-level-style-bullet>
      <text:list-level-style-bullet text:level="9" text:style-name="List2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Arial"/>
      </text:list-level-style-bullet>
      <text:list-level-style-bullet text:level="2" text:style-name="List24Level1" text:bullet-char="○">
        <style:list-level-properties text:space-before="1.905cm" text:min-label-width="0.635cm"/>
        <style:text-properties style:font-name="Arial"/>
      </text:list-level-style-bullet>
      <text:list-level-style-bullet text:level="3" text:style-name="List24Level2" text:bullet-char="■">
        <style:list-level-properties text:min-label-width="3.81cm" text:min-label-distance="0.318cm" fo:text-align="end"/>
        <style:text-properties style:font-name="Arial"/>
      </text:list-level-style-bullet>
      <text:list-level-style-bullet text:level="4" text:style-name="List24Level3" text:bullet-char="●">
        <style:list-level-properties text:space-before="4.445cm" text:min-label-width="0.635cm"/>
        <style:text-properties style:font-name="Arial"/>
      </text:list-level-style-bullet>
      <text:list-level-style-bullet text:level="5" text:style-name="List24Level4" text:bullet-char="○">
        <style:list-level-properties text:space-before="5.715cm" text:min-label-width="0.635cm"/>
        <style:text-properties style:font-name="Arial"/>
      </text:list-level-style-bullet>
      <text:list-level-style-bullet text:level="6" text:style-name="List24Level5" text:bullet-char="■">
        <style:list-level-properties text:min-label-width="7.62cm" text:min-label-distance="0.318cm" fo:text-align="end"/>
        <style:text-properties style:font-name="Arial"/>
      </text:list-level-style-bullet>
      <text:list-level-style-bullet text:level="7" text:style-name="List24Level6" text:bullet-char="●">
        <style:list-level-properties text:space-before="8.255cm" text:min-label-width="0.635cm"/>
        <style:text-properties style:font-name="Arial"/>
      </text:list-level-style-bullet>
      <text:list-level-style-bullet text:level="8" text:style-name="List24Level7" text:bullet-char="○">
        <style:list-level-properties text:space-before="9.525cm" text:min-label-width="0.635cm"/>
        <style:text-properties style:font-name="Arial"/>
      </text:list-level-style-bullet>
      <text:list-level-style-bullet text:level="9" text:style-name="List2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Arial"/>
      </text:list-level-style-bullet>
      <text:list-level-style-bullet text:level="2" text:style-name="List25Level1" text:bullet-char="○">
        <style:list-level-properties text:space-before="1.905cm" text:min-label-width="0.635cm"/>
        <style:text-properties style:font-name="Arial"/>
      </text:list-level-style-bullet>
      <text:list-level-style-bullet text:level="3" text:style-name="List25Level2" text:bullet-char="■">
        <style:list-level-properties text:min-label-width="3.81cm" text:min-label-distance="0.318cm" fo:text-align="end"/>
        <style:text-properties style:font-name="Arial"/>
      </text:list-level-style-bullet>
      <text:list-level-style-bullet text:level="4" text:style-name="List25Level3" text:bullet-char="●">
        <style:list-level-properties text:space-before="4.445cm" text:min-label-width="0.635cm"/>
        <style:text-properties style:font-name="Arial"/>
      </text:list-level-style-bullet>
      <text:list-level-style-bullet text:level="5" text:style-name="List25Level4" text:bullet-char="○">
        <style:list-level-properties text:space-before="5.715cm" text:min-label-width="0.635cm"/>
        <style:text-properties style:font-name="Arial"/>
      </text:list-level-style-bullet>
      <text:list-level-style-bullet text:level="6" text:style-name="List25Level5" text:bullet-char="■">
        <style:list-level-properties text:min-label-width="7.62cm" text:min-label-distance="0.318cm" fo:text-align="end"/>
        <style:text-properties style:font-name="Arial"/>
      </text:list-level-style-bullet>
      <text:list-level-style-bullet text:level="7" text:style-name="List25Level6" text:bullet-char="●">
        <style:list-level-properties text:space-before="8.255cm" text:min-label-width="0.635cm"/>
        <style:text-properties style:font-name="Arial"/>
      </text:list-level-style-bullet>
      <text:list-level-style-bullet text:level="8" text:style-name="List25Level7" text:bullet-char="○">
        <style:list-level-properties text:space-before="9.525cm" text:min-label-width="0.635cm"/>
        <style:text-properties style:font-name="Arial"/>
      </text:list-level-style-bullet>
      <text:list-level-style-bullet text:level="9" text:style-name="List2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Arial"/>
      </text:list-level-style-bullet>
      <text:list-level-style-bullet text:level="2" text:style-name="List26Level1" text:bullet-char="○">
        <style:list-level-properties text:space-before="1.905cm" text:min-label-width="0.635cm"/>
        <style:text-properties style:font-name="Arial"/>
      </text:list-level-style-bullet>
      <text:list-level-style-bullet text:level="3" text:style-name="List26Level2" text:bullet-char="■">
        <style:list-level-properties text:min-label-width="3.81cm" text:min-label-distance="0.318cm" fo:text-align="end"/>
        <style:text-properties style:font-name="Arial"/>
      </text:list-level-style-bullet>
      <text:list-level-style-bullet text:level="4" text:style-name="List26Level3" text:bullet-char="●">
        <style:list-level-properties text:space-before="4.445cm" text:min-label-width="0.635cm"/>
        <style:text-properties style:font-name="Arial"/>
      </text:list-level-style-bullet>
      <text:list-level-style-bullet text:level="5" text:style-name="List26Level4" text:bullet-char="○">
        <style:list-level-properties text:space-before="5.715cm" text:min-label-width="0.635cm"/>
        <style:text-properties style:font-name="Arial"/>
      </text:list-level-style-bullet>
      <text:list-level-style-bullet text:level="6" text:style-name="List26Level5" text:bullet-char="■">
        <style:list-level-properties text:min-label-width="7.62cm" text:min-label-distance="0.318cm" fo:text-align="end"/>
        <style:text-properties style:font-name="Arial"/>
      </text:list-level-style-bullet>
      <text:list-level-style-bullet text:level="7" text:style-name="List26Level6" text:bullet-char="●">
        <style:list-level-properties text:space-before="8.255cm" text:min-label-width="0.635cm"/>
        <style:text-properties style:font-name="Arial"/>
      </text:list-level-style-bullet>
      <text:list-level-style-bullet text:level="8" text:style-name="List26Level7" text:bullet-char="○">
        <style:list-level-properties text:space-before="9.525cm" text:min-label-width="0.635cm"/>
        <style:text-properties style:font-name="Arial"/>
      </text:list-level-style-bullet>
      <text:list-level-style-bullet text:level="9" text:style-name="List2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Arial"/>
      </text:list-level-style-bullet>
      <text:list-level-style-bullet text:level="2" text:style-name="List27Level1" text:bullet-char="○">
        <style:list-level-properties text:space-before="1.905cm" text:min-label-width="0.635cm"/>
        <style:text-properties style:font-name="Arial"/>
      </text:list-level-style-bullet>
      <text:list-level-style-bullet text:level="3" text:style-name="List27Level2" text:bullet-char="■">
        <style:list-level-properties text:min-label-width="3.81cm" text:min-label-distance="0.318cm" fo:text-align="end"/>
        <style:text-properties style:font-name="Arial"/>
      </text:list-level-style-bullet>
      <text:list-level-style-bullet text:level="4" text:style-name="List27Level3" text:bullet-char="●">
        <style:list-level-properties text:space-before="4.445cm" text:min-label-width="0.635cm"/>
        <style:text-properties style:font-name="Arial"/>
      </text:list-level-style-bullet>
      <text:list-level-style-bullet text:level="5" text:style-name="List27Level4" text:bullet-char="○">
        <style:list-level-properties text:space-before="5.715cm" text:min-label-width="0.635cm"/>
        <style:text-properties style:font-name="Arial"/>
      </text:list-level-style-bullet>
      <text:list-level-style-bullet text:level="6" text:style-name="List27Level5" text:bullet-char="■">
        <style:list-level-properties text:min-label-width="7.62cm" text:min-label-distance="0.318cm" fo:text-align="end"/>
        <style:text-properties style:font-name="Arial"/>
      </text:list-level-style-bullet>
      <text:list-level-style-bullet text:level="7" text:style-name="List27Level6" text:bullet-char="●">
        <style:list-level-properties text:space-before="8.255cm" text:min-label-width="0.635cm"/>
        <style:text-properties style:font-name="Arial"/>
      </text:list-level-style-bullet>
      <text:list-level-style-bullet text:level="8" text:style-name="List27Level7" text:bullet-char="○">
        <style:list-level-properties text:space-before="9.525cm" text:min-label-width="0.635cm"/>
        <style:text-properties style:font-name="Arial"/>
      </text:list-level-style-bullet>
      <text:list-level-style-bullet text:level="9" text:style-name="List2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Arial"/>
      </text:list-level-style-bullet>
      <text:list-level-style-bullet text:level="2" text:style-name="List28Level1" text:bullet-char="○">
        <style:list-level-properties text:space-before="1.905cm" text:min-label-width="0.635cm"/>
        <style:text-properties style:font-name="Arial"/>
      </text:list-level-style-bullet>
      <text:list-level-style-bullet text:level="3" text:style-name="List28Level2" text:bullet-char="■">
        <style:list-level-properties text:min-label-width="3.81cm" text:min-label-distance="0.318cm" fo:text-align="end"/>
        <style:text-properties style:font-name="Arial"/>
      </text:list-level-style-bullet>
      <text:list-level-style-bullet text:level="4" text:style-name="List28Level3" text:bullet-char="●">
        <style:list-level-properties text:space-before="4.445cm" text:min-label-width="0.635cm"/>
        <style:text-properties style:font-name="Arial"/>
      </text:list-level-style-bullet>
      <text:list-level-style-bullet text:level="5" text:style-name="List28Level4" text:bullet-char="○">
        <style:list-level-properties text:space-before="5.715cm" text:min-label-width="0.635cm"/>
        <style:text-properties style:font-name="Arial"/>
      </text:list-level-style-bullet>
      <text:list-level-style-bullet text:level="6" text:style-name="List28Level5" text:bullet-char="■">
        <style:list-level-properties text:min-label-width="7.62cm" text:min-label-distance="0.318cm" fo:text-align="end"/>
        <style:text-properties style:font-name="Arial"/>
      </text:list-level-style-bullet>
      <text:list-level-style-bullet text:level="7" text:style-name="List28Level6" text:bullet-char="●">
        <style:list-level-properties text:space-before="8.255cm" text:min-label-width="0.635cm"/>
        <style:text-properties style:font-name="Arial"/>
      </text:list-level-style-bullet>
      <text:list-level-style-bullet text:level="8" text:style-name="List28Level7" text:bullet-char="○">
        <style:list-level-properties text:space-before="9.525cm" text:min-label-width="0.635cm"/>
        <style:text-properties style:font-name="Arial"/>
      </text:list-level-style-bullet>
      <text:list-level-style-bullet text:level="9" text:style-name="List2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Arial"/>
      </text:list-level-style-bullet>
      <text:list-level-style-bullet text:level="2" text:style-name="List29Level1" text:bullet-char="○">
        <style:list-level-properties text:space-before="1.905cm" text:min-label-width="0.635cm"/>
        <style:text-properties style:font-name="Arial"/>
      </text:list-level-style-bullet>
      <text:list-level-style-bullet text:level="3" text:style-name="List29Level2" text:bullet-char="■">
        <style:list-level-properties text:min-label-width="3.81cm" text:min-label-distance="0.318cm" fo:text-align="end"/>
        <style:text-properties style:font-name="Arial"/>
      </text:list-level-style-bullet>
      <text:list-level-style-bullet text:level="4" text:style-name="List29Level3" text:bullet-char="●">
        <style:list-level-properties text:space-before="4.445cm" text:min-label-width="0.635cm"/>
        <style:text-properties style:font-name="Arial"/>
      </text:list-level-style-bullet>
      <text:list-level-style-bullet text:level="5" text:style-name="List29Level4" text:bullet-char="○">
        <style:list-level-properties text:space-before="5.715cm" text:min-label-width="0.635cm"/>
        <style:text-properties style:font-name="Arial"/>
      </text:list-level-style-bullet>
      <text:list-level-style-bullet text:level="6" text:style-name="List29Level5" text:bullet-char="■">
        <style:list-level-properties text:min-label-width="7.62cm" text:min-label-distance="0.318cm" fo:text-align="end"/>
        <style:text-properties style:font-name="Arial"/>
      </text:list-level-style-bullet>
      <text:list-level-style-bullet text:level="7" text:style-name="List29Level6" text:bullet-char="●">
        <style:list-level-properties text:space-before="8.255cm" text:min-label-width="0.635cm"/>
        <style:text-properties style:font-name="Arial"/>
      </text:list-level-style-bullet>
      <text:list-level-style-bullet text:level="8" text:style-name="List29Level7" text:bullet-char="○">
        <style:list-level-properties text:space-before="9.525cm" text:min-label-width="0.635cm"/>
        <style:text-properties style:font-name="Arial"/>
      </text:list-level-style-bullet>
      <text:list-level-style-bullet text:level="9" text:style-name="List2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Arial"/>
      </text:list-level-style-bullet>
      <text:list-level-style-bullet text:level="2" text:style-name="List30Level1" text:bullet-char="○">
        <style:list-level-properties text:space-before="1.905cm" text:min-label-width="0.635cm"/>
        <style:text-properties style:font-name="Arial"/>
      </text:list-level-style-bullet>
      <text:list-level-style-bullet text:level="3" text:style-name="List30Level2" text:bullet-char="■">
        <style:list-level-properties text:min-label-width="3.81cm" text:min-label-distance="0.318cm" fo:text-align="end"/>
        <style:text-properties style:font-name="Arial"/>
      </text:list-level-style-bullet>
      <text:list-level-style-bullet text:level="4" text:style-name="List30Level3" text:bullet-char="●">
        <style:list-level-properties text:space-before="4.445cm" text:min-label-width="0.635cm"/>
        <style:text-properties style:font-name="Arial"/>
      </text:list-level-style-bullet>
      <text:list-level-style-bullet text:level="5" text:style-name="List30Level4" text:bullet-char="○">
        <style:list-level-properties text:space-before="5.715cm" text:min-label-width="0.635cm"/>
        <style:text-properties style:font-name="Arial"/>
      </text:list-level-style-bullet>
      <text:list-level-style-bullet text:level="6" text:style-name="List30Level5" text:bullet-char="■">
        <style:list-level-properties text:min-label-width="7.62cm" text:min-label-distance="0.318cm" fo:text-align="end"/>
        <style:text-properties style:font-name="Arial"/>
      </text:list-level-style-bullet>
      <text:list-level-style-bullet text:level="7" text:style-name="List30Level6" text:bullet-char="●">
        <style:list-level-properties text:space-before="8.255cm" text:min-label-width="0.635cm"/>
        <style:text-properties style:font-name="Arial"/>
      </text:list-level-style-bullet>
      <text:list-level-style-bullet text:level="8" text:style-name="List30Level7" text:bullet-char="○">
        <style:list-level-properties text:space-before="9.525cm" text:min-label-width="0.635cm"/>
        <style:text-properties style:font-name="Arial"/>
      </text:list-level-style-bullet>
      <text:list-level-style-bullet text:level="9" text:style-name="List3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iek </meta:initial-creator>
    <meta:creation-date>2012-06-09T11:38:09</meta:creation-date>
    <dc:date>2012-06-11T12:52:54</dc:date>
    <dc:creator>Krzysiek </dc:creator>
    <meta:editing-duration>PT3H36M2S</meta:editing-duration>
    <meta:editing-cycles>18</meta:editing-cycles>
    <meta:generator>LibreOffice/3.5$Linux_X86_64 LibreOffice_project/350m1$Build-2</meta:generator>
    <meta:document-statistic meta:table-count="0" meta:image-count="0" meta:object-count="0" meta:page-count="20" meta:paragraph-count="526" meta:word-count="7485" meta:character-count="55469" meta:non-whitespace-character-count="49783"/>
  </office:meta>
</office:document-meta>
</file>